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2.0102in" fo:break-before="auto" style:use-optimal-row-height="tru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0.4972in" fo:break-before="auto" style:use-optimal-row-height="false"/>
    </style:style>
    <style:style style:name="ro41" style:family="table-row">
      <style:table-row-properties style:row-height="0.3311in" fo:break-before="auto" style:use-optimal-row-height="tru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font-name="Arial"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fo:border="0.0008in solid #000000"/>
      <style:text-properties style:use-window-font-color="true" fo:font-weight="bold"/>
    </style:style>
    <style:style style:name="ce86" style:family="table-cell" style:parent-style-name="Default">
      <style:table-cell-properties fo:border="0.0008in solid #000000"/>
      <style:text-properties style:use-window-font-color="true" style:font-name="Arial"/>
    </style:style>
    <style:style style:name="ce87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/>
    </style:style>
    <style:style style:name="ce91" style:family="table-cell" style:parent-style-name="Default">
      <style:table-cell-properties fo:border="0.0008in solid #000000"/>
      <style:text-properties style:font-name="Arial" fo:font-weight="bold"/>
    </style:style>
    <style:style style:name="ce92" style:family="table-cell" style:parent-style-name="Default">
      <style:table-cell-properties fo:border="0.0008in solid #000000"/>
      <style:text-properties style:font-name="Arial" fo:font-weight="normal"/>
    </style:style>
    <style:style style:name="ce9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Default">
      <style:table-cell-properties fo:wrap-option="wrap" fo:border="0.0008in solid #000000"/>
      <style:text-properties style:font-name="Ari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2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style:use-window-font-color="true" style:font-name="Arial" fo:font-size="10pt"/>
    </style:style>
    <style:style style:name="ce12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2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9" style:family="table-cell" style:parent-style-name="Default">
      <style:table-cell-properties fo:wrap-option="wrap" style:vertical-align="top"/>
      <style:text-properties style:font-name="Arial" fo:font-size="10pt"/>
    </style:style>
    <style:style style:name="ce13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0" style:family="table-cell" style:parent-style-name="Default">
      <style:text-properties fo:color="#ff0000"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3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6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1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0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3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6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7" style:family="table-cell" style:parent-style-name="Default">
      <style:table-cell-properties fo:border="0.0008in solid #000000"/>
      <style:text-properties style:font-name="Arial" fo:font-size="10pt"/>
    </style:style>
    <style:style style:name="ce218" style:family="table-cell" style:parent-style-name="Default">
      <style:table-cell-properties fo:background-color="transparent"/>
      <style:text-properties style:font-name="Arial" fo:font-size="10pt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0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1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3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7" style:family="table-cell" style:parent-style-name="Default">
      <style:table-cell-properties style:vertical-align="top"/>
    </style:style>
    <style:style style:name="ce228" style:family="table-cell" style:parent-style-name="Default">
      <style:table-cell-properties style:vertical-align="top"/>
      <style:text-properties style:font-name="Arial" fo:font-size="10pt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fo:border="0.0008in solid #000000"/>
      <style:text-properties fo:font-size="14pt" fo:font-weight="bold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2.4">
            <text:p>2.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18/05/201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 office:value-type="string">
            <text:p>GateI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GateIn Applicatio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SUM([Account.C4:Dashboard.C4])" office:value-type="float" office:value="248">
            <text:p>248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19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19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1" office:value-type="string">
            <text:p>1.0</text:p>
          </table:table-cell>
          <table:table-cell table:style-name="ce28" office:value-type="string">
            <text:p>Write new test cases based on portal 2.5</text:p>
          </table:table-cell>
          <table:table-cell table:style-name="ce33" office:value-type="string">
            <text:p>minh.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1" office:value-type="string">
            <text:p>1.1</text:p>
          </table:table-cell>
          <table:table-cell table:style-name="ce29" office:value-type="string">
            <text:p>Update many case 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1" office:value-type="string">
            <text:p>1.2</text:p>
          </table:table-cell>
          <table:table-cell table:style-name="ce29" office:value-type="string">
            <text:p>Update some case base on Sprint 7 and some new case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1" office:value-type="string">
            <text:p>1.3</text:p>
          </table:table-cell>
          <table:table-cell table:style-name="ce30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1" office:value-type="string">
            <text:p>1.4</text:p>
          </table:table-cell>
          <table:table-cell table:style-name="ce29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1" office:value-type="string">
            <text:p>1.5</text:p>
          </table:table-cell>
          <table:table-cell table:style-name="ce30" office:value-type="string">
            <text:p>Keep all test cases of portal 2.6 s10 for Tcs of portal 2.6 s11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1" office:value-type="string">
            <text:p>1.6</text:p>
          </table:table-cell>
          <table:table-cell table:style-name="ce30" office:value-type="string">
            <text:p>Keep all test cases of portal 2.6 s11 for Tcs of portal 2.6 s12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 office:value-type="string">
            <text:p>1.7</text:p>
          </table:table-cell>
          <table:table-cell table:style-name="ce30" office:value-type="string">
            <text:p>Keep all test cases of portal 2.6 s12 for Tcs of portal 2.6 s13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 office:value-type="string">
            <text:p>1.8</text:p>
          </table:table-cell>
          <table:table-cell table:style-name="ce30" office:value-type="string">
            <text:p>Keep all test cases of portal 2.6 s12 for Tcs of portal 2.6 s14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3" office:value-type="float" office:value="1.9">
            <text:p>1.9</text:p>
          </table:table-cell>
          <table:table-cell table:style-name="ce31" office:value-type="string">
            <text:p>Update test case base on Sprint 21 and 22:</text:p>
            <text:p><text:span text:style-name="T6">PLT_04_04.007,PLT_07_02.00</text:span><text:span text:style-name="T6">6,PLT_07_02.007, </text:span><text:span text:style-name="T6">PLT_07_04.004, </text:span><text:span text:style-name="T6">PLT_07_04.005, PLT_16.001, </text:span><text:span text:style-name="T6">PLT_17.001,PLT_18.001,PLT_1</text:span><text:span text:style-name="T6">9.001,PLT_20.001,PLT_21.001,</text:span><text:span text:style-name="T6">PLT_22.001,PLT_09.004,PLT_0</text:span><text:span text:style-name="T6">9.005,PLT_13.001, </text:span><text:span text:style-name="T6">PLT_01.026, </text:span><text:span text:style-name="T6">PLT_24.001,PLT_24.002,PLT_2</text:span><text:span text:style-name="T6">4.003,PLT_24.004,PLT_24.005,</text:span><text:span text:style-name="T6">PLT_24.006,PLT_24.007,PLT_2</text:span><text:span text:style-name="T6">4.008,PLT_24.009,PLT_24.010,</text:span><text:span text:style-name="T6">PLT_24.011,PLT_24.012,PLT_2</text:span><text:span text:style-name="T6">4.013,PLT_24.014,PLT_24.015,</text:span><text:span text:style-name="T6">PLT_24.016,PLT_24.017,PLT_2</text:span><text:span text:style-name="T6">4.018,PLT_24.019,PLT_24.020,</text:span><text:span text:style-name="T6">LT_24.021,LT_24.022,LT_24.02</text:span><text:span text:style-name="T6">3,LT_24.024,LT_24.025,PLT_1</text:span><text:span text:style-name="T6">6.001,PLT_16.002</text:span>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4" office:value-type="float" office:value="2">
            <text:p>2.0</text:p>
          </table:table-cell>
          <table:table-cell table:style-name="ce21" office:value-type="string">
            <text:p>PLT_07_03_001: GA1 does not exist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3" office:value-type="float" office:value="2.1">
            <text:p>2.1</text:p>
          </table:table-cell>
          <table:table-cell table:style-name="ce31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3" office:value-type="float" office:value="2.2">
            <text:p>2.2</text:p>
          </table:table-cell>
          <table:table-cell table:style-name="ce32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3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3" office:value-type="float" office:value="2.3">
            <text:p>2.3</text:p>
          </table:table-cell>
          <table:table-cell table:style-name="ce33" office:value-type="string">
            <text:p>Add priority for some cas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3" office:value-type="float" office:value="2.4">
            <text:p>2.4</text:p>
          </table:table-cell>
          <table:table-cell table:style-name="ce33" office:value-type="string">
            <text:p>Change all priorities for fil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style-name="Default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4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2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83"/>
          <table:table-cell table:style-name="ce83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4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5"/>
          <table:table-cell table:number-columns-repeated="252"/>
        </table:table-row>
        <table:table-row table:style-name="ro13">
          <table:table-cell table:style-name="ce45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5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25.001</text:p>
          </table:table-cell>
          <table:table-cell table:style-name="ce56" office:value-type="string">
            <text:p>Create new account with valid values</text:p>
          </table:table-cell>
          <table:table-cell table:style-name="ce85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25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4</text:p>
          </table:table-cell>
          <table:table-cell table:style-name="ce48" office:value-type="string">
            <text:p>Create new account with blank required field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25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5</text:p>
          </table:table-cell>
          <table:table-cell table:style-name="ce48" office:value-type="string">
            <text:p>Create new account with Fir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6</text:p>
          </table:table-cell>
          <table:table-cell table:style-name="ce48" office:value-type="string">
            <text:p>Create new account with Last Name existing</text:p>
          </table:table-cell>
          <table:table-cell table:style-name="ce86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7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25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4">
          <table:table-cell table:style-name="ce48" office:value-type="string">
            <text:p>PLT_25.026</text:p>
          </table:table-cell>
          <table:table-cell table:style-name="ce48" office:value-type="string">
            <text:p>Create new account with invalid Text Validation filed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2">
          <table:table-cell table:style-name="ce48" office:value-type="string">
            <text:p>PLT_25.027</text:p>
          </table:table-cell>
          <table:table-cell table:style-name="ce48" office:value-type="string">
            <text:p>Create new account when Text Validation is blank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5">
          <table:table-cell table:style-name="ce48" office:value-type="string">
            <text:p>PLT_26.001</text:p>
          </table:table-cell>
          <table:table-cell table:style-name="ce48" office:value-type="string">
            <text:p>Create new account when un-check/Check Use captcha</text:p>
            <text:p/>
          </table:table-cell>
          <table:table-cell table:style-name="ce88" office:value-type="string">
            <text:p>Medium</text:p>
          </table:table-cell>
          <table:table-cell table:style-name="ce96"/>
          <table:table-cell table:style-name="ce97" table:number-columns-repeated="252"/>
        </table:table-row>
        <table:table-row table:style-name="ro16">
          <table:table-cell table:style-name="ce44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47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6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4</text:p>
          </table:table-cell>
          <table:table-cell table:style-name="ce56" office:value-type="string">
            <text:p><text:span text:style-name="T7">Add new group when Group </text:span><text:span text:style-name="T7">Name starts with underscore, </text:span><text:span text:style-name="T10">dash</text:span><text:span text:style-name="T7"> and dot</text:span>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6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3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5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6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6">
          <table:table-cell table:style-name="ce44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47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90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1" office:value-type="string">
            <text:p>High</text:p>
          </table:table-cell>
          <table:table-cell table:style-name="ce90"/>
          <table:table-cell table:style-name="ce98"/>
          <table:table-cell table:number-columns-repeated="251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91"/>
          <table:table-cell table:style-name="ce90"/>
          <table:table-cell table:number-columns-repeated="252"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92" office:value-type="string">
            <text:p>Medium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90" office:value-type="string">
            <text:p>High</text:p>
          </table:table-cell>
          <table:table-cell/>
          <table:table-cell table:style-name="ce9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93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6</text:p>
          </table:table-cell>
          <table:table-cell table:style-name="ce49" office:value-type="string">
            <text:p>Create new gadget with blank nam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7</text:p>
          </table:table-cell>
          <table:table-cell table:style-name="ce49" office:value-type="string">
            <text:p>Create new gadget with name start by special char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4.008</text:p>
          </table:table-cell>
          <table:table-cell table:style-name="ce49" office:value-type="string">
            <text:p>Create new gadget with name start by numb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90" office:value-type="string">
            <text:p>Low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7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3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4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6">
          <table:table-cell table:style-name="ce44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7.001</text:p>
          </table:table-cell>
          <table:table-cell table:style-name="ce75" office:value-type="string">
            <text:p>Check showing in exo Star toolbar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Site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9.001</text:p>
          </table:table-cell>
          <table:table-cell table:style-name="ce76" office:value-type="string">
            <text:p>Check showing User Toolbar Group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7">
          <table:table-cell table:style-name="ce44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89" table:number-columns-repeated="2"/>
          <table:table-cell table:number-columns-repeated="252"/>
        </table:table-row>
        <table:table-row table:style-name="ro13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91" office:value-type="string">
            <text:p>High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90" office:value-type="string">
            <text:p>Medium</text:p>
          </table:table-cell>
          <table:table-cell table:style-name="ce90"/>
          <table:table-cell table:number-columns-repeated="252"/>
        </table:table-row>
        <table:table-row table:style-name="ro13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3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90" office:value-type="string">
            <text:p>Medium</text:p>
          </table:table-cell>
          <table:table-cell table:style-name="ce58"/>
          <table:table-cell table:number-columns-repeated="252"/>
        </table:table-row>
        <table:table-row table:style-name="ro18" table:number-rows-repeated="13">
          <table:table-cell table:style-name="ce53"/>
          <table:table-cell table:style-name="ce58" table:number-columns-repeated="3"/>
          <table:table-cell table:number-columns-repeated="252"/>
        </table:table-row>
        <table:table-row table:style-name="ro18" table:number-rows-repeated="6526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2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9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0"/>
          <table:covered-table-cell table:style-name="ce108"/>
          <table:table-cell/>
          <table:table-cell table:style-name="ce114"/>
          <table:table-cell table:style-name="ce121"/>
          <table:table-cell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20">
          <table:table-cell/>
          <table:table-cell table:style-name="ce105" office:value-type="string">
            <text:p>Total Main Cases:</text:p>
          </table:table-cell>
          <table:table-cell table:style-name="ce108" table:formula="oooc:=MAX([.A7:.A6669])" office:value-type="float" office:value="26" table:number-columns-spanned="3" table:number-rows-spanned="1">
            <text:p>26</text:p>
          </table:table-cell>
          <table:covered-table-cell table:style-name="ce111"/>
          <table:covered-table-cell table:style-name="ce114"/>
          <table:table-cell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 table:number-columns-repeated="6"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6" office:value-type="string">
            <text:p>PLT_01</text:p>
          </table:table-cell>
          <table:table-cell table:style-name="ce109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8];6;1)&gt;MID([.F7];6;1);&quot;&quot;;MAX([.A$7:.A7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9];6;1)&gt;MID([.F8];6;1);&quot;&quot;;MAX([.A$7:.A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46" office:value-type="string">
            <text:p>PLT_01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1];6;1)&gt;MID([.F10];6;1);&quot;&quot;;MAX([.A$7:.A1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start with number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5" office:value-type="string">
            <text:p>Show message alerts The "User Name:" field must start with a character. 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46" office:value-type="string">
            <text:p>PLT_01</text:p>
          </table:table-cell>
          <table:table-cell table:style-name="ce109" table:formula="oooc:=IF(MID([.F12];6;1)&gt;MID([.F11];6;1);[.C11];[.C11]+1)" office:value-type="float" office:value="3">
            <text:p>00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1: Register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3];6;1)&gt;MID([.F12];6;1);&quot;&quot;;MAX([.A$7:.A1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2: Create new same Username account</text:p>
          </table:table-cell>
          <table:table-cell table:style-name="ce11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8" office:value-type="string">
            <text:p>New account is created successfully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46" office:value-type="string">
            <text:p>PLT_01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15];6;1)&gt;MID([.F14];6;1);&quot;&quot;;MAX([.A$7:.A1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blank required fields</text:p>
          </table:table-cell>
          <table:table-cell table:style-name="ce115" office:value-type="string">
            <text:p>Step 2: Complete adding new account without values for required fields</text:p>
          </table:table-cell>
          <table:table-cell table:style-name="ce118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8" office:value-type="string">
            <text:p>Show message lists blank required fields and alerts those fields must be fill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18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];6;1)&gt;MID([.F15];6;1);&quot;&quot;;MAX([.A$7:.A15])+1)" office:value-type="float" office:value="5">
            <text:p>005</text:p>
          </table:table-cell>
          <table:table-cell table:style-name="ce46" office:value-type="string">
            <text:p>PLT_01</text:p>
          </table:table-cell>
          <table:table-cell table:style-name="ce109" table:formula="oooc:=IF(MID([.F16];6;1)&gt;MID([.F15];6;1);[.C15];[.C15]+1)" office:value-type="float" office:value="5">
            <text:p>00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7];6;1)&gt;MID([.F16];6;1);&quot;&quot;;MAX([.A$7:.A1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7];6;1)&gt;MID([.F16];6;1);[.C16];[.C16]+1)" office:value-type="float" office:value="5">
            <text:p>00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user name includes special characters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only <text:s/>alpha, digit, underscore, dash and dot characters are allowed for User n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];6;1)&gt;MID([.F17];6;1);&quot;&quot;;MAX([.A$7:.A17])+1)" office:value-type="float" office:value="6">
            <text:p>006</text:p>
          </table:table-cell>
          <table:table-cell table:style-name="ce46" office:value-type="string">
            <text:p>PLT_01</text:p>
          </table:table-cell>
          <table:table-cell table:style-name="ce109" table:formula="oooc:=IF(MID([.F18];6;1)&gt;MID([.F17];6;1);[.C17];[.C17]+1)" office:value-type="float" office:value="6">
            <text:p>00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9];6;1)&gt;MID([.F18];6;1);&quot;&quot;;MAX([.A$7:.A1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19];6;1)&gt;MID([.F18];6;1);[.C18];[.C18]+1)" office:value-type="float" office:value="6">
            <text:p>006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0];6;1)&gt;MID([.F19];6;1);&quot;&quot;;MAX([.A$7:.A19])+1)" office:value-type="float" office:value="7">
            <text:p>007</text:p>
          </table:table-cell>
          <table:table-cell table:style-name="ce46" office:value-type="string">
            <text:p>PLT_01</text:p>
          </table:table-cell>
          <table:table-cell table:style-name="ce109" table:formula="oooc:=IF(MID([.F20];6;1)&gt;MID([.F19];6;1);[.C19];[.C19]+1)" office:value-type="float" office:value="7">
            <text:p>007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];6;1)&gt;MID([.F20];6;1);&quot;&quot;;MAX([.A$7:.A2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1];6;1)&gt;MID([.F20];6;1);[.C20];[.C20]+1)" office:value-type="float" office:value="7">
            <text:p>007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starts with underscore, dot, das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Username must start with a character. 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2];6;1)&gt;MID([.F21];6;1);&quot;&quot;;MAX([.A$7:.A21])+1)" office:value-type="float" office:value="8">
            <text:p>008</text:p>
          </table:table-cell>
          <table:table-cell table:style-name="ce46" office:value-type="string">
            <text:p>PLT_01</text:p>
          </table:table-cell>
          <table:table-cell table:style-name="ce109" table:formula="oooc:=IF(MID([.F22];6;1)&gt;MID([.F21];6;1);[.C21];[.C21]+1)" office:value-type="float" office:value="8">
            <text:p>008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5" office:value-type="string">
            <text:p>Step 1: Create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3];6;1)&gt;MID([.F22];6;1);[.C22];[.C22]+1)" office:value-type="float" office:value="8">
            <text:p>008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User name the same with existing</text:p>
          </table:table-cell>
          <table:table-cell table:style-name="ce115" office:value-type="string">
            <text:p>Step 2: Create same User name account</text:p>
          </table:table-cell>
          <table:table-cell table:style-name="ce118" office:value-type="string">
            <text:p>Create new account with the same User name with existing user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6">
          <table:table-cell table:style-name="ce102" table:formula="oooc:=IF(MID([.F24];6;1)&gt;MID([.F23];6;1);&quot;&quot;;MAX([.A$7:.A23])+1)" office:value-type="float" office:value="9">
            <text:p>009</text:p>
          </table:table-cell>
          <table:table-cell table:style-name="ce46" office:value-type="string">
            <text:p>PLT_01</text:p>
          </table:table-cell>
          <table:table-cell table:style-name="ce109" table:formula="oooc:=IF(MID([.F24];6;1)&gt;MID([.F23];6;1);[.C23];[.C23]+1)" office:value-type="float" office:value="9">
            <text:p>009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];6;1)&gt;MID([.F24];6;1);&quot;&quot;;MAX([.A$7:.A2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5];6;1)&gt;MID([.F24];6;1);[.C24];[.C24]+1)" office:value-type="float" office:value="9">
            <text:p>009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user name less/over min/max lengt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8" office:value-type="string">
            <text:p>Show message alerts User name must be from 3 to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46" office:value-type="string">
            <text:p>PLT_01</text:p>
          </table:table-cell>
          <table:table-cell table:style-name="ce109" table:formula="oooc:=IF(MID([.F26];6;1)&gt;MID([.F25];6;1);[.C25];[.C25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7];6;1)&gt;MID([.F26];6;1);&quot;&quot;;MAX([.A$7:.A2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7];6;1)&gt;MID([.F26];6;1);[.C26];[.C26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9" office:value-type="string">
            <text:p>Step 2: Check search user function when new account's user name is existing</text:p>
          </table:table-cell>
          <table:table-cell table:style-name="ce120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8" office:value-type="string">
            <text:p>Show message alerts This user name already exists, please enter a different name.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8];6;1)&gt;MID([.F27];6;1);&quot;&quot;;MAX([.A$7:.A27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8];6;1)&gt;MID([.F27];6;1);[.C27];[.C27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3: check search user function when new account's user name does not exist</text:p>
          </table:table-cell>
          <table:table-cell table:style-name="ce118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9];6;1)&gt;MID([.F28];6;1);&quot;&quot;;MAX([.A$7:.A2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29];6;1)&gt;MID([.F28];6;1);[.C28];[.C28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4: Delete user</text:p>
          </table:table-cell>
          <table:table-cell table:style-name="ce118" office:value-type="string">
            <text:p>Use admin account to delete created user at step 1</text:p>
          </table:table-cell>
          <table:table-cell table:style-name="ce118" office:value-type="string">
            <text:p>This user is removed from system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30];6;1)&gt;MID([.F29];6;1);&quot;&quot;;MAX([.A$7:.A29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0];6;1)&gt;MID([.F29];6;1);[.C29];[.C29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5: Check search user function when new account's user name is the same with deleted account's user name</text:p>
          </table:table-cell>
          <table:table-cell table:style-name="ce118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31];6;1)&gt;MID([.F30];6;1);&quot;&quot;;MAX([.A$7:.A3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1];6;1)&gt;MID([.F30];6;1);[.C30];[.C30]+1)" office:value-type="float" office:value="10">
            <text:p>01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6: Check search user function when new account's user name is blank</text:p>
          </table:table-cell>
          <table:table-cell table:style-name="ce118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user name can not be empt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1</text:p>
          </table:table-cell>
          <table:table-cell table:style-name="ce109" table:formula="oooc:=IF(MID([.F32];6;1)&gt;MID([.F31];6;1);[.C31];[.C31]+1)" office:value-type="float" office:value="11">
            <text:p>01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3];6;1)&gt;MID([.F32];6;1);&quot;&quot;;MAX([.A$7:.A3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3];6;1)&gt;MID([.F32];6;1);[.C32];[.C32]+1)" office:value-type="float" office:value="11">
            <text:p>011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1</text:p>
          </table:table-cell>
          <table:table-cell table:style-name="ce109" table:formula="oooc:=IF(MID([.F34];6;1)&gt;MID([.F33];6;1);[.C33];[.C33]+1)" office:value-type="float" office:value="12">
            <text:p>01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6" office:value-type="string">
            <text:p>Create new account when copy from Password and paste to Confirm Password field.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5];6;1)&gt;MID([.F34];6;1);&quot;&quot;;MAX([.A$7:.A3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5];6;1)&gt;MID([.F34];6;1);[.C34];[.C34]+1)" office:value-type="float" office:value="12">
            <text:p>01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6];6;1)&gt;MID([.F35];6;1);&quot;&quot;;MAX([.A$7:.A35])+1)" office:value-type="float" office:value="13">
            <text:p>013</text:p>
          </table:table-cell>
          <table:table-cell table:style-name="ce46" office:value-type="string">
            <text:p>PLT_01</text:p>
          </table:table-cell>
          <table:table-cell table:style-name="ce109" table:formula="oooc:=IF(MID([.F36];6;1)&gt;MID([.F35];6;1);[.C35];[.C35]+1)" office:value-type="float" office:value="13">
            <text:p>01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37];6;1)&gt;MID([.F36];6;1);&quot;&quot;;MAX([.A$7:.A3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7];6;1)&gt;MID([.F36];6;1);[.C36];[.C36]+1)" office:value-type="float" office:value="13">
            <text:p>01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Password/Confirm Password must be at least 6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8];6;1)&gt;MID([.F37];6;1);&quot;&quot;;MAX([.A$7:.A37])+1)" office:value-type="float" office:value="14">
            <text:p>014</text:p>
          </table:table-cell>
          <table:table-cell table:style-name="ce46" office:value-type="string">
            <text:p>PLT_01</text:p>
          </table:table-cell>
          <table:table-cell table:style-name="ce109" table:formula="oooc:=IF(MID([.F38];6;1)&gt;MID([.F37];6;1);[.C37];[.C37]+1)" office:value-type="float" office:value="14">
            <text:p>01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9];6;1)&gt;MID([.F38];6;1);&quot;&quot;;MAX([.A$7:.A3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39];6;1)&gt;MID([.F38];6;1);[.C38];[.C38]+1)" office:value-type="float" office:value="14">
            <text:p>01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s Password/Confirm Password must be less than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0];6;1)&gt;MID([.F39];6;1);&quot;&quot;;MAX([.A$7:.A39])+1)" office:value-type="float" office:value="15">
            <text:p>015</text:p>
          </table:table-cell>
          <table:table-cell table:style-name="ce46" office:value-type="string">
            <text:p>PLT_01</text:p>
          </table:table-cell>
          <table:table-cell table:style-name="ce109" table:formula="oooc:=IF(MID([.F40];6;1)&gt;MID([.F39];6;1);[.C39];[.C39]+1)" office:value-type="float" office:value="15">
            <text:p>01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1];6;1)&gt;MID([.F40];6;1);&quot;&quot;;MAX([.A$7:.A4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1];6;1)&gt;MID([.F40];6;1);[.C40];[.C40]+1)" office:value-type="float" office:value="15">
            <text:p>01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Fir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2];6;1)&gt;MID([.F41];6;1);&quot;&quot;;MAX([.A$7:.A41])+1)" office:value-type="float" office:value="16">
            <text:p>016</text:p>
          </table:table-cell>
          <table:table-cell table:style-name="ce46" office:value-type="string">
            <text:p>PLT_01</text:p>
          </table:table-cell>
          <table:table-cell table:style-name="ce109" table:formula="oooc:=IF(MID([.F42];6;1)&gt;MID([.F41];6;1);[.C41];[.C41]+1)" office:value-type="float" office:value="16">
            <text:p>01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3];6;1)&gt;MID([.F42];6;1);&quot;&quot;;MAX([.A$7:.A4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3];6;1)&gt;MID([.F42];6;1);[.C42];[.C42]+1)" office:value-type="float" office:value="16">
            <text:p>016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La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4];6;1)&gt;MID([.F43];6;1);&quot;&quot;;MAX([.A$7:.A43])+1)" office:value-type="float" office:value="17">
            <text:p>017</text:p>
          </table:table-cell>
          <table:table-cell table:style-name="ce46" office:value-type="string">
            <text:p>PLT_01</text:p>
          </table:table-cell>
          <table:table-cell table:style-name="ce109" table:formula="oooc:=IF(MID([.F44];6;1)&gt;MID([.F43];6;1);[.C43];[.C43]+1)" office:value-type="float" office:value="17">
            <text:p>017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5];6;1)&gt;MID([.F44];6;1);[.C44];[.C44]+1)" office:value-type="float" office:value="17">
            <text:p>017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First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6];6;1)&gt;MID([.F45];6;1);&quot;&quot;;MAX([.A$7:.A45])+1)" office:value-type="float" office:value="18">
            <text:p>018</text:p>
          </table:table-cell>
          <table:table-cell table:style-name="ce46" office:value-type="string">
            <text:p>PLT_01</text:p>
          </table:table-cell>
          <table:table-cell table:style-name="ce109" table:formula="oooc:=IF(MID([.F46];6;1)&gt;MID([.F45];6;1);[.C45];[.C45]+1)" office:value-type="float" office:value="18">
            <text:p>018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7];6;1)&gt;MID([.F46];6;1);&quot;&quot;;MAX([.A$7:.A4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7];6;1)&gt;MID([.F46];6;1);[.C46];[.C46]+1)" office:value-type="float" office:value="18">
            <text:p>018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La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Last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8];6;1)&gt;MID([.F47];6;1);&quot;&quot;;MAX([.A$7:.A47])+1)" office:value-type="float" office:value="19">
            <text:p>019</text:p>
          </table:table-cell>
          <table:table-cell table:style-name="ce46" office:value-type="string">
            <text:p>PLT_01</text:p>
          </table:table-cell>
          <table:table-cell table:style-name="ce109" table:formula="oooc:=IF(MID([.F48];6;1)&gt;MID([.F47];6;1);[.C47];[.C47]+1)" office:value-type="float" office:value="19">
            <text:p>019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9];6;1)&gt;MID([.F48];6;1);&quot;&quot;;MAX([.A$7:.A4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49];6;1)&gt;MID([.F48];6;1);[.C48];[.C48]+1)" office:value-type="float" office:value="19">
            <text:p>019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First Name must start by a cha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0];6;1)&gt;MID([.F49];6;1);&quot;&quot;;MAX([.A$7:.A49])+1)" office:value-type="float" office:value="20">
            <text:p>020</text:p>
          </table:table-cell>
          <table:table-cell table:style-name="ce46" office:value-type="string">
            <text:p>PLT_01</text:p>
          </table:table-cell>
          <table:table-cell table:style-name="ce109" table:formula="oooc:=IF(MID([.F50];6;1)&gt;MID([.F49];6;1);[.C49];[.C49]+1)" office:value-type="float" office:value="20">
            <text:p>020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1];6;1)&gt;MID([.F50];6;1);&quot;&quot;;MAX([.A$7:.A5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1];6;1)&gt;MID([.F50];6;1);[.C50];[.C50]+1)" office:value-type="float" office:value="20">
            <text:p>020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Last Name starts with underscore, dash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Last Name must start by a cha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2];6;1)&gt;MID([.F51];6;1);&quot;&quot;;MAX([.A$7:.A51])+1)" office:value-type="float" office:value="21">
            <text:p>021</text:p>
          </table:table-cell>
          <table:table-cell table:style-name="ce46" office:value-type="string">
            <text:p>PLT_01</text:p>
          </table:table-cell>
          <table:table-cell table:style-name="ce109" table:formula="oooc:=IF(MID([.F52];6;1)&gt;MID([.F51];6;1);[.C51];[.C51]+1)" office:value-type="float" office:value="21">
            <text:p>02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6" table:number-columns-repeated="238"/>
        </table:table-row>
        <table:table-row table:style-name="ro27">
          <table:table-cell table:style-name="ce102" table:formula="oooc:=IF(MID([.F53];6;1)&gt;MID([.F52];6;1);&quot;&quot;;MAX([.A$7:.A52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3];6;1)&gt;MID([.F52];6;1);[.C52];[.C52]+1)" office:value-type="float" office:value="21">
            <text:p>021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 only alpha, digit, underscore, dash and dot characters allowed for the field First/last nam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6" table:number-columns-repeated="238"/>
        </table:table-row>
        <table:table-row table:style-name="ro23">
          <table:table-cell table:style-name="ce102" table:formula="oooc:=IF(MID([.F54];6;1)&gt;MID([.F53];6;1);&quot;&quot;;MAX([.A$7:.A53])+1)" office:value-type="float" office:value="22">
            <text:p>022</text:p>
          </table:table-cell>
          <table:table-cell table:style-name="ce46" office:value-type="string">
            <text:p>PLT_01</text:p>
          </table:table-cell>
          <table:table-cell table:style-name="ce109" table:formula="oooc:=IF(MID([.F54];6;1)&gt;MID([.F53];6;1);[.C53];[.C53]+1)" office:value-type="float" office:value="22">
            <text:p>022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5];6;1)&gt;MID([.F54];6;1);&quot;&quot;;MAX([.A$7:.A5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5];6;1)&gt;MID([.F54];6;1);[.C54];[.C54]+1)" office:value-type="float" office:value="22">
            <text:p>022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ith First/Last Name field contains space </text:p>
            <text:p/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Register new account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6];6;1)&gt;MID([.F55];6;1);&quot;&quot;;MAX([.A$7:.A55])+1)" office:value-type="float" office:value="23">
            <text:p>023</text:p>
          </table:table-cell>
          <table:table-cell table:style-name="ce46" office:value-type="string">
            <text:p>PLT_01</text:p>
          </table:table-cell>
          <table:table-cell table:style-name="ce109" table:formula="oooc:=IF(MID([.F56];6;1)&gt;MID([.F55];6;1);[.C55];[.C55]+1)" office:value-type="float" office:value="23">
            <text:p>023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7];6;1)&gt;MID([.F56];6;1);&quot;&quot;;MAX([.A$7:.A56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7];6;1)&gt;MID([.F56];6;1);[.C56];[.C56]+1)" office:value-type="float" office:value="23">
            <text:p>023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when First/Last Name less than 3 or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 First/Last name must be over 3 and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8];6;1)&gt;MID([.F57];6;1);&quot;&quot;;MAX([.A$7:.A57])+1)" office:value-type="float" office:value="24">
            <text:p>024</text:p>
          </table:table-cell>
          <table:table-cell table:style-name="ce46" office:value-type="string">
            <text:p>PLT_01</text:p>
          </table:table-cell>
          <table:table-cell table:style-name="ce109" table:formula="oooc:=IF(MID([.F58];6;1)&gt;MID([.F57];6;1);[.C57];[.C57]+1)" office:value-type="float" office:value="24">
            <text:p>024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9];6;1)&gt;MID([.F58];6;1);&quot;&quot;;MAX([.A$7:.A58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59];6;1)&gt;MID([.F58];6;1);[.C58];[.C58]+1)" office:value-type="float" office:value="24">
            <text:p>024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reate new account </text:p>
            <text:p>with invalid format Email addres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8" office:value-type="string">
            <text:p>Show message alerts input email is invali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0];6;1)&gt;MID([.F59];6;1);&quot;&quot;;MAX([.A$7:.A59])+1)" office:value-type="float" office:value="25">
            <text:p>025</text:p>
          </table:table-cell>
          <table:table-cell table:style-name="ce46" office:value-type="string">
            <text:p>PLT_01</text:p>
          </table:table-cell>
          <table:table-cell table:style-name="ce109" table:formula="oooc:=IF(MID([.F60];6;1)&gt;MID([.F59];6;1);[.C59];[.C59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- Select New Staff page from UserToolBarGroupPortle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61];6;1)&gt;MID([.F60];6;1);&quot;&quot;;MAX([.A$7:.A60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1];6;1)&gt;MID([.F60];6;1);[.C60];[.C60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Reset function while creating new account</text:p>
          </table:table-cell>
          <table:table-cell table:style-name="ce115" office:value-type="string">
            <text:p>Step 2: Check Reset when no value is input</text:p>
          </table:table-cell>
          <table:table-cell table:style-name="ce118" office:value-type="string">
            <text:p>- Leave all field blank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62];6;1)&gt;MID([.F61];6;1);&quot;&quot;;MAX([.A$7:.A61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2];6;1)&gt;MID([.F61];6;1);[.C61];[.C61]+1)" office:value-type="float" office:value="25">
            <text:p>025</text:p>
          </table:table-cell>
          <table:table-cell table:style-name="ce113" office:value-type="string">
            <text:p>Portal\private mode\Group\Organization\New Staff</text:p>
          </table:table-cell>
          <table:table-cell table:style-name="ce115" office:value-type="string">
            <text:p>Check Reset function while creating new account</text:p>
          </table:table-cell>
          <table:table-cell table:style-name="ce118" office:value-type="string">
            <text:p>Step 3: Check Reset when fields are input values</text:p>
          </table:table-cell>
          <table:table-cell table:style-name="ce118" office:value-type="string">
            <text:p>- Input values for fields in form</text:p>
            <text:p>- Click <text:span text:style-name="T7">Reset</text:span></text:p>
          </table:table-cell>
          <table:table-cell table:style-name="ce118" office:value-type="string">
            <text:p>Fields ar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3];6;1)&gt;MID([.F62];6;1);&quot;&quot;;MAX([.A$7:.A62])+1)" office:value-type="float" office:value="26">
            <text:p>026</text:p>
          </table:table-cell>
          <table:table-cell table:style-name="ce46" office:value-type="string">
            <text:p>PLT_01</text:p>
          </table:table-cell>
          <table:table-cell table:style-name="ce109" table:formula="oooc:=IF(MID([.F63];6;1)&gt;MID([.F62];6;1);[.C62];[.C62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5" office:value-type="string">
            <text:p>Step 1: Show register new account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8">
          <table:table-cell table:style-name="ce102" table:formula="oooc:=IF(MID([.F64];6;1)&gt;MID([.F63];6;1);&quot;&quot;;MAX([.A$7:.A63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4];6;1)&gt;MID([.F63];6;1);[.C63];[.C63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5];6;1)&gt;MID([.F64];6;1);&quot;&quot;;MAX([.A$7:.A64])+1)">
            <text:p/>
          </table:table-cell>
          <table:table-cell table:style-name="ce46" office:value-type="string">
            <text:p>PLT_01</text:p>
          </table:table-cell>
          <table:table-cell table:style-name="ce109" table:formula="oooc:=IF(MID([.F65];6;1)&gt;MID([.F64];6;1);[.C64];[.C64]+1)" office:value-type="float" office:value="26">
            <text:p>026</text:p>
          </table:table-cell>
          <table:table-cell table:style-name="ce113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2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8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0"/>
          <table:covered-table-cell table:style-name="ce108"/>
          <table:table-cell/>
          <table:table-cell table:style-name="ce114"/>
          <table:table-cell table:style-name="ce121"/>
          <table:table-cell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20">
          <table:table-cell/>
          <table:table-cell table:style-name="ce105" office:value-type="string">
            <text:p>Total Main Cases:</text:p>
          </table:table-cell>
          <table:table-cell table:style-name="ce108" table:formula="oooc:=MAX([.A7:.A6666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14"/>
          <table:table-cell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 table:number-columns-repeated="6"/>
          <table:table-cell table:style-name="ce114"/>
          <table:table-cell table:style-name="ce121"/>
          <table:table-cell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5" office:value-type="string">
            <text:p>Step 1: Show Account register form</text:p>
          </table:table-cell>
          <table:table-cell table:style-name="ce115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</text:span><text:span text:style-name="T9">right</text:span>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/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5" office:value-type="string">
            <text:p>Step 2: Complete adding new account with valid values</text:p>
          </table:table-cell>
          <table:table-cell table:style-name="ce118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8" office:value-type="string">
            <text:p>Show message alerts 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2">
          <table:table-cell/>
          <table:table-cell table:style-name="ce127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valid values</text:p>
          </table:table-cell>
          <table:table-cell table:style-name="ce118" office:value-type="string">
            <text:p>Step 3: Check registered accounts list after adding new</text:p>
          </table:table-cell>
          <table:table-cell table:style-name="ce118" office:value-type="string">
            <text:p>- Use admin account to go to User and Group management page</text:p>
            <text:p>- Choose User management tab </text:p>
          </table:table-cell>
          <table:table-cell table:style-name="ce118" office:value-type="string">
            <text:p>New added user is displayed in users list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127" office:value-type="string">
            <text:p>PLT_25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11];6;1)&gt;MID([.F10];6;1);&quot;&quot;;MAX([.A$7:.A1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start with number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user name can not start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127" office:value-type="string">
            <text:p>PLT_25</text:p>
          </table:table-cell>
          <table:table-cell table:style-name="ce109" table:formula="oooc:=IF(MID([.F12];6;1)&gt;MID([.F11];6;1);[.C11];[.C11]+1)" office:value-type="float" office:value="3">
            <text:p>00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1: Register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MID([.F13];6;1)&gt;MID([.F12];6;1);&quot;&quot;;MAX([.A$7:.A1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user name the same with existing but different by lower/upper case</text:p>
          </table:table-cell>
          <table:table-cell table:style-name="ce115" office:value-type="string">
            <text:p>Step 2: Create new same Username account</text:p>
          </table:table-cell>
          <table:table-cell table:style-name="ce11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8" office:value-type="string">
            <text:p>New account is creat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127" office:value-type="string">
            <text:p>PLT_25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15];6;1)&gt;MID([.F14];6;1);&quot;&quot;;MAX([.A$7:.A1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blank required fields</text:p>
          </table:table-cell>
          <table:table-cell table:style-name="ce115" office:value-type="string">
            <text:p>Step 2: Complete adding new account without values for required fields</text:p>
          </table:table-cell>
          <table:table-cell table:style-name="ce118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8" office:value-type="string">
            <text:p>Show message lists blank required fields and alerts those fields must be filled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16];6;1)&gt;MID([.F15];6;1);&quot;&quot;;MAX([.A$7:.A15])+1)" office:value-type="float" office:value="5">
            <text:p>005</text:p>
          </table:table-cell>
          <table:table-cell table:style-name="ce127" office:value-type="string">
            <text:p>PLT_25</text:p>
          </table:table-cell>
          <table:table-cell table:style-name="ce109" table:formula="oooc:=IF(MID([.F16];6;1)&gt;MID([.F15];6;1);[.C15];[.C15]+1)" office:value-type="float" office:value="5">
            <text:p>00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02" table:formula="oooc:=IF(MID([.F17];6;1)&gt;MID([.F16];6;1);&quot;&quot;;MAX([.A$7:.A1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7];6;1)&gt;MID([.F16];6;1);[.C16];[.C16]+1)" office:value-type="float" office:value="5">
            <text:p>00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user name includes special characters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only <text:s/>alpha, digit, underscore, dash and dot characters are allowed for User n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18];6;1)&gt;MID([.F17];6;1);&quot;&quot;;MAX([.A$7:.A17])+1)" office:value-type="float" office:value="6">
            <text:p>006</text:p>
          </table:table-cell>
          <table:table-cell table:style-name="ce127" office:value-type="string">
            <text:p>PLT_25</text:p>
          </table:table-cell>
          <table:table-cell table:style-name="ce109" table:formula="oooc:=IF(MID([.F18];6;1)&gt;MID([.F17];6;1);[.C17];[.C17]+1)" office:value-type="float" office:value="6">
            <text:p>00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02" table:formula="oooc:=IF(MID([.F19];6;1)&gt;MID([.F18];6;1);&quot;&quot;;MAX([.A$7:.A1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19];6;1)&gt;MID([.F18];6;1);[.C18];[.C18]+1)" office:value-type="float" office:value="6">
            <text:p>00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20];6;1)&gt;MID([.F19];6;1);&quot;&quot;;MAX([.A$7:.A19])+1)" office:value-type="float" office:value="7">
            <text:p>007</text:p>
          </table:table-cell>
          <table:table-cell table:style-name="ce127" office:value-type="string">
            <text:p>PLT_25</text:p>
          </table:table-cell>
          <table:table-cell table:style-name="ce109" table:formula="oooc:=IF(MID([.F20];6;1)&gt;MID([.F19];6;1);[.C19];[.C19]+1)" office:value-type="float" office:value="7">
            <text:p>00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02" table:formula="oooc:=IF(MID([.F21];6;1)&gt;MID([.F20];6;1);&quot;&quot;;MAX([.A$7:.A2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1];6;1)&gt;MID([.F20];6;1);[.C20];[.C20]+1)" office:value-type="float" office:value="7">
            <text:p>00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starts with underscore, dot, das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name must start with a character.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2];6;1)&gt;MID([.F21];6;1);&quot;&quot;;MAX([.A$7:.A21])+1)" office:value-type="float" office:value="8">
            <text:p>008</text:p>
          </table:table-cell>
          <table:table-cell table:style-name="ce127" office:value-type="string">
            <text:p>PLT_25</text:p>
          </table:table-cell>
          <table:table-cell table:style-name="ce109" table:formula="oooc:=IF(MID([.F22];6;1)&gt;MID([.F21];6;1);[.C21];[.C21]+1)" office:value-type="float" office:value="8">
            <text:p>00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5" office:value-type="string">
            <text:p>Step 1: Create the first account</text:p>
          </table:table-cell>
          <table:table-cell table:style-name="ce115" office:value-type="string">
            <text:p>Register a new account with valid values (e.g: brice.revenant)</text:p>
          </table:table-cell>
          <table:table-cell table:style-name="ce115" office:value-type="string">
            <text:p>New account is registered successfully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3];6;1)&gt;MID([.F22];6;1);[.C22];[.C22]+1)" office:value-type="float" office:value="8">
            <text:p>00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User name the same with existing</text:p>
          </table:table-cell>
          <table:table-cell table:style-name="ce115" office:value-type="string">
            <text:p>Step 2: Create same User name account</text:p>
          </table:table-cell>
          <table:table-cell table:style-name="ce118" office:value-type="string">
            <text:p>Create new account with the same User name with existing user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24];6;1)&gt;MID([.F23];6;1);&quot;&quot;;MAX([.A$7:.A23])+1)" office:value-type="float" office:value="9">
            <text:p>009</text:p>
          </table:table-cell>
          <table:table-cell table:style-name="ce127" office:value-type="string">
            <text:p>PLT_25</text:p>
          </table:table-cell>
          <table:table-cell table:style-name="ce109" table:formula="oooc:=IF(MID([.F24];6;1)&gt;MID([.F23];6;1);[.C23];[.C23]+1)" office:value-type="float" office:value="9">
            <text:p>00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25];6;1)&gt;MID([.F24];6;1);&quot;&quot;;MAX([.A$7:.A2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5];6;1)&gt;MID([.F24];6;1);[.C24];[.C24]+1)" office:value-type="float" office:value="9">
            <text:p>00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user name less/over min/max length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 name must be from 3 to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127" office:value-type="string">
            <text:p>PLT_25</text:p>
          </table:table-cell>
          <table:table-cell table:style-name="ce109" table:formula="oooc:=IF(MID([.F26];6;1)&gt;MID([.F25];6;1);[.C25];[.C25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02" table:formula="oooc:=IF(MID([.F27];6;1)&gt;MID([.F26];6;1);&quot;&quot;;MAX([.A$7:.A2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7];6;1)&gt;MID([.F26];6;1);[.C26];[.C26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9" office:value-type="string">
            <text:p>Step 2: Check search user function when new account's user name is existing</text:p>
          </table:table-cell>
          <table:table-cell table:style-name="ce120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8" office:value-type="string">
            <text:p>Show message alerts this user name already exists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MID([.F28];6;1)&gt;MID([.F27];6;1);&quot;&quot;;MAX([.A$7:.A27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8];6;1)&gt;MID([.F27];6;1);[.C27];[.C27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3: check search user function when new account's user name does not exist</text:p>
          </table:table-cell>
          <table:table-cell table:style-name="ce118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29];6;1)&gt;MID([.F28];6;1);&quot;&quot;;MAX([.A$7:.A2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29];6;1)&gt;MID([.F28];6;1);[.C28];[.C28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4: Delete user</text:p>
          </table:table-cell>
          <table:table-cell table:style-name="ce118" office:value-type="string">
            <text:p>Use admin account to delete created user at step 1</text:p>
          </table:table-cell>
          <table:table-cell table:style-name="ce118" office:value-type="string">
            <text:p>This user is removed from syste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02" table:formula="oooc:=IF(MID([.F30];6;1)&gt;MID([.F29];6;1);&quot;&quot;;MAX([.A$7:.A29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0];6;1)&gt;MID([.F29];6;1);[.C29];[.C29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5: Check search user function when new account's user name is the same with deleted account's user name</text:p>
          </table:table-cell>
          <table:table-cell table:style-name="ce118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this user name is still available, click OK to create 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31];6;1)&gt;MID([.F30];6;1);&quot;&quot;;MAX([.A$7:.A3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1];6;1)&gt;MID([.F30];6;1);[.C30];[.C30]+1)" office:value-type="float" office:value="10">
            <text:p>01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existing user name function when add new account</text:p>
          </table:table-cell>
          <table:table-cell table:style-name="ce118" office:value-type="string">
            <text:p>Step 6: Check search user function when new account's user name is blank</text:p>
          </table:table-cell>
          <table:table-cell table:style-name="ce118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8" office:value-type="string">
            <text:p>Show message alerts user name can not be blank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127" office:value-type="string">
            <text:p>PLT_25</text:p>
          </table:table-cell>
          <table:table-cell table:style-name="ce109" table:formula="oooc:=IF(MID([.F32];6;1)&gt;MID([.F31];6;1);[.C31];[.C31]+1)" office:value-type="float" office:value="11">
            <text:p>01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33];6;1)&gt;MID([.F32];6;1);&quot;&quot;;MAX([.A$7:.A3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3];6;1)&gt;MID([.F32];6;1);[.C32];[.C32]+1)" office:value-type="float" office:value="11">
            <text:p>01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127" office:value-type="string">
            <text:p>PLT_25</text:p>
          </table:table-cell>
          <table:table-cell table:style-name="ce109" table:formula="oooc:=IF(MID([.F34];6;1)&gt;MID([.F33];6;1);[.C33];[.C33]+1)" office:value-type="float" office:value="12">
            <text:p>01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copy from Password and paste to Confirm Password field.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02" table:formula="oooc:=IF(MID([.F35];6;1)&gt;MID([.F34];6;1);&quot;&quot;;MAX([.A$7:.A3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5];6;1)&gt;MID([.F34];6;1);[.C34];[.C34]+1)" office:value-type="float" office:value="12">
            <text:p>01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5" office:value-type="string">
            <text:p>Step 2: Create new account</text:p>
          </table:table-cell>
          <table:table-cell table:style-name="ce118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Password &amp; Confirm Password must be the same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2" table:formula="oooc:=IF(MID([.F36];6;1)&gt;MID([.F35];6;1);&quot;&quot;;MAX([.A$7:.A35])+1)" office:value-type="float" office:value="13">
            <text:p>013</text:p>
          </table:table-cell>
          <table:table-cell table:style-name="ce127" office:value-type="string">
            <text:p>PLT_25</text:p>
          </table:table-cell>
          <table:table-cell table:style-name="ce109" table:formula="oooc:=IF(MID([.F36];6;1)&gt;MID([.F35];6;1);[.C35];[.C35]+1)" office:value-type="float" office:value="13">
            <text:p>01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register account form, includes:</text:p>
            <text:p>- Account Setting</text:p>
            <text:p>- User Profil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37];6;1)&gt;MID([.F36];6;1);&quot;&quot;;MAX([.A$7:.A3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7];6;1)&gt;MID([.F36];6;1);[.C36];[.C36]+1)" office:value-type="float" office:value="13">
            <text:p>01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/Confirm Password less than 6 characters 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Password/Confirm Password must be at least 6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38];6;1)&gt;MID([.F37];6;1);&quot;&quot;;MAX([.A$7:.A37])+1)" office:value-type="float" office:value="14">
            <text:p>014</text:p>
          </table:table-cell>
          <table:table-cell table:style-name="ce127" office:value-type="string">
            <text:p>PLT_25</text:p>
          </table:table-cell>
          <table:table-cell table:style-name="ce109" table:formula="oooc:=IF(MID([.F38];6;1)&gt;MID([.F37];6;1);[.C37];[.C37]+1)" office:value-type="float" office:value="14">
            <text:p>01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39];6;1)&gt;MID([.F38];6;1);&quot;&quot;;MAX([.A$7:.A3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39];6;1)&gt;MID([.F38];6;1);[.C38];[.C38]+1)" office:value-type="float" office:value="14">
            <text:p>01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Password/Confirm Password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Password/Confirm Password must be less than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40];6;1)&gt;MID([.F39];6;1);&quot;&quot;;MAX([.A$7:.A39])+1)" office:value-type="float" office:value="15">
            <text:p>015</text:p>
          </table:table-cell>
          <table:table-cell table:style-name="ce127" office:value-type="string">
            <text:p>PLT_25</text:p>
          </table:table-cell>
          <table:table-cell table:style-name="ce109" table:formula="oooc:=IF(MID([.F40];6;1)&gt;MID([.F39];6;1);[.C39];[.C39]+1)" office:value-type="float" office:value="15">
            <text:p>01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MID([.F41];6;1)&gt;MID([.F40];6;1);&quot;&quot;;MAX([.A$7:.A4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1];6;1)&gt;MID([.F40];6;1);[.C40];[.C40]+1)" office:value-type="float" office:value="15">
            <text:p>01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Fir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2" table:formula="oooc:=IF(MID([.F42];6;1)&gt;MID([.F41];6;1);&quot;&quot;;MAX([.A$7:.A41])+1)" office:value-type="float" office:value="16">
            <text:p>016</text:p>
          </table:table-cell>
          <table:table-cell table:style-name="ce127" office:value-type="string">
            <text:p>PLT_25</text:p>
          </table:table-cell>
          <table:table-cell table:style-name="ce109" table:formula="oooc:=IF(MID([.F42];6;1)&gt;MID([.F41];6;1);[.C41];[.C41]+1)" office:value-type="float" office:value="16">
            <text:p>01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MID([.F43];6;1)&gt;MID([.F42];6;1);&quot;&quot;;MAX([.A$7:.A4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3];6;1)&gt;MID([.F42];6;1);[.C42];[.C42]+1)" office:value-type="float" office:value="16">
            <text:p>01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Last Name existing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Create new account successfully</text:p>
          </table:table-cell>
          <table:table-cell table:style-name="ce11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MID([.F44];6;1)&gt;MID([.F43];6;1);&quot;&quot;;MAX([.A$7:.A43])+1)" office:value-type="float" office:value="17">
            <text:p>017</text:p>
          </table:table-cell>
          <table:table-cell table:style-name="ce127" office:value-type="string">
            <text:p>PLT_25</text:p>
          </table:table-cell>
          <table:table-cell table:style-name="ce109" table:formula="oooc:=IF(MID([.F44];6;1)&gt;MID([.F43];6;1);[.C43];[.C43]+1)" office:value-type="float" office:value="17">
            <text:p>01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45];6;1)&gt;MID([.F44];6;1);&quot;&quot;;MAX([.A$7:.A4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5];6;1)&gt;MID([.F44];6;1);[.C44];[.C44]+1)" office:value-type="float" office:value="17">
            <text:p>01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First Name can not be started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6];6;1)&gt;MID([.F45];6;1);&quot;&quot;;MAX([.A$7:.A45])+1)" office:value-type="float" office:value="18">
            <text:p>018</text:p>
          </table:table-cell>
          <table:table-cell table:style-name="ce127" office:value-type="string">
            <text:p>PLT_25</text:p>
          </table:table-cell>
          <table:table-cell table:style-name="ce109" table:formula="oooc:=IF(MID([.F46];6;1)&gt;MID([.F45];6;1);[.C45];[.C45]+1)" office:value-type="float" office:value="18">
            <text:p>01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47];6;1)&gt;MID([.F46];6;1);&quot;&quot;;MAX([.A$7:.A4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7];6;1)&gt;MID([.F46];6;1);[.C46];[.C46]+1)" office:value-type="float" office:value="18">
            <text:p>018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Last Name starts with number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8" office:value-type="string">
            <text:p>Show message alert Last Name can not be started with numbe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8];6;1)&gt;MID([.F47];6;1);&quot;&quot;;MAX([.A$7:.A47])+1)" office:value-type="float" office:value="19">
            <text:p>019</text:p>
          </table:table-cell>
          <table:table-cell table:style-name="ce127" office:value-type="string">
            <text:p>PLT_25</text:p>
          </table:table-cell>
          <table:table-cell table:style-name="ce109" table:formula="oooc:=IF(MID([.F48];6;1)&gt;MID([.F47];6;1);[.C47];[.C47]+1)" office:value-type="float" office:value="19">
            <text:p>01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49];6;1)&gt;MID([.F48];6;1);&quot;&quot;;MAX([.A$7:.A4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49];6;1)&gt;MID([.F48];6;1);[.C48];[.C48]+1)" office:value-type="float" office:value="19">
            <text:p>019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 Name starts with underscore, <text:span text:style-name="T9">dash</text:span>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First Name must start by a cha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0];6;1)&gt;MID([.F49];6;1);&quot;&quot;;MAX([.A$7:.A49])+1)" office:value-type="float" office:value="20">
            <text:p>020</text:p>
          </table:table-cell>
          <table:table-cell table:style-name="ce127" office:value-type="string">
            <text:p>PLT_25</text:p>
          </table:table-cell>
          <table:table-cell table:style-name="ce109" table:formula="oooc:=IF(MID([.F50];6;1)&gt;MID([.F49];6;1);[.C49];[.C49]+1)" office:value-type="float" office:value="20">
            <text:p>02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1];6;1)&gt;MID([.F50];6;1);&quot;&quot;;MAX([.A$7:.A5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1];6;1)&gt;MID([.F50];6;1);[.C50];[.C50]+1)" office:value-type="float" office:value="20">
            <text:p>020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Last Name starts with underscore, dash and dot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Last Name must start by a char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2];6;1)&gt;MID([.F51];6;1);&quot;&quot;;MAX([.A$7:.A51])+1)" office:value-type="float" office:value="21">
            <text:p>021</text:p>
          </table:table-cell>
          <table:table-cell table:style-name="ce127" office:value-type="string">
            <text:p>PLT_25</text:p>
          </table:table-cell>
          <table:table-cell table:style-name="ce109" table:formula="oooc:=IF(MID([.F52];6;1)&gt;MID([.F51];6;1);[.C51];[.C51]+1)" office:value-type="float" office:value="21">
            <text:p>02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MID([.F53];6;1)&gt;MID([.F52];6;1);&quot;&quot;;MAX([.A$7:.A52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3];6;1)&gt;MID([.F52];6;1);[.C52];[.C52]+1)" office:value-type="float" office:value="21">
            <text:p>021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only alpha, digit, underscore, dash and dot characters allowed for the field First/last name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4];6;1)&gt;MID([.F53];6;1);&quot;&quot;;MAX([.A$7:.A53])+1)" office:value-type="float" office:value="22">
            <text:p>022</text:p>
          </table:table-cell>
          <table:table-cell table:style-name="ce127" office:value-type="string">
            <text:p>PLT_25</text:p>
          </table:table-cell>
          <table:table-cell table:style-name="ce109" table:formula="oooc:=IF(MID([.F54];6;1)&gt;MID([.F53];6;1);[.C53];[.C53]+1)" office:value-type="float" office:value="22">
            <text:p>02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5];6;1)&gt;MID([.F54];6;1);&quot;&quot;;MAX([.A$7:.A54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5];6;1)&gt;MID([.F54];6;1);[.C54];[.C54]+1)" office:value-type="float" office:value="22">
            <text:p>022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ith First/Last Name field contains space </text:p>
            <text:p/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Register new account successfully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6];6;1)&gt;MID([.F55];6;1);&quot;&quot;;MAX([.A$7:.A55])+1)" office:value-type="float" office:value="23">
            <text:p>023</text:p>
          </table:table-cell>
          <table:table-cell table:style-name="ce127" office:value-type="string">
            <text:p>PLT_25</text:p>
          </table:table-cell>
          <table:table-cell table:style-name="ce109" table:formula="oooc:=IF(MID([.F56];6;1)&gt;MID([.F55];6;1);[.C55];[.C55]+1)" office:value-type="float" office:value="23">
            <text:p>02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57];6;1)&gt;MID([.F56];6;1);&quot;&quot;;MAX([.A$7:.A56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7];6;1)&gt;MID([.F56];6;1);[.C56];[.C56]+1)" office:value-type="float" office:value="23">
            <text:p>023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when First/Last Name less than 3 or over 30 character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 First/Last name must be over 3 and 30 character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8];6;1)&gt;MID([.F57];6;1);&quot;&quot;;MAX([.A$7:.A57])+1)" office:value-type="float" office:value="24">
            <text:p>024</text:p>
          </table:table-cell>
          <table:table-cell table:style-name="ce127" office:value-type="string">
            <text:p>PLT_25</text:p>
          </table:table-cell>
          <table:table-cell table:style-name="ce109" table:formula="oooc:=IF(MID([.F58];6;1)&gt;MID([.F57];6;1);[.C57];[.C57]+1)" office:value-type="float" office:value="24">
            <text:p>02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MID([.F59];6;1)&gt;MID([.F58];6;1);&quot;&quot;;MAX([.A$7:.A58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59];6;1)&gt;MID([.F58];6;1);[.C58];[.C58]+1)" office:value-type="float" office:value="24">
            <text:p>024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 </text:p>
            <text:p>with invalid format Email address</text:p>
          </table:table-cell>
          <table:table-cell table:style-name="ce115" office:value-type="string">
            <text:p>Step 2: Add new account</text:p>
          </table:table-cell>
          <table:table-cell table:style-name="ce118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input email is invalid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MID([.F60];6;1)&gt;MID([.F59];6;1);&quot;&quot;;MAX([.A$7:.A59])+1)" office:value-type="float" office:value="25">
            <text:p>025</text:p>
          </table:table-cell>
          <table:table-cell table:style-name="ce127" office:value-type="string">
            <text:p>PLT_25</text:p>
          </table:table-cell>
          <table:table-cell table:style-name="ce109" table:formula="oooc:=IF(MID([.F60];6;1)&gt;MID([.F59];6;1);[.C59];[.C59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61];6;1)&gt;MID([.F60];6;1);&quot;&quot;;MAX([.A$7:.A60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1];6;1)&gt;MID([.F60];6;1);[.C60];[.C60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Reset function while creating new account</text:p>
          </table:table-cell>
          <table:table-cell table:style-name="ce115" office:value-type="string">
            <text:p>Step 2: Check Reset when no value is input</text:p>
          </table:table-cell>
          <table:table-cell table:style-name="ce118" office:value-type="string">
            <text:p>- Leave all field blank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MID([.F62];6;1)&gt;MID([.F61];6;1);&quot;&quot;;MAX([.A$7:.A61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2];6;1)&gt;MID([.F61];6;1);[.C61];[.C61]+1)" office:value-type="float" office:value="25">
            <text:p>025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heck Reset function while creating new account</text:p>
          </table:table-cell>
          <table:table-cell table:style-name="ce118" office:value-type="string">
            <text:p>Step 3: Check Reset when fields are input values</text:p>
          </table:table-cell>
          <table:table-cell table:style-name="ce118" office:value-type="string">
            <text:p>- Input values for fields in form</text:p>
            <text:p>- Click <text:span text:style-name="T7">Reset</text:span></text:p>
          </table:table-cell>
          <table:table-cell table:style-name="ce118" office:value-type="string">
            <text:p>Fields are blank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3];6;1)&gt;MID([.F62];6;1);&quot;&quot;;MAX([.A$7:.A62])+1)" office:value-type="float" office:value="26">
            <text:p>026</text:p>
          </table:table-cell>
          <table:table-cell table:style-name="ce127" office:value-type="string">
            <text:p>PLT_25</text:p>
          </table:table-cell>
          <table:table-cell table:style-name="ce109" table:formula="oooc:=IF(MID([.F63];6;1)&gt;MID([.F62];6;1);[.C62];[.C62]+1)" office:value-type="float" office:value="26">
            <text:p>02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64];6;1)&gt;MID([.F63];6;1);&quot;&quot;;MAX([.A$7:.A63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4];6;1)&gt;MID([.F63];6;1);[.C63];[.C63]+1)" office:value-type="float" office:value="26">
            <text:p>026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ith invalid Text Validation filed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Input invalid 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Text verification isn't correct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65];6;1)&gt;MID([.F64];6;1);&quot;&quot;;MAX([.A$7:.A64])+1)" office:value-type="float" office:value="27">
            <text:p>027</text:p>
          </table:table-cell>
          <table:table-cell table:style-name="ce127" office:value-type="string">
            <text:p>PLT_25</text:p>
          </table:table-cell>
          <table:table-cell table:style-name="ce109" table:formula="oooc:=IF(MID([.F65];6;1)&gt;MID([.F64];6;1);[.C64];[.C64]+1)" office:value-type="float" office:value="27">
            <text:p>02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15" office:value-type="string">
            <text:p>Step 1: Show register new account form</text:p>
          </table:table-cell>
          <table:table-cell table:style-name="ce131" office:value-type="string">
            <text:p>- Select <text:span text:style-name="T19">Register</text:span> link on the top right</text:p>
          </table:table-cell>
          <table:table-cell table:style-name="ce115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66];6;1)&gt;MID([.F65];6;1);&quot;&quot;;MAX([.A$7:.A65])+1)">
            <text:p/>
          </table:table-cell>
          <table:table-cell table:style-name="ce127" office:value-type="string">
            <text:p>PLT_25</text:p>
          </table:table-cell>
          <table:table-cell table:style-name="ce109" table:formula="oooc:=IF(MID([.F66];6;1)&gt;MID([.F65];6;1);[.C65];[.C65]+1)" office:value-type="float" office:value="27">
            <text:p>027</text:p>
          </table:table-cell>
          <table:table-cell table:style-name="ce128" office:value-type="string">
            <text:p>Portal\public mode\</text:p>
            <text:p>Account register</text:p>
          </table:table-cell>
          <table:table-cell table:style-name="ce115" office:value-type="string">
            <text:p>Create new account</text:p>
            <text:p>when Text Validation is blank</text:p>
            <text:p/>
          </table:table-cell>
          <table:table-cell table:style-name="ce119" office:value-type="string">
            <text:p>Step 2: Add new account</text:p>
          </table:table-cell>
          <table:table-cell table:style-name="ce120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5" office:value-type="string">
            <text:p>Show message alerts The field "Text validation:" is required. </text:p>
          </table:table-cell>
          <table:table-cell table:style-name="ce11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67];6;1)&gt;MID([.F66];6;1);&quot;&quot;;MAX([.A$7:.A66])+1)" office:value-type="float" office:value="28">
            <text:p>028</text:p>
          </table:table-cell>
          <table:table-cell table:style-name="ce127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48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1: Show Account register form</text:p>
          </table:table-cell>
          <table:table-cell table:style-name="ce114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5" office:value-type="string">
            <text:p>Show blank account register account form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3">
          <table:table-cell table:style-name="ce102" table:formula="oooc:=IF(MID([.F68];6;1)&gt;MID([.F67];6;1);&quot;&quot;;MAX([.A$7:.A67])+1)">
            <text:p/>
          </table:table-cell>
          <table:table-cell table:style-name="ce127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30" office:value-type="string">
            <text:p>Step 2: Show form to edit a page </text:p>
          </table:table-cell>
          <table:table-cell table:style-name="ce130" office:value-type="string">
            <text:p>- Go to <text:span text:style-name="T7">Site</text:span> <text:span text:style-name="T7">Editor/edit page</text:span></text:p>
          </table:table-cell>
          <table:table-cell table:style-name="ce132" office:value-type="string">
            <text:p>Edit page is show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3">
          <table:table-cell table:style-name="ce102" table:formula="oooc:=IF(MID([.F69];6;1)&gt;MID([.F68];6;1);&quot;&quot;;MAX([.A$7:.A68])+1)">
            <text:p/>
          </table:table-cell>
          <table:table-cell table:style-name="ce127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3: Show form edit portlet</text:p>
          </table:table-cell>
          <table:table-cell table:style-name="ce129" office:value-type="string">
            <text:p>- Move cursor on portlet and click edit icon</text:p>
          </table:table-cell>
          <table:table-cell table:style-name="ce129" office:value-type="string">
            <text:p>Edit portlet form is show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4">
          <table:table-cell table:style-name="ce102" table:formula="oooc:=IF(MID([.F70];6;1)&gt;MID([.F69];6;1);&quot;&quot;;MAX([.A$7:.A69])+1)">
            <text:p/>
          </table:table-cell>
          <table:table-cell table:style-name="ce127" office:value-type="string">
            <text:p>PLT_26</text:p>
          </table:table-cell>
          <table:table-cell table:style-name="ce109" table:formula="oooc:=IF(MID([.F70];6;1)&gt;MID([.F69];6;1);[.C69];[.C69]+1)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4: Un-check Use capchar</text:p>
          </table:table-cell>
          <table:table-cell table:style-name="ce114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un-check successfully</text:p>
            <text:p>- Create new account is show with no text validatio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24">
          <table:table-cell table:style-name="ce102" table:formula="oooc:=IF(MID([.F71];6;1)&gt;MID([.F70];6;1);&quot;&quot;;MAX([.A$7:.A70])+1)">
            <text:p/>
          </table:table-cell>
          <table:table-cell table:style-name="ce127" office:value-type="string">
            <text:p>PLT_26</text:p>
          </table:table-cell>
          <table:table-cell table:style-name="ce109" table:formula="oooc:=IF(MID([.F71];6;1)&gt;MID([.F70];6;1);[.C70];[.C70]+1)" office:value-type="float" office:value="1">
            <text:p>001</text:p>
          </table:table-cell>
          <table:table-cell table:style-name="ce128" office:value-type="string">
            <text:p>Portal\private mode\</text:p>
            <text:p>Account register</text:p>
          </table:table-cell>
          <table:table-cell table:style-name="ce115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5: Check Use-capchar</text:p>
          </table:table-cell>
          <table:table-cell table:style-name="ce114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check successfully</text:p>
            <text:p>- Create new account is show with text validation</text:p>
          </table:table-cell>
          <table:table-cell table:style-name="ce114" office:value-type="string">
            <text:p>Medium</text:p>
          </table:table-cell>
          <table:table-cell table:style-name="ce114" table:number-columns-repeated="247"/>
        </table:table-row>
        <table:table-row table:style-name="ro18" table:number-rows-repeated="3">
          <table:table-cell table:style-name="ce114" table:number-columns-repeated="3"/>
          <table:table-cell table:style-name="ce111"/>
          <table:table-cell table:style-name="ce114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9"/>
        <table:table-column table:style-name="co8" table:default-cell-style-name="ce133"/>
        <table:table-column table:style-name="co18" table:default-cell-style-name="ce134"/>
        <table:table-column table:style-name="co19" table:default-cell-style-name="ce134"/>
        <table:table-column table:style-name="co15" table:default-cell-style-name="ce134"/>
        <table:table-column table:style-name="co20" table:default-cell-style-name="ce134"/>
        <table:table-column table:style-name="co21" table:default-cell-style-name="ce134"/>
        <table:table-column table:style-name="co22" table:default-cell-style-name="ce134"/>
        <table:table-column table:style-name="co10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number-columns-repeated="6" table:default-cell-style-name="ce134"/>
        <table:table-column table:style-name="co10" table:number-columns-repeated="239" table:default-cell-style-name="ce99"/>
        <table:table-row table:style-name="ro13">
          <table:table-cell/>
          <table:table-cell table:style-name="ce107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 table:style-name="ce114"/>
          <table:table-cell table:style-name="ce104" table:number-columns-repeated="10"/>
          <table:table-cell table:number-columns-repeated="239"/>
        </table:table-row>
        <table:table-row table:style-name="ro3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0"/>
          <table:covered-table-cell table:style-name="ce108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8:.A1006])" office:value-type="float" office:value="88" table:number-columns-spanned="3" table:number-rows-spanned="1">
            <text:p>88</text:p>
          </table:table-cell>
          <table:covered-table-cell table:number-columns-repeated="2" table:style-name="ce114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21">
          <table:table-cell/>
          <table:table-cell table:style-name="ce99" table:number-columns-repeated="5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5">
          <table:table-cell table:style-name="ce101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15" office:value-type="string">
            <text:p>Step 1: Show User management form</text:p>
          </table:table-cell>
          <table:table-cell table:style-name="ce115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</text:span><text:span text:style-name="T17"> </text:span><text:span text:style-name="T17">form is shown, includes:</text:span></text:p>
            <text:p>-<text:span text:style-name="T19"> User Management</text:span><text:span text:style-name="T17"> is chosen </text:span><text:span text:style-name="T17">as default, existing users list is </text:span><text:span text:style-name="T17">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5" office:value-type="string">
            <text:p>Medium</text:p>
          </table:table-cell>
          <table:table-cell table:style-name="ce146"/>
          <table:table-cell table:style-name="ce115" table:number-columns-repeated="6"/>
          <table:table-cell table:style-name="ce122"/>
          <table:table-cell table:style-name="ce149"/>
          <table:table-cell table:number-columns-repeated="238"/>
        </table:table-row>
        <table:table-row table:style-name="ro23">
          <table:table-cell table:style-name="ce102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9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15" office:value-type="string">
            <text:p>Step 1: Register new user</text:p>
          </table:table-cell>
          <table:table-cell table:style-name="ce115" office:value-type="string">
            <text:p>Register new valid user on New Staff page <text:a xlink:href="#creat_new_account">[detail]</text:a></text:p>
          </table:table-cell>
          <table:table-cell table:style-name="ce115" office:value-type="string">
            <text:p>New user is register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updating users list after registering new one</text:p>
          </table:table-cell>
          <table:table-cell table:style-name="ce115" office:value-type="string">
            <text:p>Step 2: Check existing registered users list</text:p>
          </table:table-cell>
          <table:table-cell table:style-name="ce115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New user is updated into existing users list (click Quick Search icon to see the update)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9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15" office:value-type="string">
            <text:p>Step 1: Create users</text:p>
          </table:table-cell>
          <table:table-cell table:style-name="ce115" office:value-type="string">
            <text:p>Create some new valid users on Register page</text:p>
          </table:table-cell>
          <table:table-cell table:style-name="ce115" office:value-type="string">
            <text:p>Users are created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1">
          <table:table-cell table:style-name="ce102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update pages in users list after registering users</text:p>
          </table:table-cell>
          <table:table-cell table:style-name="ce115" office:value-type="string">
            <text:p>Step 2: Check existing registered users list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</text:span><text:span text:style-name="T7">Page, Next Page, Next 10 </text:span><text:span text:style-name="T7">pages </text:span><text:span text:style-name="T17">are disable</text:span></text:p>
            <text:p>- If total page less than 11, <text:span text:style-name="T7">Next </text:span><text:span text:style-name="T7">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</text:span><text:span text:style-name="T17">disable</text:span>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9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Create more than 100 users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2: Check showing users list in next page of current page</text:p>
          </table:table-cell>
          <table:table-cell table:style-name="ce115" office:value-type="string">
            <text:p>Click <text:span text:style-name="T7">Next Page </text:span><text:span text:style-name="T17">icon</text:span></text:p>
          </table:table-cell>
          <table:table-cell table:style-name="ce115" office:value-type="string">
            <text:p>- Next 10 users from previous 10 users are shown</text:p>
            <text:p>- Current selecting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3: Check showing user list in previous page of current page</text:p>
          </table:table-cell>
          <table:table-cell table:style-name="ce115" office:value-type="string">
            <text:p>Click <text:span text:style-name="T7">Previous Page</text:span> icon</text:p>
          </table:table-cell>
          <table:table-cell table:style-name="ce115" office:value-type="string">
            <text:p>- Previous 10 users from current 10 users are shown</text:p>
            <text:p>- Current selecting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4: Check showing users list in Next 10 pages</text:p>
          </table:table-cell>
          <table:table-cell table:style-name="ce115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1" office:value-type="string">
            <text:p>10 users at page No: current selecting page + 10 pages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5: Check showing users list in Next 10 pages</text:p>
          </table:table-cell>
          <table:table-cell table:style-name="ce115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1" office:value-type="string">
            <text:p>10 users at page No: current selecting page - 10 pages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9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5" office:value-type="string">
            <text:p>Check showing user's list by selected page</text:p>
          </table:table-cell>
          <table:table-cell table:style-name="ce115" office:value-type="string">
            <text:p>Step 6: Check showing users list of specific selected page</text:p>
          </table:table-cell>
          <table:table-cell table:style-name="ce115" office:value-type="string">
            <text:p>Select a specific page number</text:p>
          </table:table-cell>
          <table:table-cell table:style-name="ce141" office:value-type="string">
            <text:p>Users at that page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19];6;1)&gt;MID([.F18];6;1);&quot;&quot;;MAX([.A$7:.A18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out any searching keyword</text:p>
          </table:table-cell>
          <table:table-cell table:style-name="ce115" office:value-type="string">
            <text:p>Step 2: Check Search function without any searching keyword</text:p>
          </table:table-cell>
          <table:table-cell table:style-name="ce115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all registered existing users in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20];6;1)&gt;MID([.F19];6;1);&quot;&quot;;MAX([.A$7:.A19])+1)" office:value-type="float" office:value="6">
            <text:p>006</text:p>
          </table:table-cell>
          <table:table-cell table:style-name="ce46" office:value-type="string">
            <text:p>PLT_02_02</text:p>
          </table:table-cell>
          <table:table-cell table:style-name="ce109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1];6;1)&gt;MID([.F20];6;1);&quot;&quot;;MAX([.A$7:.A20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searching keyword does not match existing users</text:p>
          </table:table-cell>
          <table:table-cell table:style-name="ce137" office:value-type="string">
            <text:p>Step 2: Do search when search keyword does not exist</text:p>
          </table:table-cell>
          <table:table-cell table:style-name="ce115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6">
          <table:table-cell table:style-name="ce102" table:formula="oooc:=IF(MID([.F22];6;1)&gt;MID([.F21];6;1);&quot;&quot;;MAX([.A$7:.A21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searching keyword does not match existing users</text:p>
          </table:table-cell>
          <table:table-cell table:style-name="ce137" office:value-type="string">
            <text:p>Step 3: Do search when search keyword matches un-selected search type</text:p>
          </table:table-cell>
          <table:table-cell table:style-name="ce115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23];6;1)&gt;MID([.F22];6;1);&quot;&quot;;MAX([.A$7:.A22])+1)" office:value-type="float" office:value="7">
            <text:p>007</text:p>
          </table:table-cell>
          <table:table-cell table:style-name="ce46" office:value-type="string">
            <text:p>PLT_02_02</text:p>
          </table:table-cell>
          <table:table-cell table:style-name="ce109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];6;1)&gt;MID([.F23];6;1);&quot;&quot;;MAX([.A$7:.A23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completed word when searching keyword matches existing user(s)</text:p>
          </table:table-cell>
          <table:table-cell table:style-name="ce118" office:value-type="string">
            <text:p>Step 2: Do search</text:p>
          </table:table-cell>
          <table:table-cell table:style-name="ce118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8" office:value-type="string">
            <text:p>Return all registered existing users that match search keyword &amp; search type in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];6;1)&gt;MID([.F24];6;1);&quot;&quot;;MAX([.A$7:.A24])+1)" office:value-type="float" office:value="8">
            <text:p>008</text:p>
          </table:table-cell>
          <table:table-cell table:style-name="ce46" office:value-type="string">
            <text:p>PLT_02_02</text:p>
          </table:table-cell>
          <table:table-cell table:style-name="ce109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3">
          <table:table-cell table:style-name="ce102" table:formula="oooc:=IF(MID([.F26];6;1)&gt;MID([.F25];6;1);&quot;&quot;;MAX([.A$7:.A25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in-completed word when searching keyword matches existing user(s)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5" office:value-type="string">
            <text:p>Return all registered existing users in list that match search keyword and search typ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7];6;1)&gt;MID([.F26];6;1);&quot;&quot;;MAX([.A$7:.A26])+1)" office:value-type="float" office:value="9">
            <text:p>009</text:p>
          </table:table-cell>
          <table:table-cell table:style-name="ce46" office:value-type="string">
            <text:p>PLT_02_02</text:p>
          </table:table-cell>
          <table:table-cell table:style-name="ce109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5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8];6;1)&gt;MID([.F27];6;1);&quot;&quot;;MAX([.A$7:.A27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user after it was already deleted </text:p>
          </table:table-cell>
          <table:table-cell table:style-name="ce115" office:value-type="string">
            <text:p>Step 2: Remove user</text:p>
          </table:table-cell>
          <table:table-cell table:style-name="ce115" office:value-type="string">
            <text:p>- Return to show all users list</text:p>
            <text:p>- Remove an user from users list</text:p>
          </table:table-cell>
          <table:table-cell table:style-name="ce115" office:value-type="string">
            <text:p>Deleted user is removed from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29];6;1)&gt;MID([.F28];6;1);&quot;&quot;;MAX([.A$7:.A28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user after it was already deleted </text:p>
          </table:table-cell>
          <table:table-cell table:style-name="ce115" office:value-type="string">
            <text:p>Step 3: Search deleted user</text:p>
          </table:table-cell>
          <table:table-cell table:style-name="ce115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search resul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0];6;1)&gt;MID([.F29];6;1);&quot;&quot;;MAX([.A$7:.A29])+1)" office:value-type="float" office:value="10">
            <text:p>010</text:p>
          </table:table-cell>
          <table:table-cell table:style-name="ce46" office:value-type="string">
            <text:p>PLT_02_02</text:p>
          </table:table-cell>
          <table:table-cell table:style-name="ce109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1];6;1)&gt;MID([.F30];6;1);&quot;&quot;;MAX([.A$7:.A30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ith in completed word but has * to find the right or left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has search type contains search string are returned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2_02</text:p>
          </table:table-cell>
          <table:table-cell table:style-name="ce109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33];6;1)&gt;MID([.F32];6;1);&quot;&quot;;MAX([.A$7:.A32])+1)">
            <text:p/>
          </table:table-cell>
          <table:table-cell table:style-name="ce46" office:value-type="string">
            <text:p>PLT_02_02</text:p>
          </table:table-cell>
          <table:table-cell table:style-name="ce109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5" office:value-type="string">
            <text:p>Search when key word includes special characters</text:p>
          </table:table-cell>
          <table:table-cell table:style-name="ce115" office:value-type="string">
            <text:p>Step 2: Do search</text:p>
          </table:table-cell>
          <table:table-cell table:style-name="ce115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user list with message: No result found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2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5];6;1)&gt;MID([.F34];6;1);&quot;&quot;;MAX([.A$7:.A3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Click <text:span text:style-name="T7">Edit user</text:span> icon of a specific user from list</text:p>
          </table:table-cell>
          <table:table-cell table:style-name="ce115" office:value-type="string">
            <text:p>Informations of corresponding user are shown with 3 tabs, Account Infor is selected as defaul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36];6;1)&gt;MID([.F35];6;1);&quot;&quot;;MAX([.A$7:.A3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3: Check displaying <text:span text:style-name="T7">Account Infor</text:span> tab</text:p>
          </table:table-cell>
          <table:table-cell table:style-name="ce115" office:value-type="string">
            <text:p>Select <text:span text:style-name="T7">Account Infor</text:span> tab</text:p>
          </table:table-cell>
          <table:table-cell table:style-name="ce115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New </text:span><text:span text:style-name="T7">Password</text:span><text:span text:style-name="T17"> are shown only when </text:span><text:span text:style-name="T7">Change Password </text:span><text:span text:style-name="T17">option is </text:span><text:span text:style-name="T17">checked, otherwise, they're </text:span><text:span text:style-name="T17">hidden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37];6;1)&gt;MID([.F36];6;1);&quot;&quot;;MAX([.A$7:.A3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4: Check displaying <text:span text:style-name="T7">User </text:span><text:span text:style-name="T7">Profiles</text:span> tab</text:p>
          </table:table-cell>
          <table:table-cell table:style-name="ce115" office:value-type="string">
            <text:p>Select <text:span text:style-name="T7">User Profile</text:span></text:p>
          </table:table-cell>
          <table:table-cell table:style-name="ce115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</text:span><text:span text:style-name="T17">option is selected</text:span></text:p>
            <text:p><text:span text:style-name="T17">- </text:span><text:span text:style-name="T7">Business Infor</text:span><text:span text:style-name="T17"> is displayed if </text:span><text:span text:style-name="T17">this option is selected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38];6;1)&gt;MID([.F37];6;1);&quot;&quot;;MAX([.A$7:.A3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 user form</text:p>
          </table:table-cell>
          <table:table-cell table:style-name="ce137" office:value-type="string">
            <text:p>Step 5: Check displaying <text:span text:style-name="T7">User </text:span><text:span text:style-name="T7">Membership</text:span> tab</text:p>
          </table:table-cell>
          <table:table-cell table:style-name="ce115" office:value-type="string">
            <text:p>Select <text:span text:style-name="T7">User Membership </text:span><text:span text:style-name="T17">tab</text:span></text:p>
          </table:table-cell>
          <table:table-cell table:style-name="ce115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39];6;1)&gt;MID([.F38];6;1);&quot;&quot;;MAX([.A$7:.A38])+1)" office:value-type="float" office:value="13">
            <text:p>013</text:p>
          </table:table-cell>
          <table:table-cell table:style-name="ce46" office:value-type="string">
            <text:p>PLT_02_03</text:p>
          </table:table-cell>
          <table:table-cell table:style-name="ce109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40];6;1)&gt;MID([.F39];6;1);&quot;&quot;;MAX([.A$7:.A3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2: Edit with blank First Name</text:p>
          </table:table-cell>
          <table:table-cell table:style-name="ce115" office:value-type="string">
            <text:p>- Clear current value of First Name (leave blank)</text:p>
            <text:p>- Click <text:span text:style-name="T7">Save</text:span></text:p>
          </table:table-cell>
          <table:table-cell table:style-name="ce115" office:value-type="string">
            <text:p>Show message alerts First Name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1];6;1)&gt;MID([.F40];6;1);&quot;&quot;;MAX([.A$7:.A4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3: Edit with First Name contains special characters in the middle</text:p>
          </table:table-cell>
          <table:table-cell table:style-name="ce115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5" office:value-type="string">
            <text:p>Show message alerts First Name can not contain those special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2];6;1)&gt;MID([.F41];6;1);&quot;&quot;;MAX([.A$7:.A4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4: Edit with First Name starts with invalid characters</text:p>
          </table:table-cell>
          <table:table-cell table:style-name="ce115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8" office:value-type="string">
            <text:p>Show message alerts First Name can not be started with special charact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3];6;1)&gt;MID([.F42];6;1);&quot;&quot;;MAX([.A$7:.A4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5: Edit with First Name with less than 3 or over max length</text:p>
          </table:table-cell>
          <table:table-cell table:style-name="ce115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8" office:value-type="string">
            <text:p>Show message alert First Name must be over 3 and less than 4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4];6;1)&gt;MID([.F43];6;1);&quot;&quot;;MAX([.A$7:.A4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6: Edit with First Name contains space</text:p>
          </table:table-cell>
          <table:table-cell table:style-name="ce115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7: Edit with valid value for First Name</text:p>
          </table:table-cell>
          <table:table-cell table:style-name="ce115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6];6;1)&gt;MID([.F45];6;1);&quot;&quot;;MAX([.A$7:.A4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First Name of user in Community Management</text:p>
          </table:table-cell>
          <table:table-cell table:style-name="ce118" office:value-type="string">
            <text:p>Step 8: Edit with First Name start with number</text:p>
          </table:table-cell>
          <table:table-cell table:style-name="ce115" office:value-type="string">
            <text:p>- Change current value of First Name with number</text:p>
            <text:p>- Click <text:span text:style-name="T7">Save</text:span></text:p>
          </table:table-cell>
          <table:table-cell table:style-name="ce118" office:value-type="string">
            <text:p>Show message alerts First Name can not be started with numb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47];6;1)&gt;MID([.F46];6;1);&quot;&quot;;MAX([.A$7:.A46])+1)" office:value-type="float" office:value="14">
            <text:p>014</text:p>
          </table:table-cell>
          <table:table-cell table:style-name="ce46" office:value-type="string">
            <text:p>PLT_02_03</text:p>
          </table:table-cell>
          <table:table-cell table:style-name="ce109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48];6;1)&gt;MID([.F47];6;1);&quot;&quot;;MAX([.A$7:.A4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2: Edit with blank Last Name</text:p>
          </table:table-cell>
          <table:table-cell table:style-name="ce115" office:value-type="string">
            <text:p>- Clear current value of Last Name (leave blank)</text:p>
            <text:p>- Click <text:span text:style-name="T7">Save</text:span></text:p>
          </table:table-cell>
          <table:table-cell table:style-name="ce115" office:value-type="string">
            <text:p>Show message alerts Last Name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49];6;1)&gt;MID([.F48];6;1);&quot;&quot;;MAX([.A$7:.A4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3: Edit with Last Name contains special characters in the middle</text:p>
          </table:table-cell>
          <table:table-cell table:style-name="ce115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5" office:value-type="string">
            <text:p>Show message alerts Last Name can not contain those special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50];6;1)&gt;MID([.F49];6;1);&quot;&quot;;MAX([.A$7:.A4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4: Edit with Last Name starts with invalid characters</text:p>
          </table:table-cell>
          <table:table-cell table:style-name="ce115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8" office:value-type="string">
            <text:p>Show message alerts Last Name can not be started with special charact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1];6;1)&gt;MID([.F50];6;1);&quot;&quot;;MAX([.A$7:.A5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5: Edit with Last Name with less than 3 or over max length</text:p>
          </table:table-cell>
          <table:table-cell table:style-name="ce115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8" office:value-type="string">
            <text:p>Show message alert First Name must be over 3 and less than 45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2];6;1)&gt;MID([.F51];6;1);&quot;&quot;;MAX([.A$7:.A5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6: Edit with Last Name contains space</text:p>
          </table:table-cell>
          <table:table-cell table:style-name="ce115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3];6;1)&gt;MID([.F52];6;1);&quot;&quot;;MAX([.A$7:.A5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7: Edit with valid value for Last Name</text:p>
          </table:table-cell>
          <table:table-cell table:style-name="ce115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4];6;1)&gt;MID([.F53];6;1);&quot;&quot;;MAX([.A$7:.A5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Edit Last Name of user in Community Management</text:p>
          </table:table-cell>
          <table:table-cell table:style-name="ce118" office:value-type="string">
            <text:p>Step 8: Edit with Last Name start with number</text:p>
          </table:table-cell>
          <table:table-cell table:style-name="ce115" office:value-type="string">
            <text:p>- Change current value of Last Name with number</text:p>
            <text:p>- Click <text:span text:style-name="T7">Save</text:span></text:p>
          </table:table-cell>
          <table:table-cell table:style-name="ce118" office:value-type="string">
            <text:p>Show message alerts Last Name can not be started with number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55];6;1)&gt;MID([.F54];6;1);&quot;&quot;;MAX([.A$7:.A54])+1)" office:value-type="float" office:value="15">
            <text:p>015</text:p>
          </table:table-cell>
          <table:table-cell table:style-name="ce46" office:value-type="string">
            <text:p>PLT_02_03</text:p>
          </table:table-cell>
          <table:table-cell table:style-name="ce109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56];6;1)&gt;MID([.F55];6;1);&quot;&quot;;MAX([.A$7:.A5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2: Edit email with invalid format</text:p>
          </table:table-cell>
          <table:table-cell table:style-name="ce115" office:value-type="string">
            <text:p>- Change current value of Email with invalid format</text:p>
            <text:p>- Click <text:span text:style-name="T7">Save</text:span></text:p>
          </table:table-cell>
          <table:table-cell table:style-name="ce115" office:value-type="string">
            <text:p>Show message alerts email is invali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7];6;1)&gt;MID([.F56];6;1);&quot;&quot;;MAX([.A$7:.A5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3: Edit with blank Email</text:p>
          </table:table-cell>
          <table:table-cell table:style-name="ce115" office:value-type="string">
            <text:p>- Leave current Email blank</text:p>
            <text:p>- Click <text:span text:style-name="T7">Save</text:span></text:p>
          </table:table-cell>
          <table:table-cell table:style-name="ce115" office:value-type="string">
            <text:p>Show message alerts Email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58];6;1)&gt;MID([.F57];6;1);&quot;&quot;;MAX([.A$7:.A5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Email in Community Management</text:p>
          </table:table-cell>
          <table:table-cell table:style-name="ce118" office:value-type="string">
            <text:p>Step 4: Edit with valid email</text:p>
          </table:table-cell>
          <table:table-cell table:style-name="ce115" office:value-type="string">
            <text:p>- Change current value of Email with valid value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59];6;1)&gt;MID([.F58];6;1);&quot;&quot;;MAX([.A$7:.A58])+1)" office:value-type="float" office:value="16">
            <text:p>016</text:p>
          </table:table-cell>
          <table:table-cell table:style-name="ce46" office:value-type="string">
            <text:p>PLT_02_03</text:p>
          </table:table-cell>
          <table:table-cell table:style-name="ce109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60];6;1)&gt;MID([.F59];6;1);&quot;&quot;;MAX([.A$7:.A5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2: Showing fields to input new password</text:p>
          </table:table-cell>
          <table:table-cell table:style-name="ce115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</text:span><text:span text:style-name="T17">shown</text:span>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1];6;1)&gt;MID([.F60];6;1);&quot;&quot;;MAX([.A$7:.A6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3: Edit with blank New Password</text:p>
          </table:table-cell>
          <table:table-cell table:style-name="ce139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8" office:value-type="string">
            <text:p>Show message alerts New Password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2];6;1)&gt;MID([.F61];6;1);&quot;&quot;;MAX([.A$7:.A6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38" office:value-type="string">
            <text:p>Step 4: Edit with New Password/Confirm Password less than 6 characters</text:p>
          </table:table-cell>
          <table:table-cell table:style-name="ce118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at least 6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63];6;1)&gt;MID([.F62];6;1);&quot;&quot;;MAX([.A$7:.A6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38" office:value-type="string">
            <text:p>Step 5: Edit with New Password/Confirm Password over 30 characters</text:p>
          </table:table-cell>
          <table:table-cell table:style-name="ce118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8" office:value-type="string">
            <text:p>Show message alerts Password/Confirm Password can not be over 30 character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64];6;1)&gt;MID([.F63];6;1);&quot;&quot;;MAX([.A$7:.A63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6: Edit with New Password &amp; Confirm Password are not the same</text:p>
          </table:table-cell>
          <table:table-cell table:style-name="ce118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5];6;1)&gt;MID([.F64];6;1);&quot;&quot;;MAX([.A$7:.A6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7: Edit when copy from New Password and paste to Confirm Password field</text:p>
          </table:table-cell>
          <table:table-cell table:style-name="ce118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8" office:value-type="string">
            <text:p>Show message alert New Password &amp; Confirm Password must be the same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66];6;1)&gt;MID([.F65];6;1);&quot;&quot;;MAX([.A$7:.A6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8: Edit with blank Confirm New Password</text:p>
          </table:table-cell>
          <table:table-cell table:style-name="ce118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8" office:value-type="string">
            <text:p>Show message alerts Confirm Password can not be blank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7];6;1)&gt;MID([.F66];6;1);&quot;&quot;;MAX([.A$7:.A66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Editing Password in Community Management</text:p>
          </table:table-cell>
          <table:table-cell table:style-name="ce118" office:value-type="string">
            <text:p>Step 9: Edit password with valid values</text:p>
          </table:table-cell>
          <table:table-cell table:style-name="ce118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5" office:value-type="string">
            <text:p>Show message alert user profile has been updated. 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8];6;1)&gt;MID([.F67];6;1);&quot;&quot;;MAX([.A$7:.A67])+1)" office:value-type="float" office:value="17">
            <text:p>017</text:p>
          </table:table-cell>
          <table:table-cell table:style-name="ce46" office:value-type="string">
            <text:p>PLT_02_03</text:p>
          </table:table-cell>
          <table:table-cell table:style-name="ce109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15" office:value-type="string">
            <text:p>Step 1: Show Users Management form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Community Management page is shown, Users Management tab is selected ass default, list all registered users in list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69];6;1)&gt;MID([.F68];6;1);&quot;&quot;;MAX([.A$7:.A6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Account Infor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0];6;1)&gt;MID([.F69];6;1);&quot;&quot;;MAX([.A$7:.A69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Account Infor form</text:p>
          </table:table-cell>
          <table:table-cell table:style-name="ce118" office:value-type="string">
            <text:p>Step 3: Do Cancel</text:p>
          </table:table-cell>
          <table:table-cell table:style-name="ce118" office:value-type="string">
            <text:p>- Do some change with Account Infor form</text:p>
            <text:p>- Click Cancel</text:p>
          </table:table-cell>
          <table:table-cell table:style-name="ce118" office:value-type="string">
            <text:p>Account Infor form is close and return to User Management form.</text:p>
          </table:table-cell>
          <table:table-cell table:style-name="ce115" office:value-type="string">
            <text:p>Low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2">
          <table:table-cell table:style-name="ce102" table:formula="oooc:=IF(MID([.F71];6;1)&gt;MID([.F70];6;1);&quot;&quot;;MAX([.A$7:.A70])+1)" office:value-type="float" office:value="18">
            <text:p>018</text:p>
          </table:table-cell>
          <table:table-cell table:style-name="ce46" office:value-type="string">
            <text:p>PLT_02_03</text:p>
          </table:table-cell>
          <table:table-cell table:style-name="ce109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72];6;1)&gt;MID([.F71];6;1);&quot;&quot;;MAX([.A$7:.A71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ange User Profile in Community Management</text:p>
          </table:table-cell>
          <table:table-cell table:style-name="ce118" office:value-type="string">
            <text:p>Step 2: Change normal User Profile information</text:p>
          </table:table-cell>
          <table:table-cell table:style-name="ce115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5" office:value-type="string">
            <text:p>New changes are saved for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3];6;1)&gt;MID([.F72];6;1);&quot;&quot;;MAX([.A$7:.A72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ange User Profile in Community Management</text:p>
          </table:table-cell>
          <table:table-cell table:style-name="ce137" office:value-type="string">
            <text:p>Step 3: Change displaying language for user</text:p>
          </table:table-cell>
          <table:table-cell table:style-name="ce115" office:value-type="string">
            <text:p>- In Edit User Profile form: Select new language</text:p>
            <text:p>- Click <text:span text:style-name="T7">Save</text:span></text:p>
          </table:table-cell>
          <table:table-cell table:style-name="ce115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74];6;1)&gt;MID([.F73];6;1);&quot;&quot;;MAX([.A$7:.A73])+1)" office:value-type="float" office:value="19">
            <text:p>019</text:p>
          </table:table-cell>
          <table:table-cell table:style-name="ce46" office:value-type="string">
            <text:p>PLT_02_03</text:p>
          </table:table-cell>
          <table:table-cell table:style-name="ce109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5];6;1)&gt;MID([.F74];6;1);&quot;&quot;;MAX([.A$7:.A74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User Profile form</text:p>
          </table:table-cell>
          <table:table-cell table:style-name="ce118" office:value-type="string">
            <text:p>Step 2: Show form to edit a specific user</text:p>
          </table:table-cell>
          <table:table-cell table:style-name="ce115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76];6;1)&gt;MID([.F75];6;1);&quot;&quot;;MAX([.A$7:.A75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20" office:value-type="string">
            <text:p>Check Cancel function when edit specific user in User Profile form</text:p>
          </table:table-cell>
          <table:table-cell table:style-name="ce118" office:value-type="string">
            <text:p>Step 3: Do Cancel</text:p>
          </table:table-cell>
          <table:table-cell table:style-name="ce118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8" office:value-type="string">
            <text:p>Account Infor form is close and return to User Management form. No change is saved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77];6;1)&gt;MID([.F76];6;1);&quot;&quot;;MAX([.A$7:.A76])+1)" office:value-type="float" office:value="20">
            <text:p>020</text:p>
          </table:table-cell>
          <table:table-cell table:style-name="ce46" office:value-type="string">
            <text:p>PLT_02_03</text:p>
          </table:table-cell>
          <table:table-cell table:style-name="ce109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78];6;1)&gt;MID([.F77];6;1);&quot;&quot;;MAX([.A$7:.A77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 confirmation</text:p>
          </table:table-cell>
          <table:table-cell table:style-name="ce118" office:value-type="string">
            <text:p>Step 2: Remove role of edited user in a specific group</text:p>
          </table:table-cell>
          <table:table-cell table:style-name="ce115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5" office:value-type="string">
            <text:p>Corresponding role is removed from list of edited us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79];6;1)&gt;MID([.F78];6;1);&quot;&quot;;MAX([.A$7:.A78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 confirmation</text:p>
          </table:table-cell>
          <table:table-cell table:style-name="ce137" office:value-type="string">
            <text:p>Step 3: Check group's members list after remove a role of user</text:p>
          </table:table-cell>
          <table:table-cell table:style-name="ce115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5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5" office:value-type="string">
            <text:p>Medium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80];6;1)&gt;MID([.F79];6;1);&quot;&quot;;MAX([.A$7:.A79])+1)" office:value-type="float" office:value="21">
            <text:p>021</text:p>
          </table:table-cell>
          <table:table-cell table:style-name="ce46" office:value-type="string">
            <text:p>PLT_02_03</text:p>
          </table:table-cell>
          <table:table-cell table:style-name="ce109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8" office:value-type="string">
            <text:p>Step 1: Show form to edit a specific user</text:p>
          </table:table-cell>
          <table:table-cell table:style-name="ce115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5" office:value-type="string">
            <text:p>Informations of corresponding user are shown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81];6;1)&gt;MID([.F80];6;1);&quot;&quot;;MAX([.A$7:.A80])+1)">
            <text:p/>
          </table:table-cell>
          <table:table-cell table:style-name="ce46" office:value-type="string">
            <text:p>PLT_02_03</text:p>
          </table:table-cell>
          <table:table-cell table:style-name="ce109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Remove user role in User and Group management without confirmation</text:p>
          </table:table-cell>
          <table:table-cell table:style-name="ce118" office:value-type="string">
            <text:p>Step 2: Remove role of edited user in a specific group</text:p>
          </table:table-cell>
          <table:table-cell table:style-name="ce115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5" office:value-type="string">
            <text:p>Nothing is deleted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2];6;1)&gt;MID([.F81];6;1);&quot;&quot;;MAX([.A$7:.A81])+1)" office:value-type="float" office:value="22">
            <text:p>022</text:p>
          </table:table-cell>
          <table:table-cell table:style-name="ce46" office:value-type="string">
            <text:p>PLT_02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83];6;1)&gt;MID([.F82];6;1);&quot;&quot;;MAX([.A$7:.A82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5" office:value-type="string">
            <text:p>This user is removed from system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84];6;1)&gt;MID([.F83];6;1);&quot;&quot;;MAX([.A$7:.A83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37" office:value-type="string">
            <text:p>Step 3: Check deleted user in <text:s/>group</text:p>
          </table:table-cell>
          <table:table-cell table:style-name="ce115" office:value-type="string">
            <text:p>- Select Group Management tab - Select group that deleted user belonged to</text:p>
          </table:table-cell>
          <table:table-cell table:style-name="ce115" office:value-type="string">
            <text:p>Deleted user is no more displayed in this group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4">
          <table:table-cell table:style-name="ce102" table:formula="oooc:=IF(MID([.F85];6;1)&gt;MID([.F84];6;1);&quot;&quot;;MAX([.A$7:.A84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</text:p>
          </table:table-cell>
          <table:table-cell table:style-name="ce137" office:value-type="string">
            <text:p>Step 4: Sign in by deleted account</text:p>
          </table:table-cell>
          <table:table-cell table:style-name="ce115" office:value-type="string">
            <text:p>Use username &amp; password of deleted user to sign in</text:p>
          </table:table-cell>
          <table:table-cell table:style-name="ce115" office:value-type="string">
            <text:p>Show message alerts this username/password invali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6];6;1)&gt;MID([.F85];6;1);&quot;&quot;;MAX([.A$7:.A85])+1)" office:value-type="float" office:value="23">
            <text:p>023</text:p>
          </table:table-cell>
          <table:table-cell table:style-name="ce46" office:value-type="string">
            <text:p>PLT_02_04</text:p>
          </table:table-cell>
          <table:table-cell table:style-name="ce109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7];6;1)&gt;MID([.F86];6;1);&quot;&quot;;MAX([.A$7:.A86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existing users list in Community Management without confirmation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5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8];6;1)&gt;MID([.F87];6;1);&quot;&quot;;MAX([.A$7:.A87])+1)" office:value-type="float" office:value="24">
            <text:p>024</text:p>
          </table:table-cell>
          <table:table-cell table:style-name="ce46" office:value-type="string">
            <text:p>PLT_02_04</text:p>
          </table:table-cell>
          <table:table-cell table:style-name="ce109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8" office:value-type="string">
            <text:p>Step 1: Show Users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5" office:value-type="string">
            <text:p>Existing users list is displayed as defa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89];6;1)&gt;MID([.F88];6;1);&quot;&quot;;MAX([.A$7:.A88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2: Search user</text:p>
          </table:table-cell>
          <table:table-cell table:style-name="ce115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5" office:value-type="string">
            <text:p>- Matched users are displayed in search result</text:p>
            <text:p>- There's option to delete/edit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0];6;1)&gt;MID([.F89];6;1);&quot;&quot;;MAX([.A$7:.A89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3: Delete user</text:p>
          </table:table-cell>
          <table:table-cell table:style-name="ce115" office:value-type="string">
            <text:p>Delete an user from search result</text:p>
          </table:table-cell>
          <table:table-cell table:style-name="ce115" office:value-type="string">
            <text:p>This user is removed from search resul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1];6;1)&gt;MID([.F90];6;1);&quot;&quot;;MAX([.A$7:.A90])+1)">
            <text:p/>
          </table:table-cell>
          <table:table-cell table:style-name="ce46" office:value-type="string">
            <text:p>PLT_02_04</text:p>
          </table:table-cell>
          <table:table-cell table:style-name="ce109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5" office:value-type="string">
            <text:p>Delete specific user from search result in Community Management</text:p>
          </table:table-cell>
          <table:table-cell table:style-name="ce137" office:value-type="string">
            <text:p>Step 4: Check all existing users list</text:p>
          </table:table-cell>
          <table:table-cell table:style-name="ce115" office:value-type="string">
            <text:p>- Leave Search text field blank </text:p>
            <text:p>- Click <text:span text:style-name="T7">Search</text:span> icon</text:p>
          </table:table-cell>
          <table:table-cell table:style-name="ce115" office:value-type="string">
            <text:p>Return all registered existing users in list except deleted us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92];6;1)&gt;MID([.F91];6;1);&quot;&quot;;MAX([.A$7:.A91])+1)" office:value-type="float" office:value="25">
            <text:p>025</text:p>
          </table:table-cell>
          <table:table-cell table:style-name="ce46" office:value-type="string">
            <text:p>PLT_03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8" office:value-type="string">
            <text:p>Step 1: Show Group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5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3];6;1)&gt;MID([.F92];6;1);&quot;&quot;;MAX([.A$7:.A92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2: Show/hide sub group(s) of a specific group</text:p>
          </table:table-cell>
          <table:table-cell table:style-name="ce115" office:value-type="string">
            <text:p>Select a group from left pane by clicking cross icon (+) or clicking on group name</text:p>
          </table:table-cell>
          <table:table-cell table:style-name="ce115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4];6;1)&gt;MID([.F93];6;1);&quot;&quot;;MAX([.A$7:.A93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3: Check showing path to selected group</text:p>
          </table:table-cell>
          <table:table-cell table:style-name="ce115" office:value-type="string">
            <text:p>Select a group then sub group</text:p>
          </table:table-cell>
          <table:table-cell table:style-name="ce115" office:value-type="string">
            <text:p>The path to sub group is displayed in the page above left &amp; right pan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5];6;1)&gt;MID([.F94];6;1);&quot;&quot;;MAX([.A$7:.A94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4: Check Up level function while showing sub group</text:p>
          </table:table-cell>
          <table:table-cell table:style-name="ce115" office:value-type="string">
            <text:p>- Select a group then sub group</text:p>
            <text:p>- Click <text:span text:style-name="T7">Up level</text:span> icon</text:p>
          </table:table-cell>
          <table:table-cell table:style-name="ce115" office:value-type="string">
            <text:p>Current selecting group will be collapsed, return to expand its parent group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6];6;1)&gt;MID([.F95];6;1);&quot;&quot;;MAX([.A$7:.A95])+1)">
            <text:p/>
          </table:table-cell>
          <table:table-cell table:style-name="ce46" office:value-type="string">
            <text:p>PLT_03_01</text:p>
          </table:table-cell>
          <table:table-cell table:style-name="ce109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5" office:value-type="string">
            <text:p>Check showing Group Management form</text:p>
          </table:table-cell>
          <table:table-cell table:style-name="ce137" office:value-type="string">
            <text:p>Step 5: Check Up level while showing last parent group</text:p>
          </table:table-cell>
          <table:table-cell table:style-name="ce115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5" office:value-type="string">
            <text:p>Nothing happen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97];6;1)&gt;MID([.F96];6;1);&quot;&quot;;MAX([.A$7:.A96])+1)" office:value-type="float" office:value="26">
            <text:p>026</text:p>
          </table:table-cell>
          <table:table-cell table:style-name="ce46" office:value-type="string">
            <text:p>PLT_03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8" office:value-type="string">
            <text:p>Step 1: Show Group Management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5" office:value-type="string">
            <text:p>Group Management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8];6;1)&gt;MID([.F97];6;1);&quot;&quot;;MAX([.A$7:.A9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18" office:value-type="string">
            <text:p>Step 2: Select path to create group</text:p>
          </table:table-cell>
          <table:table-cell table:style-name="ce115" office:value-type="string">
            <text:p>Select group path from left pane</text:p>
          </table:table-cell>
          <table:table-cell table:style-name="ce115" office:value-type="string">
            <text:p>Group Path is displayed in the pane abov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99];6;1)&gt;MID([.F98];6;1);&quot;&quot;;MAX([.A$7:.A98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37" office:value-type="string">
            <text:p>Step 3: Show add new group form</text:p>
          </table:table-cell>
          <table:table-cell table:style-name="ce115" office:value-type="string">
            <text:p>Click <text:span text:style-name="T7">Add a group</text:span> icon</text:p>
          </table:table-cell>
          <table:table-cell table:style-name="ce115" office:value-type="string">
            <text:p>Add new group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0];6;1)&gt;MID([.F99];6;1);&quot;&quot;;MAX([.A$7:.A99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in Group </text:p>
            <text:p>Management</text:p>
          </table:table-cell>
          <table:table-cell table:style-name="ce118" office:value-type="string">
            <text:p>Step 4: Adding new group</text:p>
          </table:table-cell>
          <table:table-cell table:style-name="ce118" office:value-type="string">
            <text:p>- Input valid values for fields in form</text:p>
            <text:p>- Click <text:span text:style-name="T7">Save</text:span></text:p>
          </table:table-cell>
          <table:table-cell table:style-name="ce118" office:value-type="string">
            <text:p>New group is added successfully and user is added into group created and <text:s/>updated in its parent</text:p>
          </table:table-cell>
          <table:table-cell table:style-name="ce115" office:value-type="string">
            <text:p>High</text:p>
          </table:table-cell>
          <table:table-cell table:style-name="ce13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01];6;1)&gt;MID([.F100];6;1);&quot;&quot;;MAX([.A$7:.A100])+1)" office:value-type="float" office:value="27">
            <text:p>027</text:p>
          </table:table-cell>
          <table:table-cell table:style-name="ce46" office:value-type="string">
            <text:p>PLT_03_02</text:p>
          </table:table-cell>
          <table:table-cell table:style-name="ce109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2];6;1)&gt;MID([.F101];6;1);&quot;&quot;;MAX([.A$7:.A101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blank required fields</text:p>
          </table:table-cell>
          <table:table-cell table:style-name="ce115" office:value-type="string">
            <text:p>Step 2: Add group with blank name</text:p>
          </table:table-cell>
          <table:table-cell table:style-name="ce115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 required fields can not be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03];6;1)&gt;MID([.F102];6;1);&quot;&quot;;MAX([.A$7:.A102])+1)" office:value-type="float" office:value="28">
            <text:p>028</text:p>
          </table:table-cell>
          <table:table-cell table:style-name="ce46" office:value-type="string">
            <text:p>PLT_03_02</text:p>
          </table:table-cell>
          <table:table-cell table:style-name="ce109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4];6;1)&gt;MID([.F103];6;1);&quot;&quot;;MAX([.A$7:.A103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starts with number</text:p>
          </table:table-cell>
          <table:table-cell table:style-name="ce115" office:value-type="string">
            <text:p>Step 2: Add group starts with number in Name</text:p>
          </table:table-cell>
          <table:table-cell table:style-name="ce115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 Group Name can not be started with number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05];6;1)&gt;MID([.F104];6;1);&quot;&quot;;MAX([.A$7:.A104])+1)" office:value-type="float" office:value="29">
            <text:p>029</text:p>
          </table:table-cell>
          <table:table-cell table:style-name="ce46" office:value-type="string">
            <text:p>PLT_03_02</text:p>
          </table:table-cell>
          <table:table-cell table:style-name="ce109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</text:span><text:span text:style-name="T7">Name starts with <text:s/>underscore, </text:span><text:span text:style-name="T10">dash</text:span><text:span text:style-name="T7"> and dot</text:span>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48" table:number-columns-repeated="6"/>
          <table:table-cell table:style-name="ce147" table:number-columns-repeated="2"/>
          <table:table-cell table:style-name="ce150" table:number-columns-repeated="238"/>
        </table:table-row>
        <table:table-row table:style-name="ro22">
          <table:table-cell table:style-name="ce102" table:formula="oooc:=IF(MID([.F106];6;1)&gt;MID([.F105];6;1);&quot;&quot;;MAX([.A$7:.A10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<text:span text:style-name="T17">Add new group when Group </text:span><text:span text:style-name="T17">Name starts with <text:s/>underscore, </text:span><text:span text:style-name="T15">dash</text:span><text:span text:style-name="T17"> and dot</text:span></text:p>
          </table:table-cell>
          <table:table-cell table:style-name="ce115" office:value-type="string">
            <text:p>Step 2: Add group with digit, underscore, <text:span text:style-name="T9">dash</text:span> and dot in Group Name</text:p>
          </table:table-cell>
          <table:table-cell table:style-name="ce115" office:value-type="string">
            <text:p><text:span text:style-name="T9">- Input value for Group Name, </text:span><text:span text:style-name="T9">start with underscore, dash and </text:span><text:span text:style-name="T9">dot </text:span>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s group name must be start by character</text:p>
          </table:table-cell>
          <table:table-cell table:style-name="ce115" office:value-type="string">
            <text:p>Medium</text:p>
          </table:table-cell>
          <table:table-cell table:style-name="ce147"/>
          <table:table-cell table:style-name="ce148" table:number-columns-repeated="6"/>
          <table:table-cell table:style-name="ce147" table:number-columns-repeated="2"/>
          <table:table-cell table:style-name="ce150" table:number-columns-repeated="238"/>
        </table:table-row>
        <table:table-row table:style-name="ro27">
          <table:table-cell table:style-name="ce102" table:formula="oooc:=IF(MID([.F107];6;1)&gt;MID([.F106];6;1);&quot;&quot;;MAX([.A$7:.A106])+1)" office:value-type="float" office:value="30">
            <text:p>030</text:p>
          </table:table-cell>
          <table:table-cell table:style-name="ce46" office:value-type="string">
            <text:p>PLT_03_02</text:p>
          </table:table-cell>
          <table:table-cell table:style-name="ce109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8];6;1)&gt;MID([.F107];6;1);&quot;&quot;;MAX([.A$7:.A10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2: Add new group with lower case</text:p>
          </table:table-cell>
          <table:table-cell table:style-name="ce115" office:value-type="string">
            <text:p>- Input value for Group Name with valid value ( e.g: test)</text:p>
            <text:p><text:s/>- Click Save</text:p>
          </table:table-cell>
          <table:table-cell table:style-name="ce118" office:value-type="string">
            <text:p>New group is added successfully and user is added into group created and updated in its paren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09];6;1)&gt;MID([.F108];6;1);&quot;&quot;;MAX([.A$7:.A108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group name is the same with existing but different with lower/upper case</text:p>
          </table:table-cell>
          <table:table-cell table:style-name="ce115" office:value-type="string">
            <text:p>Step 3: Add new group with upper case</text:p>
          </table:table-cell>
          <table:table-cell table:style-name="ce115" office:value-type="string">
            <text:p>- Add second new group with the same group name but different with existing by lower/upper case ( e.g: Test)</text:p>
          </table:table-cell>
          <table:table-cell table:style-name="ce118" office:value-type="string">
            <text:p>New group is added successfully and updated in its paren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0];6;1)&gt;MID([.F109];6;1);&quot;&quot;;MAX([.A$7:.A109])+1)" office:value-type="float" office:value="31">
            <text:p>031</text:p>
          </table:table-cell>
          <table:table-cell table:style-name="ce46" office:value-type="string">
            <text:p>PLT_03_02</text:p>
          </table:table-cell>
          <table:table-cell table:style-name="ce109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1];6;1)&gt;MID([.F110];6;1);&quot;&quot;;MAX([.A$7:.A110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Name contains space</text:p>
          </table:table-cell>
          <table:table-cell table:style-name="ce115" office:value-type="string">
            <text:p>Step 2: Add group with space in Name</text:p>
          </table:table-cell>
          <table:table-cell table:style-name="ce115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5" office:value-type="string">
            <text:p>Show message alerts group name can not contains space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2];6;1)&gt;MID([.F111];6;1);&quot;&quot;;MAX([.A$7:.A111])+1)" office:value-type="float" office:value="32">
            <text:p>032</text:p>
          </table:table-cell>
          <table:table-cell table:style-name="ce46" office:value-type="string">
            <text:p>PLT_03_02</text:p>
          </table:table-cell>
          <table:table-cell table:style-name="ce109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13];6;1)&gt;MID([.F112];6;1);&quot;&quot;;MAX([.A$7:.A112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contains special characters</text:p>
          </table:table-cell>
          <table:table-cell table:style-name="ce115" office:value-type="string">
            <text:p>Step 2: Add group with special characters in Name</text:p>
          </table:table-cell>
          <table:table-cell table:style-name="ce115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5" office:value-type="string">
            <text:p>Show message alerts group name can contain alpha, dash, digit and underscore on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4];6;1)&gt;MID([.F113];6;1);&quot;&quot;;MAX([.A$7:.A113])+1)" office:value-type="float" office:value="33">
            <text:p>033</text:p>
          </table:table-cell>
          <table:table-cell table:style-name="ce46" office:value-type="string">
            <text:p>PLT_03_02</text:p>
          </table:table-cell>
          <table:table-cell table:style-name="ce109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5];6;1)&gt;MID([.F114];6;1);&quot;&quot;;MAX([.A$7:.A114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less than 3 or over 30 characters</text:p>
          </table:table-cell>
          <table:table-cell table:style-name="ce115" office:value-type="string">
            <text:p>Step 2: Add group with Name less than 3 characters</text:p>
          </table:table-cell>
          <table:table-cell table:style-name="ce115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s group name can not be less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6];6;1)&gt;MID([.F115];6;1);&quot;&quot;;MAX([.A$7:.A11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hen name less than 3 or over 30 characters</text:p>
          </table:table-cell>
          <table:table-cell table:style-name="ce137" office:value-type="string">
            <text:p>Step 3: Add group with Name over 30 characters</text:p>
          </table:table-cell>
          <table:table-cell table:style-name="ce115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5" office:value-type="string">
            <text:p>Show message alerts group name can not be over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7];6;1)&gt;MID([.F116];6;1);&quot;&quot;;MAX([.A$7:.A116])+1)" office:value-type="float" office:value="34">
            <text:p>034</text:p>
          </table:table-cell>
          <table:table-cell table:style-name="ce46" office:value-type="string">
            <text:p>PLT_03_02</text:p>
          </table:table-cell>
          <table:table-cell table:style-name="ce109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18];6;1)&gt;MID([.F117];6;1);&quot;&quot;;MAX([.A$7:.A117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blank label</text:p>
          </table:table-cell>
          <table:table-cell table:style-name="ce115" office:value-type="string">
            <text:p>Step 2: Add group with blank Label</text:p>
          </table:table-cell>
          <table:table-cell table:style-name="ce115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5" office:value-type="string">
            <text:p>- Add new group successfully</text:p>
            <text:p>- Label for new added group will be the group name instead of blank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19];6;1)&gt;MID([.F118];6;1);&quot;&quot;;MAX([.A$7:.A118])+1)" office:value-type="float" office:value="35">
            <text:p>035</text:p>
          </table:table-cell>
          <table:table-cell table:style-name="ce46" office:value-type="string">
            <text:p>PLT_03_02</text:p>
          </table:table-cell>
          <table:table-cell table:style-name="ce109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0];6;1)&gt;MID([.F119];6;1);&quot;&quot;;MAX([.A$7:.A119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label less than 3 or over 30 characters</text:p>
          </table:table-cell>
          <table:table-cell table:style-name="ce118" office:value-type="string">
            <text:p>Step 2: Add group with Label less than 3 characters</text:p>
          </table:table-cell>
          <table:table-cell table:style-name="ce115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5" office:value-type="string">
            <text:p>Show message alerts label must be more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1];6;1)&gt;MID([.F120];6;1);&quot;&quot;;MAX([.A$7:.A120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label less than 3 or over 30 characters</text:p>
          </table:table-cell>
          <table:table-cell table:style-name="ce137" office:value-type="string">
            <text:p>Step 3: Add group with Label over 30 characters</text:p>
          </table:table-cell>
          <table:table-cell table:style-name="ce115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5" office:value-type="string">
            <text:p>Show message alerts label must be less than 30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22];6;1)&gt;MID([.F121];6;1);&quot;&quot;;MAX([.A$7:.A121])+1)" office:value-type="float" office:value="36">
            <text:p>036</text:p>
          </table:table-cell>
          <table:table-cell table:style-name="ce46" office:value-type="string">
            <text:p>PLT_03_02</text:p>
          </table:table-cell>
          <table:table-cell table:style-name="ce109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3];6;1)&gt;MID([.F122];6;1);&quot;&quot;;MAX([.A$7:.A122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5" office:value-type="string">
            <text:p>Add new group with Description over 255 characters</text:p>
          </table:table-cell>
          <table:table-cell table:style-name="ce118" office:value-type="string">
            <text:p>Step 2: Add group with Des less over 255 characters</text:p>
          </table:table-cell>
          <table:table-cell table:style-name="ce115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5" office:value-type="string">
            <text:p>Show message alerts label must be less than 25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24];6;1)&gt;MID([.F123];6;1);&quot;&quot;;MAX([.A$7:.A123])+1)" office:value-type="float" office:value="37">
            <text:p>037</text:p>
          </table:table-cell>
          <table:table-cell table:style-name="ce46" office:value-type="string">
            <text:p>PLT_03_02</text:p>
          </table:table-cell>
          <table:table-cell table:style-name="ce109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15" office:value-type="string">
            <text:p>Step 1: Show add new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5" office:value-type="string">
            <text:p>Blank adding new group form appea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5];6;1)&gt;MID([.F124];6;1);&quot;&quot;;MAX([.A$7:.A124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18" office:value-type="string">
            <text:p>Step 2: Create the first group</text:p>
          </table:table-cell>
          <table:table-cell table:style-name="ce115" office:value-type="string">
            <text:p>- Input valid values for fields</text:p>
            <text:p>- Click <text:span text:style-name="T7">Save</text:span></text:p>
          </table:table-cell>
          <table:table-cell table:style-name="ce115" office:value-type="string">
            <text:p>New group is added &amp; displayed in selected path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6];6;1)&gt;MID([.F125];6;1);&quot;&quot;;MAX([.A$7:.A125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37" office:value-type="string">
            <text:p>Step 3: Create same name group in the same path</text:p>
          </table:table-cell>
          <table:table-cell table:style-name="ce115" office:value-type="string">
            <text:p>- Keep current group path</text:p>
            <text:p>- Create new group with same name like group created at step 2</text:p>
          </table:table-cell>
          <table:table-cell table:style-name="ce115" office:value-type="string">
            <text:p>Show message alerts this group name already exist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27];6;1)&gt;MID([.F126];6;1);&quot;&quot;;MAX([.A$7:.A126])+1)">
            <text:p/>
          </table:table-cell>
          <table:table-cell table:style-name="ce46" office:value-type="string">
            <text:p>PLT_03_02</text:p>
          </table:table-cell>
          <table:table-cell table:style-name="ce109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5" office:value-type="string">
            <text:p>Add new group same name with existing</text:p>
          </table:table-cell>
          <table:table-cell table:style-name="ce118" office:value-type="string">
            <text:p>Step 4: Create same name group in different paths</text:p>
          </table:table-cell>
          <table:table-cell table:style-name="ce139" office:value-type="string">
            <text:p>- Select another group path</text:p>
            <text:p>- Create new group with same name like group created at step 2</text:p>
          </table:table-cell>
          <table:table-cell table:style-name="ce118" office:value-type="string">
            <text:p>Create new same name group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28];6;1)&gt;MID([.F127];6;1);&quot;&quot;;MAX([.A$7:.A127])+1)" office:value-type="float" office:value="38">
            <text:p>038</text:p>
          </table:table-cell>
          <table:table-cell table:style-name="ce46" office:value-type="string">
            <text:p>PLT_03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15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5" office:value-type="string">
            <text:p>Show message alerts user have to select one group to edi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29];6;1)&gt;MID([.F128];6;1);&quot;&quot;;MAX([.A$7:.A128])+1)" office:value-type="float" office:value="39">
            <text:p>039</text:p>
          </table:table-cell>
          <table:table-cell table:style-name="ce46" office:value-type="string">
            <text:p>PLT_03_03</text:p>
          </table:table-cell>
          <table:table-cell table:style-name="ce109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15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0];6;1)&gt;MID([.F129];6;1);&quot;&quot;;MAX([.A$7:.A129])+1)" office:value-type="float" office:value="40">
            <text:p>040</text:p>
          </table:table-cell>
          <table:table-cell table:style-name="ce46" office:value-type="string">
            <text:p>PLT_03_03</text:p>
          </table:table-cell>
          <table:table-cell table:style-name="ce109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1];6;1)&gt;MID([.F130];6;1);&quot;&quot;;MAX([.A$7:.A130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blank Label</text:p>
          </table:table-cell>
          <table:table-cell table:style-name="ce137" office:value-type="string">
            <text:p>Step 2: Edit with blank Label</text:p>
          </table:table-cell>
          <table:table-cell table:style-name="ce115" office:value-type="string">
            <text:p>- Clean current value in Label, leave it blank</text:p>
            <text:p>- Click <text:span text:style-name="T7">Save</text:span></text:p>
          </table:table-cell>
          <table:table-cell table:style-name="ce115" office:value-type="string">
            <text:p>Edit group successfully, value for label is group Name instead of blank as defaul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2];6;1)&gt;MID([.F131];6;1);&quot;&quot;;MAX([.A$7:.A131])+1)" office:value-type="float" office:value="41">
            <text:p>041</text:p>
          </table:table-cell>
          <table:table-cell table:style-name="ce46" office:value-type="string">
            <text:p>PLT_03_03</text:p>
          </table:table-cell>
          <table:table-cell table:style-name="ce109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3];6;1)&gt;MID([.F132];6;1);&quot;&quot;;MAX([.A$7:.A132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less than 3 or over 30 characters</text:p>
          </table:table-cell>
          <table:table-cell table:style-name="ce137" office:value-type="string">
            <text:p>Step 2: Edit with Label less than 3 characters</text:p>
          </table:table-cell>
          <table:table-cell table:style-name="ce118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2" office:value-type="string">
            <text:p>Show message alerts Label can not be less than 3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4];6;1)&gt;MID([.F133];6;1);&quot;&quot;;MAX([.A$7:.A133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less than 3 or over 30 characters</text:p>
          </table:table-cell>
          <table:table-cell table:style-name="ce138" office:value-type="string">
            <text:p>Step 3: Edit with Label over 30 characters</text:p>
          </table:table-cell>
          <table:table-cell table:style-name="ce118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38" office:value-type="string">
            <text:p>Show message alerts Label must be from 3 to 30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5];6;1)&gt;MID([.F134];6;1);&quot;&quot;;MAX([.A$7:.A134])+1)" office:value-type="float" office:value="42">
            <text:p>042</text:p>
          </table:table-cell>
          <table:table-cell table:style-name="ce46" office:value-type="string">
            <text:p>PLT_03_03</text:p>
          </table:table-cell>
          <table:table-cell table:style-name="ce109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6];6;1)&gt;MID([.F135];6;1);&quot;&quot;;MAX([.A$7:.A135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group with Label contains space</text:p>
          </table:table-cell>
          <table:table-cell table:style-name="ce118" office:value-type="string">
            <text:p>Step 2: Edit with Label contains space</text:p>
          </table:table-cell>
          <table:table-cell table:style-name="ce115" office:value-type="string">
            <text:p>- Change current value of Label contains space</text:p>
            <text:p>- Click <text:span text:style-name="T7">Save</text:span></text:p>
          </table:table-cell>
          <table:table-cell table:style-name="ce115" office:value-type="string">
            <text:p>Edit group successfully. Group is displayed in left pane with edited label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7];6;1)&gt;MID([.F136];6;1);&quot;&quot;;MAX([.A$7:.A136])+1)" office:value-type="float" office:value="43">
            <text:p>043</text:p>
          </table:table-cell>
          <table:table-cell table:style-name="ce46" office:value-type="string">
            <text:p>PLT_03_03</text:p>
          </table:table-cell>
          <table:table-cell table:style-name="ce109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38];6;1)&gt;MID([.F137];6;1);&quot;&quot;;MAX([.A$7:.A137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Description of group</text:p>
          </table:table-cell>
          <table:table-cell table:style-name="ce118" office:value-type="string">
            <text:p>Step 2: Change description of group</text:p>
          </table:table-cell>
          <table:table-cell table:style-name="ce115" office:value-type="string">
            <text:p>- Change current value of Description</text:p>
            <text:p>- Click <text:span text:style-name="T7">Save</text:span></text:p>
          </table:table-cell>
          <table:table-cell table:style-name="ce115" office:value-type="string">
            <text:p>Edit group successful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139];6;1)&gt;MID([.F138];6;1);&quot;&quot;;MAX([.A$7:.A138])+1)" office:value-type="float" office:value="44">
            <text:p>044</text:p>
          </table:table-cell>
          <table:table-cell table:style-name="ce46" office:value-type="string">
            <text:p>PLT_03_03</text:p>
          </table:table-cell>
          <table:table-cell table:style-name="ce109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8" office:value-type="string">
            <text:p>Step 1: Show Edit group form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5" office:value-type="string">
            <text:p>Edit group form is show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0];6;1)&gt;MID([.F139];6;1);&quot;&quot;;MAX([.A$7:.A139])+1)">
            <text:p/>
          </table:table-cell>
          <table:table-cell table:style-name="ce46" office:value-type="string">
            <text:p>PLT_03_03</text:p>
          </table:table-cell>
          <table:table-cell table:style-name="ce109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5" office:value-type="string">
            <text:p>Edit Description of group with over max length</text:p>
          </table:table-cell>
          <table:table-cell table:style-name="ce118" office:value-type="string">
            <text:p>Step 2: Change description of group with over max length</text:p>
          </table:table-cell>
          <table:table-cell table:style-name="ce115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2" office:value-type="string">
            <text:p>Show message alerts group's description must be less than 255 characters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41];6;1)&gt;MID([.F140];6;1);&quot;&quot;;MAX([.A$7:.A140])+1)" office:value-type="float" office:value="45">
            <text:p>045</text:p>
          </table:table-cell>
          <table:table-cell table:style-name="ce46" office:value-type="string">
            <text:p>PLT_03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2];6;1)&gt;MID([.F141];6;1);&quot;&quot;;MAX([.A$7:.A141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Delete group with deleting confirmation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5" office:value-type="string">
            <text:p>Selecting group and its sub groups are deleted. They're disappeared from groups list in lef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143];6;1)&gt;MID([.F142];6;1);&quot;&quot;;MAX([.A$7:.A142])+1)" office:value-type="float" office:value="46">
            <text:p>046</text:p>
          </table:table-cell>
          <table:table-cell table:style-name="ce46" office:value-type="string">
            <text:p>PLT_03_04</text:p>
          </table:table-cell>
          <table:table-cell table:style-name="ce109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5">
          <table:table-cell table:style-name="ce102" table:formula="oooc:=IF(MID([.F144];6;1)&gt;MID([.F143];6;1);&quot;&quot;;MAX([.A$7:.A14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 </text:span><text:span text:style-name="T17">corresponding to one group</text:span></text:p>
            <text:p><text:span text:style-name="T17">- Click </text:span><text:span text:style-name="T7">Cancel</text:span><text:span text:style-name="T17"> 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3" office:value-type="string">
            <text:p>Selecting group and its sub group are not removed from list</text:p>
          </table:table-cell>
          <table:table-cell table:style-name="ce115" office:value-type="string">
            <text:p>Low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45];6;1)&gt;MID([.F144];6;1);&quot;&quot;;MAX([.A$7:.A144])+1)" office:value-type="float" office:value="47">
            <text:p>047</text:p>
          </table:table-cell>
          <table:table-cell table:style-name="ce46" office:value-type="string">
            <text:p>PLT_03_04</text:p>
          </table:table-cell>
          <table:table-cell table:style-name="ce109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15" office:value-type="string">
            <text:p>Step 1: Delete group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5" office:value-type="string">
            <text:p>Show message alerts user have to select one group to delete</text:p>
          </table:table-cell>
          <table:table-cell table:style-name="ce115" office:value-type="string">
            <text:p>Medium</text:p>
          </table:table-cell>
          <table:table-cell table:style-name="ce147"/>
          <table:table-cell table:style-name="ce115" table:number-columns-repeated="6"/>
          <table:table-cell table:style-name="ce122"/>
          <table:table-cell table:style-name="ce147"/>
          <table:table-cell table:style-name="ce150" table:number-columns-repeated="238"/>
        </table:table-row>
        <table:table-row table:style-name="ro23">
          <table:table-cell table:style-name="ce102" table:formula="oooc:=IF(MID([.F146];6;1)&gt;MID([.F145];6;1);&quot;&quot;;MAX([.A$7:.A145])+1)" office:value-type="float" office:value="48">
            <text:p>048</text:p>
          </table:table-cell>
          <table:table-cell table:style-name="ce46" office:value-type="string">
            <text:p>PLT_03_04</text:p>
          </table:table-cell>
          <table:table-cell table:style-name="ce109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15" office:value-type="string">
            <text:p>Step 1: Create group</text:p>
          </table:table-cell>
          <table:table-cell table:style-name="ce139" office:value-type="string">
            <text:p>Create new group &amp; assign user A in new added group</text:p>
          </table:table-cell>
          <table:table-cell table:style-name="ce118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7];6;1)&gt;MID([.F146];6;1);&quot;&quot;;MAX([.A$7:.A14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2: Check membership of user in a group</text:p>
          </table:table-cell>
          <table:table-cell table:style-name="ce118" office:value-type="string">
            <text:p>- Select above user to edit</text:p>
            <text:p>- Select <text:span text:style-name="T7">User Membership</text:span> tab</text:p>
          </table:table-cell>
          <table:table-cell table:style-name="ce142" office:value-type="string">
            <text:p>New added group name and user's role in that group are displayed in list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8];6;1)&gt;MID([.F147];6;1);&quot;&quot;;MAX([.A$7:.A14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3: Delete group</text:p>
          </table:table-cell>
          <table:table-cell table:style-name="ce118" office:value-type="string">
            <text:p>- Back to Group management</text:p>
            <text:p>- Delete new added group</text:p>
          </table:table-cell>
          <table:table-cell table:style-name="ce118" office:value-type="string">
            <text:p>Group is removed from groups list in left pan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49];6;1)&gt;MID([.F148];6;1);&quot;&quot;;MAX([.A$7:.A148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user in deleted group</text:p>
          </table:table-cell>
          <table:table-cell table:style-name="ce118" office:value-type="string">
            <text:p>Step 4: Check membership of user in deleted group</text:p>
          </table:table-cell>
          <table:table-cell table:style-name="ce118" office:value-type="string">
            <text:p>- Select above user to edit</text:p>
            <text:p>- Select <text:span text:style-name="T7">User Membership</text:span> tab</text:p>
          </table:table-cell>
          <table:table-cell table:style-name="ce118" office:value-type="string">
            <text:p>Deleted group name and user's role in that group are disappears in list.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0];6;1)&gt;MID([.F149];6;1);&quot;&quot;;MAX([.A$7:.A149])+1)" office:value-type="float" office:value="49">
            <text:p>049</text:p>
          </table:table-cell>
          <table:table-cell table:style-name="ce46" office:value-type="string">
            <text:p>PLT_03_04</text:p>
          </table:table-cell>
          <table:table-cell table:style-name="ce109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15" office:value-type="string">
            <text:p>Step 1: Create group</text:p>
          </table:table-cell>
          <table:table-cell table:style-name="ce139" office:value-type="string">
            <text:p>- Create new group </text:p>
            <text:p>- Assign user A in new added group with manager role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1];6;1)&gt;MID([.F150];6;1);&quot;&quot;;MAX([.A$7:.A15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2: Create page for group</text:p>
          </table:table-cell>
          <table:table-cell table:style-name="ce115" office:value-type="string">
            <text:p>Use account of user A to create some pages for added group</text:p>
          </table:table-cell>
          <table:table-cell table:style-name="ce115" office:value-type="string">
            <text:p>- Create pages successfully</text:p>
            <text:p>- Those pages are listed in Manage Pages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52];6;1)&gt;MID([.F151];6;1);&quot;&quot;;MAX([.A$7:.A151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3: Edit group's pages</text:p>
          </table:table-cell>
          <table:table-cell table:style-name="ce115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5" office:value-type="string">
            <text:p>Edit page successfully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3];6;1)&gt;MID([.F152];6;1);&quot;&quot;;MAX([.A$7:.A152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37" office:value-type="string">
            <text:p>Step 4: Delete group</text:p>
          </table:table-cell>
          <table:table-cell table:style-name="ce118" office:value-type="string">
            <text:p>- Use Admin/HR account back to Group management</text:p>
            <text:p>- Delete new added group</text:p>
          </table:table-cell>
          <table:table-cell table:style-name="ce115" office:value-type="string">
            <text:p>Delete group successfully, deleted group disappears from groups list</text:p>
          </table:table-cell>
          <table:table-cell table:style-name="ce118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4];6;1)&gt;MID([.F153];6;1);&quot;&quot;;MAX([.A$7:.A15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5: Check existing of deleted group's pages that was not changed Edit permission</text:p>
          </table:table-cell>
          <table:table-cell table:style-name="ce118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7">- Search pages of deleted group</text:span></text:p>
          </table:table-cell>
          <table:table-cell table:style-name="ce118" office:value-type="string">
            <text:p>No page is found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5];6;1)&gt;MID([.F154];6;1);&quot;&quot;;MAX([.A$7:.A154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existing of pages in deleted group</text:p>
          </table:table-cell>
          <table:table-cell table:style-name="ce118" office:value-type="string">
            <text:p>Step 6: Check existing of deleted group's pages that was <text:s/>changed Edit permission</text:p>
          </table:table-cell>
          <table:table-cell table:style-name="ce139" office:value-type="string">
            <text:p>Search pages of deleted group with “owner is” is the group that was re-assigned Edit permission</text:p>
          </table:table-cell>
          <table:table-cell table:style-name="ce118" office:value-type="string">
            <text:p>Page B is returned in search resul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56];6;1)&gt;MID([.F155];6;1);&quot;&quot;;MAX([.A$7:.A155])+1)" office:value-type="float" office:value="50">
            <text:p>050</text:p>
          </table:table-cell>
          <table:table-cell table:style-name="ce46" office:value-type="string">
            <text:p>PLT_03_04</text:p>
          </table:table-cell>
          <table:table-cell table:style-name="ce109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15" office:value-type="string">
            <text:p>Step 1: Create group</text:p>
          </table:table-cell>
          <table:table-cell table:style-name="ce118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7];6;1)&gt;MID([.F156];6;1);&quot;&quot;;MAX([.A$7:.A15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2: Check create page for added group by wizard</text:p>
          </table:table-cell>
          <table:table-cell table:style-name="ce118" office:value-type="string">
            <text:p>Use account of user A to create new page for added group by wizard</text:p>
          </table:table-cell>
          <table:table-cell table:style-name="ce118" office:value-type="string">
            <text:p>Added group's nav is displayed in list to selec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8];6;1)&gt;MID([.F157];6;1);&quot;&quot;;MAX([.A$7:.A15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3: Check create page for added group by Advanced</text:p>
          </table:table-cell>
          <table:table-cell table:style-name="ce118" office:value-type="string">
            <text:p>Use account of user A to create new page for added group in Manage Pages in Advanced</text:p>
          </table:table-cell>
          <table:table-cell table:style-name="ce118" office:value-type="string">
            <text:p>Added group is displayed in list to select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59];6;1)&gt;MID([.F158];6;1);&quot;&quot;;MAX([.A$7:.A158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4: Delete group</text:p>
          </table:table-cell>
          <table:table-cell table:style-name="ce118" office:value-type="string">
            <text:p>Use Admin/HR account to delete added group</text:p>
          </table:table-cell>
          <table:table-cell table:style-name="ce118" office:value-type="string">
            <text:p>Group is removed from groups list in left pane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0];6;1)&gt;MID([.F159];6;1);&quot;&quot;;MAX([.A$7:.A159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6" office:value-type="string">
            <text:p>Check creating page for deleted group</text:p>
          </table:table-cell>
          <table:table-cell table:style-name="ce118" office:value-type="string">
            <text:p>Step 5: Check creating page for deleted group by wizard</text:p>
          </table:table-cell>
          <table:table-cell table:style-name="ce118" office:value-type="string">
            <text:p>Use account of user A to create new page for deleted group by wizard</text:p>
          </table:table-cell>
          <table:table-cell table:style-name="ce118" office:value-type="string">
            <text:p>Deleted group's nav disappears in list, can not select to create page for deleted group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1];6;1)&gt;MID([.F160];6;1);&quot;&quot;;MAX([.A$7:.A16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creating page for deleted group</text:p>
          </table:table-cell>
          <table:table-cell table:style-name="ce118" office:value-type="string">
            <text:p>Step 6: Check creating page for deleted group by Advanced</text:p>
          </table:table-cell>
          <table:table-cell table:style-name="ce118" office:value-type="string">
            <text:p>Use account of user A to create new page for deleted group in Manage Pages in Advanced</text:p>
          </table:table-cell>
          <table:table-cell table:style-name="ce118" office:value-type="string">
            <text:p>Added group disappears from list, can not select to add</text:p>
          </table:table-cell>
          <table:table-cell table:style-name="ce118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2];6;1)&gt;MID([.F161];6;1);&quot;&quot;;MAX([.A$7:.A161])+1)" office:value-type="float" office:value="51">
            <text:p>051</text:p>
          </table:table-cell>
          <table:table-cell table:style-name="ce46" office:value-type="string">
            <text:p>PLT_03_04</text:p>
          </table:table-cell>
          <table:table-cell table:style-name="ce109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15" office:value-type="string">
            <text:p>Step 1: Create group</text:p>
          </table:table-cell>
          <table:table-cell table:style-name="ce118" office:value-type="string">
            <text:p>- Create new group </text:p>
            <text:p>- Assign user A in new added group with manager role</text:p>
          </table:table-cell>
          <table:table-cell table:style-name="ce118" office:value-type="string">
            <text:p>Add group &amp; <text:s/>user into group successfully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3];6;1)&gt;MID([.F162];6;1);&quot;&quot;;MAX([.A$7:.A162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18" office:value-type="string">
            <text:p>Step 2: Create navigation for added group</text:p>
          </table:table-cell>
          <table:table-cell table:style-name="ce139" office:value-type="string">
            <text:p>Use account of user A to create navigation for new added group in Edit Page &amp; Navigation</text:p>
          </table:table-cell>
          <table:table-cell table:style-name="ce118" office:value-type="string">
            <text:p>Navigation for new added group is created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4];6;1)&gt;MID([.F163];6;1);&quot;&quot;;MAX([.A$7:.A163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37" office:value-type="string">
            <text:p>Step 3: Delete group</text:p>
          </table:table-cell>
          <table:table-cell table:style-name="ce118" office:value-type="string">
            <text:p>- Use Admin/HR account back to Group management</text:p>
            <text:p>- Delete new added group</text:p>
          </table:table-cell>
          <table:table-cell table:style-name="ce115" office:value-type="string">
            <text:p>Delete group successfully, deleted group disappears from groups list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65];6;1)&gt;MID([.F164];6;1);&quot;&quot;;MAX([.A$7:.A164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Check <text:s/>existing of deleted group's navigation</text:p>
          </table:table-cell>
          <table:table-cell table:style-name="ce118" office:value-type="string">
            <text:p>Step 4: Check existing of deleted group's navigation</text:p>
          </table:table-cell>
          <table:table-cell table:style-name="ce139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18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6];6;1)&gt;MID([.F165];6;1);&quot;&quot;;MAX([.A$7:.A165])+1)" office:value-type="float" office:value="52">
            <text:p>052</text:p>
          </table:table-cell>
          <table:table-cell table:style-name="ce46" office:value-type="string">
            <text:p>PLT_03_04</text:p>
          </table:table-cell>
          <table:table-cell table:style-name="ce109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15" office:value-type="string">
            <text:p>Step 1: Create group</text:p>
          </table:table-cell>
          <table:table-cell table:style-name="ce115" office:value-type="string">
            <text:p>Create new group</text:p>
          </table:table-cell>
          <table:table-cell table:style-name="ce115" office:value-type="string">
            <text:p>Create group successfully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7];6;1)&gt;MID([.F166];6;1);&quot;&quot;;MAX([.A$7:.A166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himself</text:p>
          </table:table-cell>
          <table:table-cell table:style-name="ce118" office:value-type="string">
            <text:p>Step 2: Show form to edit group</text:p>
          </table:table-cell>
          <table:table-cell table:style-name="ce115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5" office:value-type="string">
            <text:p>Edit group form is shown: informations of selecting group are displayed in form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8];6;1)&gt;MID([.F167];6;1);&quot;&quot;;MAX([.A$7:.A167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himself</text:p>
          </table:table-cell>
          <table:table-cell table:style-name="ce137" office:value-type="string">
            <text:p>Step 3: Delete group</text:p>
          </table:table-cell>
          <table:table-cell table:style-name="ce115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Show message alerts this group is being used, can not delet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69];6;1)&gt;MID([.F168];6;1);&quot;&quot;;MAX([.A$7:.A168])+1)" office:value-type="float" office:value="53">
            <text:p>053</text:p>
          </table:table-cell>
          <table:table-cell table:style-name="ce46" office:value-type="string">
            <text:p>PLT_03_04</text:p>
          </table:table-cell>
          <table:table-cell table:style-name="ce109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15" office:value-type="string">
            <text:p>Step 1: Create group</text:p>
          </table:table-cell>
          <table:table-cell table:style-name="ce115" office:value-type="string">
            <text:p>Create new group</text:p>
          </table:table-cell>
          <table:table-cell table:style-name="ce115" office:value-type="string">
            <text:p>Create group successfully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3">
          <table:table-cell table:style-name="ce102" table:formula="oooc:=IF(MID([.F170];6;1)&gt;MID([.F169];6;1);&quot;&quot;;MAX([.A$7:.A169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another</text:p>
          </table:table-cell>
          <table:table-cell table:style-name="ce118" office:value-type="string">
            <text:p>Step 2: Show form to edit group</text:p>
          </table:table-cell>
          <table:table-cell table:style-name="ce118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5" office:value-type="string">
            <text:p>Edit group form is shown: informations of selecting group are displayed in form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1];6;1)&gt;MID([.F170];6;1);&quot;&quot;;MAX([.A$7:.A170])+1)">
            <text:p/>
          </table:table-cell>
          <table:table-cell table:style-name="ce46" office:value-type="string">
            <text:p>PLT_03_04</text:p>
          </table:table-cell>
          <table:table-cell table:style-name="ce109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5" office:value-type="string">
            <text:p>Delete group when it is being used by another</text:p>
          </table:table-cell>
          <table:table-cell table:style-name="ce118" office:value-type="string">
            <text:p>Step 3: Delete group by another user</text:p>
          </table:table-cell>
          <table:table-cell table:style-name="ce118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group and its sub group are removed from list. They're disappear from group list in the left pane</text:p>
          </table:table-cell>
          <table:table-cell table:style-name="ce118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9">
          <table:table-cell table:style-name="ce102" table:formula="oooc:=IF(MID([.F172];6;1)&gt;MID([.F171];6;1);&quot;&quot;;MAX([.A$7:.A171])+1)" office:value-type="float" office:value="54">
            <text:p>054</text:p>
          </table:table-cell>
          <table:table-cell table:style-name="ce46" office:value-type="string">
            <text:p>PLT_03_04</text:p>
          </table:table-cell>
          <table:table-cell table:style-name="ce109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5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6">
          <table:table-cell table:style-name="ce102" table:formula="oooc:=IF(MID([.F173];6;1)&gt;MID([.F172];6;1);&quot;&quot;;MAX([.A$7:.A17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15" office:value-type="string">
            <text:p>Delete group which is mandatory</text:p>
          </table:table-cell>
          <table:table-cell table:style-name="ce118" office:value-type="string">
            <text:p>Step 2: Delete group</text:p>
          </table:table-cell>
          <table:table-cell table:style-name="ce115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5" office:value-type="string">
            <text:p>Show message alerts user can't delete this group because it (or its child) is mandatory!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4];6;1)&gt;MID([.F173];6;1);&quot;&quot;;MAX([.A$7:.A173])+1)" office:value-type="float" office:value="55">
            <text:p>055</text:p>
          </table:table-cell>
          <table:table-cell table:style-name="ce46" office:value-type="string">
            <text:p>PLT_03_05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5];6;1)&gt;MID([.F174];6;1);&quot;&quot;;MAX([.A$7:.A174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ser into group without specify anyone</text:p>
          </table:table-cell>
          <table:table-cell table:style-name="ce118" office:value-type="string">
            <text:p>Step 2: Add user without select anyone</text:p>
          </table:table-cell>
          <table:table-cell table:style-name="ce115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 have to input usernam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6];6;1)&gt;MID([.F175];6;1);&quot;&quot;;MAX([.A$7:.A175])+1)" office:value-type="float" office:value="56">
            <text:p>056</text:p>
          </table:table-cell>
          <table:table-cell table:style-name="ce46" office:value-type="string">
            <text:p>PLT_03_05</text:p>
          </table:table-cell>
          <table:table-cell table:style-name="ce109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7];6;1)&gt;MID([.F176];6;1);&quot;&quot;;MAX([.A$7:.A176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n-available user into group</text:p>
          </table:table-cell>
          <table:table-cell table:style-name="ce118" office:value-type="string">
            <text:p>Step 2: Add unavailable user</text:p>
          </table:table-cell>
          <table:table-cell table:style-name="ce115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15" office:value-type="string">
            <text:p>Show message alerts input username does not ex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8];6;1)&gt;MID([.F177];6;1);&quot;&quot;;MAX([.A$7:.A177])+1)" office:value-type="float" office:value="57">
            <text:p>057</text:p>
          </table:table-cell>
          <table:table-cell table:style-name="ce46" office:value-type="string">
            <text:p>PLT_03_05</text:p>
          </table:table-cell>
          <table:table-cell table:style-name="ce109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79];6;1)&gt;MID([.F178];6;1);&quot;&quot;;MAX([.A$7:.A178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80];6;1)&gt;MID([.F179];6;1);&quot;&quot;;MAX([.A$7:.A17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3: Search available user with completed username</text:p>
          </table:table-cell>
          <table:table-cell table:style-name="ce115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15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1];6;1)&gt;MID([.F180];6;1);&quot;&quot;;MAX([.A$7:.A180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8" office:value-type="string">
            <text:p>Step 4: Search un-available user</text:p>
          </table:table-cell>
          <table:table-cell table:style-name="ce139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8" office:value-type="string">
            <text:p>No result is returned in search resul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82];6;1)&gt;MID([.F181];6;1);&quot;&quot;;MAX([.A$7:.A181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5: Search with in completed word but has * to find the left</text:p>
          </table:table-cell>
          <table:table-cell table:style-name="ce115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has search type contains search string are return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3];6;1)&gt;MID([.F182];6;1);&quot;&quot;;MAX([.A$7:.A18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6: Search with not completed word</text:p>
          </table:table-cell>
          <table:table-cell table:style-name="ce115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All users contains <text:span text:style-name="T21">incomplete</text:span> word are return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4];6;1)&gt;MID([.F183];6;1);&quot;&quot;;MAX([.A$7:.A183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search user function when add user into group</text:p>
          </table:table-cell>
          <table:table-cell table:style-name="ce115" office:value-type="string">
            <text:p>Step 7: Search with key word includes special characters</text:p>
          </table:table-cell>
          <table:table-cell table:style-name="ce115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5" office:value-type="string">
            <text:p>Return blank users list with message: Empty data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5];6;1)&gt;MID([.F184];6;1);&quot;&quot;;MAX([.A$7:.A184])+1)" office:value-type="float" office:value="58">
            <text:p>058</text:p>
          </table:table-cell>
          <table:table-cell table:style-name="ce46" office:value-type="string">
            <text:p>PLT_03_05</text:p>
          </table:table-cell>
          <table:table-cell table:style-name="ce109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6];6;1)&gt;MID([.F185];6;1);&quot;&quot;;MAX([.A$7:.A18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2: Add new membership</text:p>
          </table:table-cell>
          <table:table-cell table:style-name="ce118" office:value-type="string">
            <text:p>- Login by another admin/HR manager in another place</text:p>
            <text:p>- Add new Membership in Membership Management</text:p>
          </table:table-cell>
          <table:table-cell table:style-name="ce118" office:value-type="string">
            <text:p>New membership is added successfully &amp; displayed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7];6;1)&gt;MID([.F186];6;1);&quot;&quot;;MAX([.A$7:.A186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3: Check membership list when add new user before refresh list</text:p>
          </table:table-cell>
          <table:table-cell table:style-name="ce118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8" office:value-type="string">
            <text:p>New added membership has not been list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8];6;1)&gt;MID([.F187];6;1);&quot;&quot;;MAX([.A$7:.A187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4: Add user into group with new added membership</text:p>
          </table:table-cell>
          <table:table-cell table:style-name="ce118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8" office:value-type="string">
            <text:p>Membership list in Membership field is updated with new added membership at step 2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89];6;1)&gt;MID([.F188];6;1);&quot;&quot;;MAX([.A$7:.A188])+1)" office:value-type="float" office:value="59">
            <text:p>059</text:p>
          </table:table-cell>
          <table:table-cell table:style-name="ce46" office:value-type="string">
            <text:p>PLT_03_05</text:p>
          </table:table-cell>
          <table:table-cell table:style-name="ce109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0];6;1)&gt;MID([.F189];6;1);&quot;&quot;;MAX([.A$7:.A18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different roles</text:p>
          </table:table-cell>
          <table:table-cell table:style-name="ce118" office:value-type="string">
            <text:p>Step 2: Add user into group with the first role</text:p>
          </table:table-cell>
          <table:table-cell table:style-name="ce115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1];6;1)&gt;MID([.F190];6;1);&quot;&quot;;MAX([.A$7:.A190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different roles</text:p>
          </table:table-cell>
          <table:table-cell table:style-name="ce137" office:value-type="string">
            <text:p>Step 3: Add user into group with another role</text:p>
          </table:table-cell>
          <table:table-cell table:style-name="ce115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2];6;1)&gt;MID([.F191];6;1);&quot;&quot;;MAX([.A$7:.A191])+1)" office:value-type="float" office:value="60">
            <text:p>060</text:p>
          </table:table-cell>
          <table:table-cell table:style-name="ce46" office:value-type="string">
            <text:p>PLT_03_05</text:p>
          </table:table-cell>
          <table:table-cell table:style-name="ce109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3];6;1)&gt;MID([.F192];6;1);&quot;&quot;;MAX([.A$7:.A19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the same exiting role</text:p>
          </table:table-cell>
          <table:table-cell table:style-name="ce118" office:value-type="string">
            <text:p>Step 2: Add user into group</text:p>
          </table:table-cell>
          <table:table-cell table:style-name="ce115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4];6;1)&gt;MID([.F193];6;1);&quot;&quot;;MAX([.A$7:.A193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an user into a group with the same exiting role</text:p>
          </table:table-cell>
          <table:table-cell table:style-name="ce137" office:value-type="string">
            <text:p>Step 3: Add user into group with the same role</text:p>
          </table:table-cell>
          <table:table-cell table:style-name="ce115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15" office:value-type="string">
            <text:p>Show message alerts this user with this role already exists in current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5];6;1)&gt;MID([.F194];6;1);&quot;&quot;;MAX([.A$7:.A194])+1)" office:value-type="float" office:value="61">
            <text:p>061</text:p>
          </table:table-cell>
          <table:table-cell table:style-name="ce46" office:value-type="string">
            <text:p>PLT_03_05</text:p>
          </table:table-cell>
          <table:table-cell table:style-name="ce109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6];6;1)&gt;MID([.F195];6;1);&quot;&quot;;MAX([.A$7:.A19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duplicate user into a group with the same role</text:p>
          </table:table-cell>
          <table:table-cell table:style-name="ce118" office:value-type="string">
            <text:p>Step 2: Add user into group</text:p>
          </table:table-cell>
          <table:table-cell table:style-name="ce140" office:value-type="string">
            <text:p><text:span text:style-name="T23">- Input the same user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8" office:value-type="string">
            <text:p>Show message alert user name duplicate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7];6;1)&gt;MID([.F196];6;1);&quot;&quot;;MAX([.A$7:.A196])+1)" office:value-type="float" office:value="62">
            <text:p>062</text:p>
          </table:table-cell>
          <table:table-cell table:style-name="ce46" office:value-type="string">
            <text:p>PLT_03_05</text:p>
          </table:table-cell>
          <table:table-cell table:style-name="ce109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98];6;1)&gt;MID([.F197];6;1);&quot;&quot;;MAX([.A$7:.A197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some user into group and after delete an user </text:p>
          </table:table-cell>
          <table:table-cell table:style-name="ce118" office:value-type="string">
            <text:p>Step 2: Add user into group</text:p>
          </table:table-cell>
          <table:table-cell table:style-name="ce140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199];6;1)&gt;MID([.F198];6;1);&quot;&quot;;MAX([.A$7:.A198])+1)" office:value-type="float" office:value="63">
            <text:p>063</text:p>
          </table:table-cell>
          <table:table-cell table:style-name="ce46" office:value-type="string">
            <text:p>PLT_03_05</text:p>
          </table:table-cell>
          <table:table-cell table:style-name="ce109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15" office:value-type="string">
            <text:p>Step 1: Show root of group list</text:p>
          </table:table-cell>
          <table:table-cell table:style-name="ce115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5" office:value-type="string">
            <text:p>- Groups list is shown</text:p>
            <text:p>- A blank users list is shown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0];6;1)&gt;MID([.F199];6;1);&quot;&quot;;MAX([.A$7:.A199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5" office:value-type="string">
            <text:p>Add user into group without specify any group</text:p>
          </table:table-cell>
          <table:table-cell table:style-name="ce118" office:value-type="string">
            <text:p>Step 2: Add user</text:p>
          </table:table-cell>
          <table:table-cell table:style-name="ce115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5" office:value-type="string">
            <text:p>Show message alerts you have to select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1];6;1)&gt;MID([.F200];6;1);&quot;&quot;;MAX([.A$7:.A200])+1)" office:value-type="float" office:value="64">
            <text:p>064</text:p>
          </table:table-cell>
          <table:table-cell table:style-name="ce46" office:value-type="string">
            <text:p>PLT_03_05</text:p>
          </table:table-cell>
          <table:table-cell table:style-name="ce109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2];6;1)&gt;MID([.F201];6;1);&quot;&quot;;MAX([.A$7:.A201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user into group without select check box user in Select User form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3];6;1)&gt;MID([.F202];6;1);&quot;&quot;;MAX([.A$7:.A202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user into group without select check box user in Select User form</text:p>
          </table:table-cell>
          <table:table-cell table:style-name="ce118" office:value-type="string">
            <text:p>Step 3: Add user</text:p>
          </table:table-cell>
          <table:table-cell table:style-name="ce115" office:value-type="string">
            <text:p>- In form: don't option any user in Select User form</text:p>
            <text:p>- Click <text:span text:style-name="T7">Add</text:span></text:p>
          </table:table-cell>
          <table:table-cell table:style-name="ce115" office:value-type="string">
            <text:p>Show message alert you have check at least one user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4];6;1)&gt;MID([.F203];6;1);&quot;&quot;;MAX([.A$7:.A203])+1)" office:value-type="float" office:value="65">
            <text:p>065</text:p>
          </table:table-cell>
          <table:table-cell table:style-name="ce46" office:value-type="string">
            <text:p>PLT_03_05</text:p>
          </table:table-cell>
          <table:table-cell table:style-name="ce109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15" office:value-type="string">
            <text:p>Step 1: Select group</text:p>
          </table:table-cell>
          <table:table-cell table:style-name="ce115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5];6;1)&gt;MID([.F204];6;1);&quot;&quot;;MAX([.A$7:.A204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multi users into group </text:p>
          </table:table-cell>
          <table:table-cell table:style-name="ce118" office:value-type="string">
            <text:p>Step 2: Show Select User form</text:p>
          </table:table-cell>
          <table:table-cell table:style-name="ce115" office:value-type="string">
            <text:p>- Click Select User icon</text:p>
          </table:table-cell>
          <table:table-cell table:style-name="ce115" office:value-type="string">
            <text:p>Select User form appear includes a list of existing us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06];6;1)&gt;MID([.F205];6;1);&quot;&quot;;MAX([.A$7:.A205])+1)">
            <text:p/>
          </table:table-cell>
          <table:table-cell table:style-name="ce46" office:value-type="string">
            <text:p>PLT_03_05</text:p>
          </table:table-cell>
          <table:table-cell table:style-name="ce109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5" office:value-type="string">
            <text:p>Add multi users into group </text:p>
          </table:table-cell>
          <table:table-cell table:style-name="ce118" office:value-type="string">
            <text:p>Step 3: Add multi users</text:p>
          </table:table-cell>
          <table:table-cell table:style-name="ce115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4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07];6;1)&gt;MID([.F206];6;1);&quot;&quot;;MAX([.A$7:.A206])+1)" office:value-type="float" office:value="66">
            <text:p>066</text:p>
          </table:table-cell>
          <table:table-cell table:style-name="ce46" office:value-type="string">
            <text:p>PLT_03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08];6;1)&gt;MID([.F207];6;1);&quot;&quot;;MAX([.A$7:.A207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for user from existing group</text:p>
          </table:table-cell>
          <table:table-cell table:style-name="ce137" office:value-type="string">
            <text:p>Step 2: Edit membership</text:p>
          </table:table-cell>
          <table:table-cell table:style-name="ce115" office:value-type="string">
            <text:p>- Change current value in membership for user</text:p>
            <text:p>- Click <text:span text:style-name="T7">Save</text:span></text:p>
          </table:table-cell>
          <table:table-cell table:style-name="ce115" office:value-type="string">
            <text:p>Membership is edit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09];6;1)&gt;MID([.F208];6;1);&quot;&quot;;MAX([.A$7:.A208])+1)" office:value-type="float" office:value="67">
            <text:p>067</text:p>
          </table:table-cell>
          <table:table-cell table:style-name="ce46" office:value-type="string">
            <text:p>PLT_03_06</text:p>
          </table:table-cell>
          <table:table-cell table:style-name="ce109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/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0];6;1)&gt;MID([.F209];6;1);&quot;&quot;;MAX([.A$7:.A209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ith <text:s text:c="2"/>existing</text:p>
          </table:table-cell>
          <table:table-cell table:style-name="ce118" office:value-type="string">
            <text:p>Step 2: Edit membership with <text:s text:c="2"/>existing</text:p>
          </table:table-cell>
          <table:table-cell table:style-name="ce115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5" office:value-type="string">
            <text:p>Show message alert Membership type is existing</text:p>
          </table:table-cell>
          <table:table-cell table:style-name="ce115"/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11];6;1)&gt;MID([.F210];6;1);&quot;&quot;;MAX([.A$7:.A210])+1)" office:value-type="float" office:value="68">
            <text:p>068</text:p>
          </table:table-cell>
          <table:table-cell table:style-name="ce46" office:value-type="string">
            <text:p>PLT_03_06</text:p>
          </table:table-cell>
          <table:table-cell table:style-name="ce109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15" office:value-type="string">
            <text:p>Step 1: Show Edit User form</text:p>
          </table:table-cell>
          <table:table-cell table:style-name="ce115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12];6;1)&gt;MID([.F211];6;1);&quot;&quot;;MAX([.A$7:.A211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of user which was deleted from group</text:p>
          </table:table-cell>
          <table:table-cell table:style-name="ce118" office:value-type="string">
            <text:p>Step 2: Delete user from existing group</text:p>
          </table:table-cell>
          <table:table-cell table:style-name="ce115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5" office:value-type="string">
            <text:p>User is removed from group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3];6;1)&gt;MID([.F212];6;1);&quot;&quot;;MAX([.A$7:.A212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of user which was deleted from group</text:p>
          </table:table-cell>
          <table:table-cell table:style-name="ce118" office:value-type="string">
            <text:p>Step 3: Edit membership</text:p>
          </table:table-cell>
          <table:table-cell table:style-name="ce115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5" office:value-type="string">
            <text:p>Membership is edited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4];6;1)&gt;MID([.F213];6;1);&quot;&quot;;MAX([.A$7:.A213])+1)" office:value-type="float" office:value="69">
            <text:p>069</text:p>
          </table:table-cell>
          <table:table-cell table:style-name="ce46" office:value-type="string">
            <text:p>PLT_03_06</text:p>
          </table:table-cell>
          <table:table-cell table:style-name="ce109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5];6;1)&gt;MID([.F214];6;1);&quot;&quot;;MAX([.A$7:.A214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ue for membership name</text:p>
            <text:p>- Click <text:span text:style-name="T7">Save</text:span></text:p>
          </table:table-cell>
          <table:table-cell table:style-name="ce118" office:value-type="string">
            <text:p>New membership is created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6];6;1)&gt;MID([.F215];6;1);&quot;&quot;;MAX([.A$7:.A215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3: Select group</text:p>
          </table:table-cell>
          <table:table-cell table:style-name="ce115" office:value-type="string">
            <text:p>- Select Group Management tab - Select group to add user</text:p>
          </table:table-cell>
          <table:table-cell table:style-name="ce115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7];6;1)&gt;MID([.F216];6;1);&quot;&quot;;MAX([.A$7:.A216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4: Add user into group</text:p>
          </table:table-cell>
          <table:table-cell table:style-name="ce140" office:value-type="string">
            <text:p><text:span text:style-name="T23">- Input value for username</text:span></text:p>
            <text:p><text:span text:style-name="T25">- Select membership which </text:span><text:span text:style-name="T25">created above</text:span></text:p>
            <text:p><text:span text:style-name="T25">- Click Save</text:span></text:p>
          </table:table-cell>
          <table:table-cell table:style-name="ce115" office:value-type="string">
            <text:p>User is added into group successfully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18];6;1)&gt;MID([.F217];6;1);&quot;&quot;;MAX([.A$7:.A217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5: show edit user form</text:p>
          </table:table-cell>
          <table:table-cell table:style-name="ce115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19];6;1)&gt;MID([.F218];6;1);&quot;&quot;;MAX([.A$7:.A218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6: Show Membership Management</text:p>
          </table:table-cell>
          <table:table-cell table:style-name="ce115" office:value-type="string"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0];6;1)&gt;MID([.F219];6;1);&quot;&quot;;MAX([.A$7:.A219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7: Delete membership</text:p>
          </table:table-cell>
          <table:table-cell table:style-name="ce115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5" office:value-type="string">
            <text:p>That membership is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21];6;1)&gt;MID([.F220];6;1);&quot;&quot;;MAX([.A$7:.A220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8: Show Group Management form</text:p>
          </table:table-cell>
          <table:table-cell table:style-name="ce115" office:value-type="string">
            <text:p>- Show edit user form</text:p>
          </table:table-cell>
          <table:table-cell table:style-name="ce115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2];6;1)&gt;MID([.F221];6;1);&quot;&quot;;MAX([.A$7:.A221])+1)">
            <text:p/>
          </table:table-cell>
          <table:table-cell table:style-name="ce46" office:value-type="string">
            <text:p>PLT_03_06</text:p>
          </table:table-cell>
          <table:table-cell table:style-name="ce109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5" office:value-type="string">
            <text:p>Edit membership which was removed</text:p>
          </table:table-cell>
          <table:table-cell table:style-name="ce118" office:value-type="string">
            <text:p>Step 9: Edit membership for user</text:p>
          </table:table-cell>
          <table:table-cell table:style-name="ce115" office:value-type="string">
            <text:p>- Keep membership which was deleted </text:p>
            <text:p>- Click <text:span text:style-name="T7">Save</text:span></text:p>
          </table:table-cell>
          <table:table-cell table:style-name="ce115" office:value-type="string">
            <text:p>Show message alert Can't save, membership remov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3];6;1)&gt;MID([.F222];6;1);&quot;&quot;;MAX([.A$7:.A222])+1)" office:value-type="float" office:value="70">
            <text:p>070</text:p>
          </table:table-cell>
          <table:table-cell table:style-name="ce46" office:value-type="string">
            <text:p>PLT_03_07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4];6;1)&gt;MID([.F223];6;1);&quot;&quot;;MAX([.A$7:.A223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5" office:value-type="string">
            <text:p>Remove user from existing group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5];6;1)&gt;MID([.F224];6;1);&quot;&quot;;MAX([.A$7:.A224])+1)" office:value-type="float" office:value="71">
            <text:p>071</text:p>
          </table:table-cell>
          <table:table-cell table:style-name="ce46" office:value-type="string">
            <text:p>PLT_03_07</text:p>
          </table:table-cell>
          <table:table-cell table:style-name="ce109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26];6;1)&gt;MID([.F225];6;1);&quot;&quot;;MAX([.A$7:.A225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5" office:value-type="string">
            <text:p>Remove user from existing group without confirmation</text:p>
          </table:table-cell>
          <table:table-cell table:style-name="ce118" office:value-type="string">
            <text:p>Step 2: Remove user</text:p>
          </table:table-cell>
          <table:table-cell table:style-name="ce115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5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27];6;1)&gt;MID([.F226];6;1);&quot;&quot;;MAX([.A$7:.A226])+1)" office:value-type="float" office:value="72">
            <text:p>072</text:p>
          </table:table-cell>
          <table:table-cell table:style-name="ce46" office:value-type="string">
            <text:p>PLT_03_07</text:p>
          </table:table-cell>
          <table:table-cell table:style-name="ce109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8];6;1)&gt;MID([.F227];6;1);&quot;&quot;;MAX([.A$7:.A227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2: Check membership of user</text:p>
          </table:table-cell>
          <table:table-cell table:style-name="ce115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5" office:value-type="string">
            <text:p>Information about added group &amp; role are displayed in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29];6;1)&gt;MID([.F228];6;1);&quot;&quot;;MAX([.A$7:.A228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3: Delete user from group</text:p>
          </table:table-cell>
          <table:table-cell table:style-name="ce115" office:value-type="string">
            <text:p>Delete added user above from group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0];6;1)&gt;MID([.F229];6;1);&quot;&quot;;MAX([.A$7:.A229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7" office:value-type="string">
            <text:p>Check Membership of user in User profile after removed from specific group</text:p>
          </table:table-cell>
          <table:table-cell table:style-name="ce137" office:value-type="string">
            <text:p>Step 4: Check Membership of user in User profile after removed from specific group</text:p>
          </table:table-cell>
          <table:table-cell table:style-name="ce115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5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231];6;1)&gt;MID([.F230];6;1);&quot;&quot;;MAX([.A$7:.A230])+1)" office:value-type="float" office:value="73">
            <text:p>073</text:p>
          </table:table-cell>
          <table:table-cell table:style-name="ce46" office:value-type="string">
            <text:p>PLT_03_07</text:p>
          </table:table-cell>
          <table:table-cell table:style-name="ce109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  <text:p/>
          </table:table-cell>
          <table:table-cell table:style-name="ce115" office:value-type="string">
            <text:p>User is added into group &amp; displayed in group's members list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2];6;1)&gt;MID([.F231];6;1);&quot;&quot;;MAX([.A$7:.A231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2: Check showing group's pages before deleting user from group</text:p>
          </table:table-cell>
          <table:table-cell table:style-name="ce118" office:value-type="string">
            <text:p>- Login by added user above</text:p>
            <text:p>- Create some pages for that group</text:p>
          </table:table-cell>
          <table:table-cell table:style-name="ce142" office:value-type="string">
            <text:p>Group's pages are shown properly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3];6;1)&gt;MID([.F232];6;1);&quot;&quot;;MAX([.A$7:.A232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3: Delete user from group</text:p>
          </table:table-cell>
          <table:table-cell table:style-name="ce118" office:value-type="string">
            <text:p>Delete added user above from group</text:p>
          </table:table-cell>
          <table:table-cell table:style-name="ce115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5">
          <table:table-cell table:style-name="ce102" table:formula="oooc:=IF(MID([.F234];6;1)&gt;MID([.F233];6;1);&quot;&quot;;MAX([.A$7:.A233])+1)">
            <text:p/>
          </table:table-cell>
          <table:table-cell table:style-name="ce46" office:value-type="string">
            <text:p>PLT_03_07</text:p>
          </table:table-cell>
          <table:table-cell table:style-name="ce109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5" office:value-type="string">
            <text:p>Check showing group's pages list after user was removed from group with 1 role</text:p>
          </table:table-cell>
          <table:table-cell table:style-name="ce118" office:value-type="string">
            <text:p>Step 4: Check showing group's page after user was removed from that group</text:p>
          </table:table-cell>
          <table:table-cell table:style-name="ce118" office:value-type="string">
            <text:p>Login by above user</text:p>
          </table:table-cell>
          <table:table-cell table:style-name="ce145" office:value-type="string">
            <text:p><text:span text:style-name="T26">- If user already is removed from </text:span><text:span text:style-name="T26">group (has no role in group </text:span><text:span text:style-name="T26">anymore): </text:span></text:p>
            <text:p><text:span text:style-name="T26">he can not see any page </text:span><text:span text:style-name="T26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5];6;1)&gt;MID([.F234];6;1);&quot;&quot;;MAX([.A$7:.A234])+1)" office:value-type="float" office:value="74">
            <text:p>074</text:p>
          </table:table-cell>
          <table:table-cell table:style-name="ce46" office:value-type="string">
            <text:p>PLT_04_01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6];6;1)&gt;MID([.F235];6;1);&quot;&quot;;MAX([.A$7:.A235])+1)" office:value-type="float" office:value="75">
            <text:p>075</text:p>
          </table:table-cell>
          <table:table-cell table:style-name="ce46" office:value-type="string">
            <text:p>PLT_04_02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7];6;1)&gt;MID([.F236];6;1);&quot;&quot;;MAX([.A$7:.A236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blank name membership in Membership Management</text:p>
          </table:table-cell>
          <table:table-cell table:style-name="ce118" office:value-type="string">
            <text:p>Step 2: Add new membership with no name</text:p>
          </table:table-cell>
          <table:table-cell table:style-name="ce115" office:value-type="string">
            <text:p>- Leave Name blank</text:p>
            <text:p>- Click <text:span text:style-name="T7">Save</text:span></text:p>
          </table:table-cell>
          <table:table-cell table:style-name="ce115" office:value-type="string">
            <text:p>Show message alerts membership name must be inpu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38];6;1)&gt;MID([.F237];6;1);&quot;&quot;;MAX([.A$7:.A237])+1)" office:value-type="float" office:value="76">
            <text:p>076</text:p>
          </table:table-cell>
          <table:table-cell table:style-name="ce46" office:value-type="string">
            <text:p>PLT_04_02</text:p>
          </table:table-cell>
          <table:table-cell table:style-name="ce109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39];6;1)&gt;MID([.F238];6;1);&quot;&quot;;MAX([.A$7:.A238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special characters in Name by Membership management</text:p>
          </table:table-cell>
          <table:table-cell table:style-name="ce118" office:value-type="string">
            <text:p>Step 2: Add membership with special characters in name</text:p>
          </table:table-cell>
          <table:table-cell table:style-name="ce139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8" office:value-type="string">
            <text:p>Show message alert only alpha, digit, dash and underscore characters allowed for the field Membership name.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40];6;1)&gt;MID([.F239];6;1);&quot;&quot;;MAX([.A$7:.A239])+1)" office:value-type="float" office:value="77">
            <text:p>077</text:p>
          </table:table-cell>
          <table:table-cell table:style-name="ce46" office:value-type="string">
            <text:p>PLT_04_02</text:p>
          </table:table-cell>
          <table:table-cell table:style-name="ce109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1];6;1)&gt;MID([.F240];6;1);&quot;&quot;;MAX([.A$7:.A240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name less than 3 or over 30 characters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5" office:value-type="string">
            <text:p>Show message alerts Membership name must be over 3 and less than 30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2];6;1)&gt;MID([.F241];6;1);&quot;&quot;;MAX([.A$7:.A241])+1)" office:value-type="float" office:value="78">
            <text:p>078</text:p>
          </table:table-cell>
          <table:table-cell table:style-name="ce46" office:value-type="string">
            <text:p>PLT_04_02</text:p>
          </table:table-cell>
          <table:table-cell table:style-name="ce109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15" office:value-type="string">
            <text:p>Step 1: Create membership</text:p>
          </table:table-cell>
          <table:table-cell table:style-name="ce115" office:value-type="string">
            <text:p>- Input valid Name</text:p>
            <text:p>- Click <text:span text:style-name="T7">Save</text:span></text:p>
          </table:table-cell>
          <table:table-cell table:style-name="ce115" office:value-type="string">
            <text:p>New membership is added successfully &amp; displayed in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3];6;1)&gt;MID([.F242];6;1);&quot;&quot;;MAX([.A$7:.A242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with name the same with existing</text:p>
          </table:table-cell>
          <table:table-cell table:style-name="ce118" office:value-type="string">
            <text:p>Step 2: Create same name membership</text:p>
          </table:table-cell>
          <table:table-cell table:style-name="ce115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5" office:value-type="string">
            <text:p>Show message alerts this membership already exist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44];6;1)&gt;MID([.F243];6;1);&quot;&quot;;MAX([.A$7:.A243])+1)" office:value-type="float" office:value="79">
            <text:p>079</text:p>
          </table:table-cell>
          <table:table-cell table:style-name="ce46" office:value-type="string">
            <text:p>PLT_04_02</text:p>
          </table:table-cell>
          <table:table-cell table:style-name="ce109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5];6;1)&gt;MID([.F244];6;1);&quot;&quot;;MAX([.A$7:.A244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Add New Membership </text:p>
            <text:p>with Description over 255 characters</text:p>
          </table:table-cell>
          <table:table-cell table:style-name="ce118" office:value-type="string">
            <text:p>Step 2: Add new membership</text:p>
          </table:table-cell>
          <table:table-cell table:style-name="ce115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6];6;1)&gt;MID([.F245];6;1);&quot;&quot;;MAX([.A$7:.A245])+1)" office:value-type="float" office:value="80">
            <text:p>080</text:p>
          </table:table-cell>
          <table:table-cell table:style-name="ce46" office:value-type="string">
            <text:p>PLT_04_02</text:p>
          </table:table-cell>
          <table:table-cell table:style-name="ce109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7];6;1)&gt;MID([.F246];6;1);&quot;&quot;;MAX([.A$7:.A246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Check Reset function in Add new membership form</text:p>
          </table:table-cell>
          <table:table-cell table:style-name="ce118" office:value-type="string">
            <text:p>Step 2: Check Reset when add new membership form is blank</text:p>
          </table:table-cell>
          <table:table-cell table:style-name="ce115" office:value-type="string">
            <text:p>- Do not input any value in add new membership form</text:p>
            <text:p>- Click <text:span text:style-name="T7">Reset</text:span></text:p>
          </table:table-cell>
          <table:table-cell table:style-name="ce115" office:value-type="string">
            <text:p>Nothing happens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48];6;1)&gt;MID([.F247];6;1);&quot;&quot;;MAX([.A$7:.A247])+1)">
            <text:p/>
          </table:table-cell>
          <table:table-cell table:style-name="ce46" office:value-type="string">
            <text:p>PLT_04_02</text:p>
          </table:table-cell>
          <table:table-cell table:style-name="ce109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5" office:value-type="string">
            <text:p>Check Reset function in Add new membership form</text:p>
          </table:table-cell>
          <table:table-cell table:style-name="ce137" office:value-type="string">
            <text:p>Step 3: Check Reset when already input value into fields</text:p>
          </table:table-cell>
          <table:table-cell table:style-name="ce115" office:value-type="string">
            <text:p>- Input Name, Description</text:p>
            <text:p>- Click <text:span text:style-name="T7">Reset</text:span></text:p>
          </table:table-cell>
          <table:table-cell table:style-name="ce115" office:value-type="string">
            <text:p>Fields are cleaned, all fields are blank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49];6;1)&gt;MID([.F248];6;1);&quot;&quot;;MAX([.A$7:.A248])+1)" office:value-type="float" office:value="81">
            <text:p>081</text:p>
          </table:table-cell>
          <table:table-cell table:style-name="ce46" office:value-type="string">
            <text:p>PLT_04_03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0];6;1)&gt;MID([.F249];6;1);&quot;&quot;;MAX([.A$7:.A249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18" office:value-type="string">
            <text:p>Step 2: Show Edit membership form</text:p>
          </table:table-cell>
          <table:table-cell table:style-name="ce115" office:value-type="string">
            <text:p>Click Edit icon corresponding to one membership</text:p>
          </table:table-cell>
          <table:table-cell table:style-name="ce115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1];6;1)&gt;MID([.F250];6;1);&quot;&quot;;MAX([.A$7:.A250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37" office:value-type="string">
            <text:p>Step 3: Edit Description with valid value</text:p>
          </table:table-cell>
          <table:table-cell table:style-name="ce115" office:value-type="string">
            <text:p>- Change current value in Description</text:p>
            <text:p>- Click <text:span text:style-name="T7">Save</text:span></text:p>
          </table:table-cell>
          <table:table-cell table:style-name="ce115" office:value-type="string">
            <text:p>Description is edited successfully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2];6;1)&gt;MID([.F251];6;1);&quot;&quot;;MAX([.A$7:.A251])+1)">
            <text:p/>
          </table:table-cell>
          <table:table-cell table:style-name="ce46" office:value-type="string">
            <text:p>PLT_04_03</text:p>
          </table:table-cell>
          <table:table-cell table:style-name="ce109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5" office:value-type="string">
            <text:p>Edit Membership in Organization </text:p>
            <text:p>Management form by </text:p>
            <text:p>Administrator</text:p>
          </table:table-cell>
          <table:table-cell table:style-name="ce137" office:value-type="string">
            <text:p>Step 4: Edit Description over max length</text:p>
          </table:table-cell>
          <table:table-cell table:style-name="ce115" office:value-type="string">
            <text:p>- Change current value over 255 characters</text:p>
            <text:p>- Click <text:span text:style-name="T7">Save</text:span>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53];6;1)&gt;MID([.F252];6;1);&quot;&quot;;MAX([.A$7:.A252])+1)" office:value-type="float" office:value="82">
            <text:p>082</text:p>
          </table:table-cell>
          <table:table-cell table:style-name="ce46" office:value-type="string">
            <text:p>PLT_04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4];6;1)&gt;MID([.F253];6;1);&quot;&quot;;MAX([.A$7:.A253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ith confirmation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5" office:value-type="string">
            <text:p>That membership is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55];6;1)&gt;MID([.F254];6;1);&quot;&quot;;MAX([.A$7:.A254])+1)" office:value-type="float" office:value="83">
            <text:p>083</text:p>
          </table:table-cell>
          <table:table-cell table:style-name="ce46" office:value-type="string">
            <text:p>PLT_04_04</text:p>
          </table:table-cell>
          <table:table-cell table:style-name="ce109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15" office:value-type="string">
            <text:p>Step 1: Show Membership Management</text:p>
          </table:table-cell>
          <table:table-cell table:style-name="ce115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6];6;1)&gt;MID([.F255];6;1);&quot;&quot;;MAX([.A$7:.A255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ithout confirmation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5" office:value-type="string">
            <text:p>That membership is not removed from list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37">
          <table:table-cell table:style-name="ce102" table:formula="oooc:=IF(MID([.F257];6;1)&gt;MID([.F256];6;1);&quot;&quot;;MAX([.A$7:.A256])+1)" office:value-type="float" office:value="84">
            <text:p>084</text:p>
          </table:table-cell>
          <table:table-cell table:style-name="ce46" office:value-type="string">
            <text:p>PLT_04_04</text:p>
          </table:table-cell>
          <table:table-cell table:style-name="ce109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15" office:value-type="string">
            <text:p>Step 1: Show edit membership form</text:p>
          </table:table-cell>
          <table:table-cell table:style-name="ce115" office:value-type="string">
            <text:p>Click Edit icon corresponding to one membership</text:p>
          </table:table-cell>
          <table:table-cell table:style-name="ce115" office:value-type="string">
            <text:p>Information of that membership is displayed in form below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8];6;1)&gt;MID([.F257];6;1);&quot;&quot;;MAX([.A$7:.A257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le </text:p>
            <text:p>it is being used by himself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5" office:value-type="string">
            <text:p>Show message alerts this membership is being used, can not do this actio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59];6;1)&gt;MID([.F258];6;1);&quot;&quot;;MAX([.A$7:.A258])+1)" office:value-type="float" office:value="85">
            <text:p>085</text:p>
          </table:table-cell>
          <table:table-cell table:style-name="ce46" office:value-type="string">
            <text:p>PLT_04_04</text:p>
          </table:table-cell>
          <table:table-cell table:style-name="ce109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15" office:value-type="string">
            <text:p>Step 1: Show edit membership form</text:p>
          </table:table-cell>
          <table:table-cell table:style-name="ce115" office:value-type="string">
            <text:p>- Login by admin/HR manager</text:p>
            <text:p>- Click Edit icon corresponding to one membership in Membership management form</text:p>
          </table:table-cell>
          <table:table-cell table:style-name="ce115" office:value-type="string">
            <text:p>Information of that membership is displayed in form below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260];6;1)&gt;MID([.F259];6;1);&quot;&quot;;MAX([.A$7:.A259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le </text:p>
            <text:p>it is being used by another</text:p>
          </table:table-cell>
          <table:table-cell table:style-name="ce118" office:value-type="string">
            <text:p>Step 2: Delete membership by another user</text:p>
          </table:table-cell>
          <table:table-cell table:style-name="ce115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to above </text:span><text:span text:style-name="T17">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how message alerts this membership is being used, can not do this action</text:p>
          </table:table-cell>
          <table:table-cell table:style-name="ce115" office:value-type="string">
            <text:p>Medium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1];6;1)&gt;MID([.F260];6;1);&quot;&quot;;MAX([.A$7:.A260])+1)" office:value-type="float" office:value="86">
            <text:p>086</text:p>
          </table:table-cell>
          <table:table-cell table:style-name="ce46" office:value-type="string">
            <text:p>PLT_04_04</text:p>
          </table:table-cell>
          <table:table-cell table:style-name="ce109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15" office:value-type="string">
            <text:p>Step 1: Assign user into group with specific role</text:p>
          </table:table-cell>
          <table:table-cell table:style-name="ce115" office:value-type="string">
            <text:p>- Login by admin/HR manager</text:p>
            <text:p>- Add an user into a specific group with existing membership</text:p>
          </table:table-cell>
          <table:table-cell table:style-name="ce115" office:value-type="string">
            <text:p>This 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2];6;1)&gt;MID([.F261];6;1);&quot;&quot;;MAX([.A$7:.A261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existing of user in group after his role in that group was deleted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Delete above membership type in Membership Management</text:p>
          </table:table-cell>
          <table:table-cell table:style-name="ce115" office:value-type="string">
            <text:p>This membership is removed from existing membership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3];6;1)&gt;MID([.F262];6;1);&quot;&quot;;MAX([.A$7:.A262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existing of user in group after his role in that group was deleted</text:p>
          </table:table-cell>
          <table:table-cell table:style-name="ce137" office:value-type="string">
            <text:p>Step 3: Check existing of user in group</text:p>
          </table:table-cell>
          <table:table-cell table:style-name="ce115" office:value-type="string">
            <text:p>Back to group at step 1</text:p>
          </table:table-cell>
          <table:table-cell table:style-name="ce115" office:value-type="string">
            <text:p>The user with deleted membership disappears from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4];6;1)&gt;MID([.F263];6;1);&quot;&quot;;MAX([.A$7:.A263])+1)" office:value-type="float" office:value="87">
            <text:p>087</text:p>
          </table:table-cell>
          <table:table-cell table:style-name="ce46" office:value-type="string">
            <text:p>PLT_04_04</text:p>
          </table:table-cell>
          <table:table-cell table:style-name="ce109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15" office:value-type="string">
            <text:p>Step 1: Assign user into group with specific role</text:p>
          </table:table-cell>
          <table:table-cell table:style-name="ce115" office:value-type="string">
            <text:p>- Login by admin/HR manager</text:p>
            <text:p>- Add an user into a specific group with existing membership</text:p>
          </table:table-cell>
          <table:table-cell table:style-name="ce115" office:value-type="string">
            <text:p>This user is added into group &amp; displayed in group's member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5];6;1)&gt;MID([.F264];6;1);&quot;&quot;;MAX([.A$7:.A264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2: Check membership information of user</text:p>
          </table:table-cell>
          <table:table-cell table:style-name="ce115" office:value-type="string">
            <text:p>- Go to User Management form</text:p>
            <text:p>- Click Edit to show information of above user</text:p>
          </table:table-cell>
          <table:table-cell table:style-name="ce115" office:value-type="string">
            <text:p>In User Membership tab: information about group &amp; membership that this user has just been added are displayed in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6];6;1)&gt;MID([.F265];6;1);&quot;&quot;;MAX([.A$7:.A265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3: Delete membership</text:p>
          </table:table-cell>
          <table:table-cell table:style-name="ce115" office:value-type="string">
            <text:p>Go to Membership Management &amp; delete membership that is assigned for user at step 1</text:p>
          </table:table-cell>
          <table:table-cell table:style-name="ce115" office:value-type="string">
            <text:p>This membership is removed from existing memberships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2">
          <table:table-cell table:style-name="ce102" table:formula="oooc:=IF(MID([.F267];6;1)&gt;MID([.F266];6;1);&quot;&quot;;MAX([.A$7:.A266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5" office:value-type="string">
            <text:p>Check membership information of user after role of him in a group was deleted</text:p>
          </table:table-cell>
          <table:table-cell table:style-name="ce137" office:value-type="string">
            <text:p>Step 4: Check membership information of user</text:p>
          </table:table-cell>
          <table:table-cell table:style-name="ce115" office:value-type="string">
            <text:p>- Go to User Management form</text:p>
            <text:p>- Click Edit to show information of above user</text:p>
          </table:table-cell>
          <table:table-cell table:style-name="ce115" office:value-type="string">
            <text:p>In User Membership tab: information about group &amp; membership that this user has just been added disappears from li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15" table:number-columns-repeated="6"/>
          <table:table-cell table:style-name="ce122" table:number-columns-repeated="2"/>
          <table:table-cell table:style-name="ce125" table:number-columns-repeated="238"/>
        </table:table-row>
        <table:table-row table:style-name="ro27">
          <table:table-cell table:style-name="ce102" table:formula="oooc:=IF(MID([.F268];6;1)&gt;MID([.F267];6;1);&quot;&quot;;MAX([.A$7:.A267])+1)" office:value-type="float" office:value="88">
            <text:p>088</text:p>
          </table:table-cell>
          <table:table-cell table:style-name="ce46" office:value-type="string">
            <text:p>PLT_04_04</text:p>
          </table:table-cell>
          <table:table-cell table:style-name="ce109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15" office:value-type="string">
            <text:p>Step 1: Select membership</text:p>
          </table:table-cell>
          <table:table-cell table:style-name="ce115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5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02" table:formula="oooc:=IF(MID([.F269];6;1)&gt;MID([.F268];6;1);&quot;&quot;;MAX([.A$7:.A268])+1)">
            <text:p/>
          </table:table-cell>
          <table:table-cell table:style-name="ce46" office:value-type="string">
            <text:p>PLT_04_04</text:p>
          </table:table-cell>
          <table:table-cell table:style-name="ce109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3" office:value-type="string">
            <text:p>Delete membership which is mandatory</text:p>
          </table:table-cell>
          <table:table-cell table:style-name="ce118" office:value-type="string">
            <text:p>Step 2: Delete membership</text:p>
          </table:table-cell>
          <table:table-cell table:style-name="ce115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5" office:value-type="string">
            <text:p>Show message alerts user can't delete this group because it (or its child) is mandatory!</text:p>
          </table:table-cell>
          <table:table-cell table:style-name="ce115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9"/>
        <table:table-column table:style-name="co26" table:default-cell-style-name="ce151"/>
        <table:table-column table:style-name="co27" table:default-cell-style-name="ce152"/>
        <table:table-column table:style-name="co28" table:default-cell-style-name="ce152"/>
        <table:table-column table:style-name="co2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ce152"/>
        <table:table-column table:style-name="co10" table:number-columns-repeated="248" table:default-cell-style-name="ce152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4" table:number-columns-repeated="3"/>
          <table:table-cell table:style-name="ce99"/>
          <table:table-cell table:style-name="ce114"/>
          <table:table-cell table:style-name="ce104" table:number-columns-repeated="10"/>
          <table:table-cell table:style-name="ce184" table:number-columns-repeated="218"/>
          <table:table-cell table:style-name="ce114" table:number-columns-repeated="21"/>
        </table:table-row>
        <table:table-row table:style-name="ro21">
          <table:table-cell/>
          <table:table-cell table:style-name="ce114" table:number-columns-repeated="4"/>
          <table:table-cell table:style-name="ce99"/>
          <table:table-cell table:style-name="ce114" table:number-columns-repeated="250"/>
        </table:table-row>
        <table:table-row table:style-name="ro5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0"/>
          <table:covered-table-cell table:style-name="ce108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style-name="ce184" table:number-columns-repeated="218"/>
          <table:table-cell table:style-name="ce114" table:number-columns-repeated="21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1027])" office:value-type="float" office:value="74" table:number-columns-spanned="3" table:number-rows-spanned="1">
            <text:p>74</text:p>
          </table:table-cell>
          <table:covered-table-cell table:number-columns-repeated="2" table:style-name="ce114"/>
          <table:table-cell table:style-name="ce99"/>
          <table:table-cell table:style-name="ce114"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style-name="ce184" table:number-columns-repeated="218"/>
          <table:table-cell table:style-name="ce114" table:number-columns-repeated="21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office:value-type="string">
            <text:p>Comment</text:p>
          </table:table-cell>
          <table:table-cell table:style-name="ce106" table:number-columns-repeated="8"/>
          <table:table-cell table:style-name="ce99" table:number-columns-repeated="237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valid valu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valid value</text:p>
          </table:table-cell>
          <table:table-cell table:style-name="ce162" office:value-type="string">
            <text:p>Step 3: Add new category with valid value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18" office:value-type="string">
            <text:p>- New Category is added successfully and have alert message category does not have any application, click (+) button to add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9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blank name catego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blank name category</text:p>
          </table:table-cell>
          <table:table-cell table:style-name="ce118" office:value-type="string">
            <text:p>Step 3: Add new category with no name</text:p>
          </table:table-cell>
          <table:table-cell table:style-name="ce115" office:value-type="string">
            <text:p>- Leave <text:span text:style-name="T7">Category Name </text:span><text:span text:style-name="T17">blank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can not be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9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number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number</text:p>
          </table:table-cell>
          <table:table-cell table:style-name="ce118" office:value-type="string">
            <text:p>Step 3: Add new category with name starts with number</text:p>
          </table:table-cell>
          <table:table-cell table:style-name="ce115" office:value-type="string">
            <text:p>- Input value for <text:span text:style-name="T7">Category Name</text:span><text:span text:style-name="T17"> </text:span><text:span text:style-name="T17">with number as the first </text:span><text:span text:style-name="T17">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can not start with numbe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9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2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<text:s/>dash and underscore characters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starts with <text:s/>dash and underscore characters</text:p>
          </table:table-cell>
          <table:table-cell table:style-name="ce118" office:value-type="string">
            <text:p>Step 3: Add new category with name starts with dash and underscore characters</text:p>
          </table:table-cell>
          <table:table-cell table:style-name="ce115" office:value-type="string">
            <text:p>- Input value for <text:span text:style-name="T7">Category Name</text:span><text:span text:style-name="T17"> </text:span><text:span text:style-name="T17">with dash and underscore </text:span><text:span text:style-name="T17">characters as the 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5" office:value-type="string">
            <text:p>Show message alerts category name must start with a characte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9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<text:s/>contains alpha, digit, underscore and dash in the middl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<text:s/>contains alpha, digit, underscore and dash in the middle</text:p>
          </table:table-cell>
          <table:table-cell table:style-name="ce162" office:value-type="string">
            <text:p>Step 3: Add new category with name contains alpha, digit, underscore and dash in the middle</text:p>
          </table:table-cell>
          <table:table-cell table:style-name="ce168" office:value-type="string">
            <text:p><text:span text:style-name="T29">- Input value for Category </text:span><text:span text:style-name="T30">name</text:span><text:span text:style-name="T29">, </text:span><text:span text:style-name="T29">contains alpha, digit, underscore </text:span><text:span text:style-name="T31">and dash characters in the </text:span><text:span text:style-name="T31">middle (e.g: new.category or </text:span><text:span text:style-name="T31">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8" office:value-type="string">
            <text:p>- New Category is added successfully and have alert message category does not have any application, click (+) button to add applicatio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9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special characters in nam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special characters in name</text:p>
          </table:table-cell>
          <table:table-cell table:style-name="ce118" office:value-type="string">
            <text:p>Step 3: Add new category with name contains special characters</text:p>
          </table:table-cell>
          <table:table-cell table:style-name="ce115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5" office:value-type="string">
            <text:p>Show message alerts only alpha, digit, dash and underscore characters are allowed for Categor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9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30" office:value-type="string">
            <text:p>Step 1: Add the first category</text:p>
          </table:table-cell>
          <table:table-cell table:style-name="ce130" office:value-type="string">
            <text:p>In Application Registry:</text:p>
            <text:p>Add a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same name categories</text:p>
          </table:table-cell>
          <table:table-cell table:style-name="ce118" office:value-type="string">
            <text:p>Step 2: Add same name category</text:p>
          </table:table-cell>
          <table:table-cell table:style-name="ce115" office:value-type="string">
            <text:p>Add new category that has name the same with new added category at step 1</text:p>
          </table:table-cell>
          <table:table-cell table:style-name="ce115" office:value-type="string">
            <text:p>Show message alert this category name already exist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9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30" office:value-type="string">
            <text:p>Step 3: Add the first category</text:p>
          </table:table-cell>
          <table:table-cell table:style-name="ce130" office:value-type="string">
            <text:p>Add a category with valid values ( e.g: test)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category name the same with existing but different by lower/upper case</text:p>
          </table:table-cell>
          <table:table-cell table:style-name="ce115" office:value-type="string">
            <text:p>Step 4: Create new same Category name</text:p>
          </table:table-cell>
          <table:table-cell table:style-name="ce118" office:value-type="string">
            <text:p>Create the second category name with the same category name but different with existing by lower/upper case (e.g: Test)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9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30" office:value-type="string">
            <text:p>Step 1: Add new category with name less than 3 characters</text:p>
          </table:table-cell>
          <table:table-cell table:style-name="ce13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Show message alerts the category name can not be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name less than 3 or over 30 characters</text:p>
          </table:table-cell>
          <table:table-cell table:style-name="ce130" office:value-type="string">
            <text:p>Step 2: Add new category with name over 30 characters</text:p>
          </table:table-cell>
          <table:table-cell table:style-name="ce13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Show message alerts the categor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9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3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Add new category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category with blank Display Name</text:p>
          </table:table-cell>
          <table:table-cell table:style-name="ce118" office:value-type="string">
            <text:p>Step 2: Check after add new category with blank Display Name successfully</text:p>
          </table:table-cell>
          <table:table-cell table:style-name="ce115" office:value-type="string">
            <text:p>- Select new added category at above step</text:p>
            <text:p>- Click <text:span text:style-name="T7">Edit</text:span> icon</text:p>
          </table:table-cell>
          <table:table-cell table:style-name="ce115" office:value-type="string">
            <text:p>Information of selecting category is displayed in form: Display Name is not blank, it is the category name as defaul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9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30" office:value-type="string">
            <text:p>Step 1: Add new category with Display name less than 3 characters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isplay name can not be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Display Name less than 3 or over 30 characters</text:p>
          </table:table-cell>
          <table:table-cell table:style-name="ce130" office:value-type="string">
            <text:p>Step 2: Add new category with Display name over 30 characters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5">
          <table:table-cell table:style-name="ce102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9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30" office:value-type="string">
            <text:p>Step 1: Add new category without description</text:p>
          </table:table-cell>
          <table:table-cell table:style-name="ce13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 blank Description</text:p>
          </table:table-cell>
          <table:table-cell table:style-name="ce118" office:value-type="string">
            <text:p>Step 2: Check after adding new category with blank Description successfully</text:p>
          </table:table-cell>
          <table:table-cell table:style-name="ce115" office:value-type="string">
            <text:p>Select new added category, click <text:span text:style-name="T7">Edit</text:span> icon</text:p>
          </table:table-cell>
          <table:table-cell table:style-name="ce115" office:value-type="string">
            <text:p>Edit selecting category is shown, Description is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9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30" office:value-type="string">
            <text:p>Step 1: Add new category <text:s/>with over max length description</text:p>
          </table:table-cell>
          <table:table-cell table:style-name="ce13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2" office:value-type="string">
            <text:p>Show message alerts category's description must be less than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2">
          <table:table-cell table:style-name="ce102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9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3: Check when choose public option for new category</text:p>
          </table:table-cell>
          <table:table-cell table:style-name="ce162" office:value-type="string">
            <text:p>- Input valid values for Category Settings</text:p>
            <text:p>- Choose “Make it public” option in Permission Settings</text:p>
          </table:table-cell>
          <table:table-cell table:style-name="ce162" office:value-type="string">
            <text:p>The form to list specific groups/memberships below disappears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ublic category </text:p>
            <text:p>in Application registry</text:p>
          </table:table-cell>
          <table:table-cell table:style-name="ce162" office:value-type="string">
            <text:p>Step 4: Complete creating public category</text:p>
          </table:table-cell>
          <table:table-cell table:style-name="ce162" office:value-type="string">
            <text:p>Click <text:span text:style-name="T7">Save</text:span></text:p>
          </table:table-cell>
          <table:table-cell table:style-name="ce16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9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3: Check form to select group/membership for permission</text:p>
          </table:table-cell>
          <table:table-cell table:style-name="ce162" office:value-type="string">
            <text:p>- Input valid values for Category Settings</text:p>
            <text:p>- Click <text:span text:style-name="T7">Add Permission</text:span></text:p>
          </table:table-cell>
          <table:table-cell table:style-name="ce162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4: Check after select group/membership to assign right on new category</text:p>
          </table:table-cell>
          <table:table-cell table:style-name="ce162" office:value-type="string">
            <text:p>Select group from left pane then select membership from right pane</text:p>
          </table:table-cell>
          <table:table-cell table:style-name="ce162" office:value-type="string">
            <text:p>Selected group/membership are displayed as one row in Group and Membership form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private category </text:p>
            <text:p>in Application registry</text:p>
          </table:table-cell>
          <table:table-cell table:style-name="ce162" office:value-type="string">
            <text:p>Step 5: Complete adding new category</text:p>
          </table:table-cell>
          <table:table-cell table:style-name="ce162" office:value-type="string">
            <text:p>Click <text:span text:style-name="T7">Save</text:span></text:p>
          </table:table-cell>
          <table:table-cell table:style-name="ce16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9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30" office:value-type="string">
            <text:p>Step 1: Show select group/membership to assign right form</text:p>
          </table:table-cell>
          <table:table-cell table:style-name="ce13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2" office:value-type="string">
            <text:p>Select permission form is show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Check selecting group/membership in case select membership before selecting any group</text:p>
          </table:table-cell>
          <table:table-cell table:style-name="ce162" office:value-type="string">
            <text:p>Step 2: Select membership</text:p>
          </table:table-cell>
          <table:table-cell table:style-name="ce162" office:value-type="string">
            <text:p>- Do not select any group in left pane</text:p>
            <text:p>- Click to select one membership in right pane</text:p>
          </table:table-cell>
          <table:table-cell table:style-name="ce162" office:value-type="string">
            <text:p>Show message alerts have to select group before select any membership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9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hoosing any permission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hoosing any permission</text:p>
          </table:table-cell>
          <table:table-cell table:style-name="ce162" office:value-type="string">
            <text:p>Step 3: Create category with no permission</text:p>
          </table:table-cell>
          <table:table-cell table:style-name="ce167" office:value-type="string">
            <text:p>- Input valid values for Category Settings </text:p>
            <text:p>- Click <text:span text:style-name="T7">Save</text:span></text:p>
          </table:table-cell>
          <table:table-cell table:style-name="ce118" office:value-type="string">
            <text:p>Show message alerts permission for category can not be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9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onfirmation</text:p>
          </table:table-cell>
          <table:table-cell table:style-name="ce162" office:value-type="string">
            <text:p>Step 2: Show Add new category form</text:p>
          </table:table-cell>
          <table:table-cell table:style-name="ce167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9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30" office:value-type="string">
            <text:p>Add new category without confirmation</text:p>
          </table:table-cell>
          <table:table-cell table:style-name="ce162" office:value-type="string">
            <text:p>Step 3: Add new category with valid value</text:p>
          </table:table-cell>
          <table:table-cell table:style-name="ce13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18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30" office:value-type="string">
            <text:p>Step 1: Create new category</text:p>
          </table:table-cell>
          <table:table-cell table:style-name="ce130" office:value-type="string">
            <text:p>Create new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 at above step 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3: Edit display name with valid value</text:p>
          </table:table-cell>
          <table:table-cell table:style-name="ce115" office:value-type="string">
            <text:p>- Change current Display name with valid value</text:p>
            <text:p>- Click <text:span text:style-name="T7">Save</text:span></text:p>
          </table:table-cell>
          <table:table-cell table:style-name="ce115" office:value-type="string">
            <text:p>- Change is saved</text:p>
            <text:p>- Edited category is displayed with new Display Name in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4: Edit display name is blank</text:p>
          </table:table-cell>
          <table:table-cell table:style-name="ce115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5" office:value-type="string">
            <text:p>Edit category successfully, value for display name is category Name instead of blank as defaul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5: Edit Display Name less than 3 characters</text:p>
          </table:table-cell>
          <table:table-cell table:style-name="ce115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5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18" office:value-type="string">
            <text:p>Step 6: Edit Display Name over 30 characters</text:p>
          </table:table-cell>
          <table:table-cell table:style-name="ce115" office:value-type="string">
            <text:p>- Change Display Name over 30 characters</text:p>
            <text:p>- Click <text:span text:style-name="T7">Save</text:span></text:p>
          </table:table-cell>
          <table:table-cell table:style-name="ce115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isplay name of category</text:p>
          </table:table-cell>
          <table:table-cell table:style-name="ce145" office:value-type="string">
            <text:p>Step 7: Edit category with display name contains space</text:p>
          </table:table-cell>
          <table:table-cell table:style-name="ce115" office:value-type="string">
            <text:p>- Change current value of display name contains space</text:p>
            <text:p>- Click <text:span text:style-name="T7">Save</text:span></text:p>
          </table:table-cell>
          <table:table-cell table:style-name="ce115" office:value-type="string">
            <text:p>- Change is saved</text:p>
            <text:p>- Edited category is displayed with new Display Name in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9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30" office:value-type="string">
            <text:p>Step 1: Create new category</text:p>
          </table:table-cell>
          <table:table-cell table:style-name="ce130" office:value-type="string">
            <text:p>Create new category with valid values</text:p>
          </table:table-cell>
          <table:table-cell table:style-name="ce132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 at above step 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45" office:value-type="string">
            <text:p>Step 3: Change Description of category</text:p>
          </table:table-cell>
          <table:table-cell table:style-name="ce115" office:value-type="string">
            <text:p>- Change current value of Description</text:p>
            <text:p>- Click <text:span text:style-name="T7">Save</text:span></text:p>
          </table:table-cell>
          <table:table-cell table:style-name="ce115" office:value-type="string">
            <text:p>Edit category successfully with new Description is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5" office:value-type="string">
            <text:p>Edit Description of category</text:p>
          </table:table-cell>
          <table:table-cell table:style-name="ce145" office:value-type="string">
            <text:p>Step 4: Change Description with over max length</text:p>
          </table:table-cell>
          <table:table-cell table:style-name="ce115" office:value-type="string">
            <text:p>- Change current Description with over 255 characters </text:p>
            <text:p>- Click Save</text:p>
          </table:table-cell>
          <table:table-cell table:style-name="ce115" office:value-type="string">
            <text:p>Show message alerts Description can not be over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9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30" office:value-type="string">
            <text:p>Step 1: Add public category</text:p>
          </table:table-cell>
          <table:table-cell table:style-name="ce130" office:value-type="string">
            <text:p>Create new category with checked “Make it public” option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18" office:value-type="string">
            <text:p>Step 2: Check public category</text:p>
          </table:table-cell>
          <table:table-cell table:style-name="ce115" office:value-type="string">
            <text:p>- Add some application (public) into added category</text:p>
            <text:p/>
          </table:table-cell>
          <table:table-cell table:style-name="ce115" office:value-type="string">
            <text:p>Everyone can see this category 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18" office:value-type="string">
            <text:p>Step 3: Edit category</text:p>
          </table:table-cell>
          <table:table-cell table:style-name="ce115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5" office:value-type="string">
            <text:p>Edit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62" office:value-type="string">
            <text:p>Step 4: Check accessing above category without right</text:p>
          </table:table-cell>
          <table:table-cell table:style-name="ce162" office:value-type="string">
            <text:p>- Use account of user who is not in the selected group to assign right at step 3</text:p>
            <text:p/>
          </table:table-cell>
          <table:table-cell table:style-name="ce162" office:value-type="string">
            <text:p>This user can not see above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public to be limited by group(s)</text:p>
          </table:table-cell>
          <table:table-cell table:style-name="ce162" office:value-type="string">
            <text:p>Step 5: Check accessing above category with right</text:p>
          </table:table-cell>
          <table:table-cell table:style-name="ce162" office:value-type="string">
            <text:p>- Login by user who is in selected group/membership when assign right at step 3</text:p>
            <text:p/>
          </table:table-cell>
          <table:table-cell table:style-name="ce162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9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30" office:value-type="string">
            <text:p>Step 1: Add category with limit of access users</text:p>
          </table:table-cell>
          <table:table-cell table:style-name="ce13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2" office:value-type="string">
            <text:p>Create new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18" office:value-type="string">
            <text:p>Step 2: Check accessing category with right</text:p>
          </table:table-cell>
          <table:table-cell table:style-name="ce115" office:value-type="string">
            <text:p>Go to create page by for group by user who is in selected group/membership that has access right on added category</text:p>
          </table:table-cell>
          <table:table-cell table:style-name="ce115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18" office:value-type="string">
            <text:p>Step 3: Check accessing category without right</text:p>
          </table:table-cell>
          <table:table-cell table:style-name="ce115" office:value-type="string">
            <text:p>Go to create page by for group by user who is in selected group/membership that has access right on added category</text:p>
          </table:table-cell>
          <table:table-cell table:style-name="ce115" office:value-type="string">
            <text:p>This category is not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62" office:value-type="string">
            <text:p>Step 4: Change access right of category to public</text:p>
          </table:table-cell>
          <table:table-cell table:style-name="ce162" office:value-type="string">
            <text:p>Edit above category with checked “Make it public” option</text:p>
          </table:table-cell>
          <table:table-cell table:style-name="ce162" office:value-type="string">
            <text:p>Edit category successfull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Change access right on category from limited by group(s) to be public</text:p>
          </table:table-cell>
          <table:table-cell table:style-name="ce162" office:value-type="string">
            <text:p>Step 5: Check accessing public category</text:p>
          </table:table-cell>
          <table:table-cell table:style-name="ce115" office:value-type="string">
            <text:p>- Login by any user</text:p>
            <text:p>- Go to create page by group at step 3</text:p>
          </table:table-cell>
          <table:table-cell table:style-name="ce115" office:value-type="string">
            <text:p>This category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9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8" office:value-type="string">
            <text:p>Step 1: Show form to edit category</text:p>
            <text:p>( at window 1)</text:p>
          </table:table-cell>
          <table:table-cell table:style-name="ce115" office:value-type="string">
            <text:p>- Select a category in list</text:p>
            <text:p>- Click <text:span text:style-name="T7">Edit</text:span> </text:p>
          </table:table-cell>
          <table:table-cell table:style-name="ce115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Category which was deleted</text:p>
          </table:table-cell>
          <table:table-cell table:style-name="ce162" office:value-type="string">
            <text:p>Step 2: Delete category</text:p>
            <text:p>( at window 2)</text:p>
          </table:table-cell>
          <table:table-cell table:style-name="ce115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9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Category which was deleted</text:p>
          </table:table-cell>
          <table:table-cell table:style-name="ce162" office:value-type="string">
            <text:p>Step 3: Edit category</text:p>
            <text:p>( at window 1)</text:p>
          </table:table-cell>
          <table:table-cell table:style-name="ce115" office:value-type="string">
            <text:p>- Change current some value</text:p>
            <text:p>- Click <text:span text:style-name="T7">Save</text:span></text:p>
          </table:table-cell>
          <table:table-cell table:style-name="ce115" office:value-type="string">
            <text:p>Show message alert can not save changes to the category that no longer in database 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1];6;1)&gt;MID([.F80];6;1);&quot;&quot;;MAX([.A$7:.A80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no application</text:p>
          </table:table-cell>
          <table:table-cell table:style-name="ce118" office:value-type="string">
            <text:p>Step 2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3];6;1)&gt;MID([.F82];6;1);&quot;&quot;;MAX([.A$7:.A82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9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no application without confirmation</text:p>
          </table:table-cell>
          <table:table-cell table:style-name="ce118" office:value-type="string">
            <text:p>Step 2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5" office:value-type="string">
            <text:p>Low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5];6;1)&gt;MID([.F84];6;1);&quot;&quot;;MAX([.A$7:.A84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9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</text:p>
          </table:table-cell>
          <table:table-cell table:style-name="ce118" office:value-type="string">
            <text:p>Step 2: Add application</text:p>
          </table:table-cell>
          <table:table-cell table:style-name="ce115" office:value-type="string">
            <text:p>Add some applications into added category</text:p>
          </table:table-cell>
          <table:table-cell table:style-name="ce115" office:value-type="string">
            <text:p>Add category successfully</text:p>
          </table:table-cell>
          <table:table-cell table:style-name="ce115" office:value-type="string">
            <text:p>Medium</text:p>
          </table:table-cell>
          <table:table-cell table:style-name="ce118"/>
          <table:table-cell table:style-name="ce179" table:number-columns-repeated="6"/>
          <table:table-cell table:style-name="ce182"/>
          <table:table-cell table:style-name="ce183"/>
          <table:table-cell table:style-name="ce139" table:number-columns-repeated="238"/>
        </table:table-row>
        <table:table-row table:style-name="ro23">
          <table:table-cell table:style-name="ce102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</text:p>
          </table:table-cell>
          <table:table-cell table:style-name="ce118" office:value-type="string">
            <text:p>Step 3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&amp; application inside are deleted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8];6;1)&gt;MID([.F87];6;1);&quot;&quot;;MAX([.A$7:.A87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9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 without confirmation</text:p>
          </table:table-cell>
          <table:table-cell table:style-name="ce118" office:value-type="string">
            <text:p>Step 2: Add application</text:p>
          </table:table-cell>
          <table:table-cell table:style-name="ce115" office:value-type="string">
            <text:p>Add some applications into added category</text:p>
          </table:table-cell>
          <table:table-cell table:style-name="ce115" office:value-type="string">
            <text:p>Add category successfull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5" office:value-type="string">
            <text:p>Delete category in Application when it has application(s) without confirmation</text:p>
          </table:table-cell>
          <table:table-cell table:style-name="ce118" office:value-type="string">
            <text:p>Step 3: Delete category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48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5" office:value-type="string">
            <text:p>Low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1];6;1)&gt;MID([.F90];6;1);&quot;&quot;;MAX([.A$7:.A90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9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all category in Application</text:p>
          </table:table-cell>
          <table:table-cell table:style-name="ce118" office:value-type="string">
            <text:p>Step 2: Delete all category in Application</text:p>
          </table:table-cell>
          <table:table-cell table:style-name="ce115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Show message alert there are no categories. You can click "Add Category" or "Auto Import" button to add category.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80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3];6;1)&gt;MID([.F92];6;1);&quot;&quot;;MAX([.A$7:.A92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9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himself</text:p>
          </table:table-cell>
          <table:table-cell table:style-name="ce118" office:value-type="string">
            <text:p>Step 2: Show form to edit category</text:p>
          </table:table-cell>
          <table:table-cell table:style-name="ce115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5" office:value-type="string">
            <text:p>Edit category form is shown: informations of selecting category are displayed in form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himself</text:p>
          </table:table-cell>
          <table:table-cell table:style-name="ce137" office:value-type="string">
            <text:p>Step 3: Delete category</text:p>
          </table:table-cell>
          <table:table-cell table:style-name="ce115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Show message alerts this category is being used, can not delet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6];6;1)&gt;MID([.F95];6;1);&quot;&quot;;MAX([.A$7:.A95])+1)" office:value-type="float" office:value="30">
            <text:p>030</text:p>
          </table:table-cell>
          <table:table-cell table:style-name="ce49" office:value-type="string">
            <text:p>PLT_05_03</text:p>
          </table:table-cell>
          <table:table-cell table:style-name="ce109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15" office:value-type="string">
            <text:p>Step 1: Add category</text:p>
          </table:table-cell>
          <table:table-cell table:style-name="ce115" office:value-type="string">
            <text:p>Add new category with valid values</text:p>
          </table:table-cell>
          <table:table-cell table:style-name="ce115" office:value-type="string">
            <text:p>New category is added successfully and displayed in the left pane with no application insid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3">
          <table:table-cell table:style-name="ce102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another</text:p>
          </table:table-cell>
          <table:table-cell table:style-name="ce118" office:value-type="string">
            <text:p>Step 2: Show form to edit category</text:p>
          </table:table-cell>
          <table:table-cell table:style-name="ce118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5" office:value-type="string">
            <text:p>Edit category form is shown: informations of selecting category are displayed in form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9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30" office:value-type="string">
            <text:p>Delete category when it is being used by another</text:p>
          </table:table-cell>
          <table:table-cell table:style-name="ce118" office:value-type="string">
            <text:p>Step 3: Delete category by another user</text:p>
          </table:table-cell>
          <table:table-cell table:style-name="ce118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category and all application are deleted. They're disappeared from category list in left pane</text:p>
          </table:table-cell>
          <table:table-cell table:style-name="ce132" office:value-type="string">
            <text:p>Medium</text:p>
          </table:table-cell>
          <table:table-cell table:style-name="ce176"/>
          <table:table-cell table:style-name="ce179" table:number-columns-repeated="6"/>
          <table:table-cell table:style-name="ce182"/>
          <table:table-cell table:style-name="ce185"/>
          <table:table-cell table:style-name="ce186" table:number-columns-repeated="238"/>
        </table:table-row>
        <table:table-row table:style-name="ro22">
          <table:table-cell table:style-name="ce102" table:formula="oooc:=IF(MID([.F99];6;1)&gt;MID([.F98];6;1);&quot;&quot;;MAX([.A$7:.A98])+1)" office:value-type="float" office:value="31">
            <text:p>031</text:p>
          </table:table-cell>
          <table:table-cell table:style-name="ce49" office:value-type="string">
            <text:p>PLT_05_04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9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30" office:value-type="string">
            <text:p>Import application from Application Registry</text:p>
          </table:table-cell>
          <table:table-cell table:style-name="ce162" office:value-type="string">
            <text:p>Step 2: Import</text:p>
          </table:table-cell>
          <table:table-cell table:style-name="ce169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3" office:value-type="string">
            <text:p>All portlets/gadgets in different categories will be imported and listed in left pane.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1];6;1)&gt;MID([.F100];6;1);&quot;&quot;;MAX([.A$7:.A100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original display name</text:p>
          </table:table-cell>
          <table:table-cell table:style-name="ce162" office:value-type="string">
            <text:p>Step 2: Add application</text:p>
          </table:table-cell>
          <table:table-cell table:style-name="ce162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2" office:value-type="string">
            <text:p>Selected application is added into selecting category with original displa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3];6;1)&gt;MID([.F102];6;1);&quot;&quot;;MAX([.A$7:.A102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9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valid display name</text:p>
          </table:table-cell>
          <table:table-cell table:style-name="ce162" office:value-type="string">
            <text:p>Step 2: Add application</text:p>
          </table:table-cell>
          <table:table-cell table:style-name="ce162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2" office:value-type="string">
            <text:p>Selected application is added into selecting category with new display nam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5];6;1)&gt;MID([.F104];6;1);&quot;&quot;;MAX([.A$7:.A104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9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invalid display name</text:p>
          </table:table-cell>
          <table:table-cell table:style-name="ce118" office:value-type="string">
            <text:p>Step 2: Add application with new display name less than 3 characters</text:p>
          </table:table-cell>
          <table:table-cell table:style-name="ce162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5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/text:p>
            <text:p>specific category with new invalid display name</text:p>
          </table:table-cell>
          <table:table-cell table:style-name="ce118" office:value-type="string">
            <text:p>Step 3: Add application with new display name over 30 characters</text:p>
          </table:table-cell>
          <table:table-cell table:style-name="ce115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5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08];6;1)&gt;MID([.F107];6;1);&quot;&quot;;MAX([.A$7:.A107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9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specific category with existing application in category</text:p>
          </table:table-cell>
          <table:table-cell table:style-name="ce118" office:value-type="string">
            <text:p>Step 2: Add application with existing in category</text:p>
          </table:table-cell>
          <table:table-cell table:style-name="ce115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5" office:value-type="string">
            <text:p>Show message alerts Application is already in category and should select another o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10];6;1)&gt;MID([.F109];6;1);&quot;&quot;;MAX([.A$7:.A109])+1)" office:value-type="float" office:value="36">
            <text:p>036</text:p>
          </table:table-cell>
          <table:table-cell table:style-name="ce49" office:value-type="string">
            <text:p>PLT_05_05</text:p>
          </table:table-cell>
          <table:table-cell table:style-name="ce109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30" office:value-type="string">
            <text:p>Step 1: Show Add application form</text:p>
          </table:table-cell>
          <table:table-cell table:style-name="ce13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9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30" office:value-type="string">
            <text:p>Add application into <text:s/>specific category without confirmation</text:p>
          </table:table-cell>
          <table:table-cell table:style-name="ce118" office:value-type="string">
            <text:p>Step 2: Add application into category</text:p>
          </table:table-cell>
          <table:table-cell table:style-name="ce115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5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2];6;1)&gt;MID([.F111];6;1);&quot;&quot;;MAX([.A$7:.A111])+1)" office:value-type="float" office:value="37">
            <text:p>037</text:p>
          </table:table-cell>
          <table:table-cell table:style-name="ce48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63" office:value-type="string">
            <text:p>Step 1: Create page by wizard</text:p>
          </table:table-cell>
          <table:table-cell table:style-name="ce163" office:value-type="string">
            <text:p>Create new page by wizard <text:span text:style-name="T33">[detail]</text:span></text:p>
          </table:table-cell>
          <table:table-cell table:style-name="ce163" office:value-type="string">
            <text:p>Page is created successfully 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3];6;1)&gt;MID([.F112];6;1);&quot;&quot;;MAX([.A$7:.A112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30" office:value-type="string">
            <text:p>Step 2: Add application</text:p>
          </table:table-cell>
          <table:table-cell table:style-name="ce13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18" office:value-type="string">
            <text:p>Step 3: Set permission for some users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5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18" office:value-type="string">
            <text:p>Step 4: Check accessing above application without right</text:p>
          </table:table-cell>
          <table:table-cell table:style-name="ce115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5" office:value-type="string">
            <text:p>Above application is not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public category</text:p>
          </table:table-cell>
          <table:table-cell table:style-name="ce162" office:value-type="string">
            <text:p>Step 5: Check accessing above application with right</text:p>
          </table:table-cell>
          <table:table-cell table:style-name="ce115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7];6;1)&gt;MID([.F116];6;1);&quot;&quot;;MAX([.A$7:.A116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53" office:value-type="string">
            <text:p>Limit access right for application in public category</text:p>
          </table:table-cell>
          <table:table-cell table:style-name="ce164" office:value-type="string">
            <text:p>Step 6: Check default value of portlet permission</text:p>
          </table:table-cell>
          <table:table-cell table:style-name="ce170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0" office:value-type="string">
            <text:p>- Show all user(s) (group and membership) can access the portlet. Default, show all values have set at step 3.</text:p>
          </table:table-cell>
          <table:table-cell table:style-name="ce132"/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8];6;1)&gt;MID([.F117];6;1);&quot;&quot;;MAX([.A$7:.A117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9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2: Public application</text:p>
          </table:table-cell>
          <table:table-cell table:style-name="ce115" office:value-type="string">
            <text:p>- Select to view new added application</text:p>
            <text:p>- Choose “Make it public” option</text:p>
          </table:table-cell>
          <table:table-cell table:style-name="ce115" office:value-type="string">
            <text:p>Assign right on application successfull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3: Check accessing public application in public category</text:p>
          </table:table-cell>
          <table:table-cell table:style-name="ce115" office:value-type="string">
            <text:p>- Login by anyone (has right to access eXo Start)</text:p>
            <text:p>- Go to create page by wizard at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6">
          <table:table-cell table:style-name="ce102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Public application in public category</text:p>
          </table:table-cell>
          <table:table-cell table:style-name="ce118" office:value-type="string">
            <text:p>Step 4: check default value of portlet permission</text:p>
          </table:table-cell>
          <table:table-cell table:style-name="ce115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5" office:value-type="string">
            <text:p>- default the <text:span text:style-name="T7">Make it public </text:span>option is checked.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2];6;1)&gt;MID([.F121];6;1);&quot;&quot;;MAX([.A$7:.A121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9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8" office:value-type="string">
            <text:p>Step 2: Set permission for some users on application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5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8">
          <table:table-cell table:style-name="ce102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8" office:value-type="string">
            <text:p>Step 3: Check accessing above application without right</text:p>
          </table:table-cell>
          <table:table-cell table:style-name="ce115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Above application is not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38">
          <table:table-cell table:style-name="ce102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2" office:value-type="string">
            <text:p>Step 4: Check accessing above application with right</text:p>
          </table:table-cell>
          <table:table-cell table:style-name="ce115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Above application is listed for this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6];6;1)&gt;MID([.F125];6;1);&quot;&quot;;MAX([.A$7:.A125])+1)" office:value-type="float" office:value="40">
            <text:p>040</text:p>
          </table:table-cell>
          <table:table-cell table:style-name="ce49" office:value-type="string">
            <text:p>PLT_05_06</text:p>
          </table:table-cell>
          <table:table-cell table:style-name="ce109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7">
          <table:table-cell table:style-name="ce102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18" office:value-type="string">
            <text:p>Step 2: Set permission for some users on application</text:p>
          </table:table-cell>
          <table:table-cell table:style-name="ce115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5" office:value-type="string">
            <text:p>Selected group/membership are displayed as one row in Group and membership Selector form of selecting application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6">
          <table:table-cell table:style-name="ce102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18" office:value-type="string">
            <text:p>Step 3: Check accessing above application by user has right to access category but does not have right to access application</text:p>
          </table:table-cell>
          <table:table-cell table:style-name="ce115" office:value-type="string">
            <text:p>- Login by user in group A with membership B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9">
          <table:table-cell table:style-name="ce102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9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30" office:value-type="string">
            <text:p>Limit access right for application in not public category group/membership to access application &amp; category are not the same</text:p>
          </table:table-cell>
          <table:table-cell table:style-name="ce162" office:value-type="string">
            <text:p>Step 4: Check accessing above application by user has right to access the application but does not have right to access the category</text:p>
          </table:table-cell>
          <table:table-cell table:style-name="ce115" office:value-type="string">
            <text:p>- Login by user in group C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5" office:value-type="string">
            <text:p>The category and of course its application(s) can not be displayed for user to us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0];6;1)&gt;MID([.F129];6;1);&quot;&quot;;MAX([.A$7:.A129])+1)" office:value-type="float" office:value="41">
            <text:p>041</text:p>
          </table:table-cell>
          <table:table-cell table:style-name="ce49" office:value-type="string">
            <text:p>PLT_05_07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Add an application into a specific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4">
          <table:table-cell table:style-name="ce102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18" office:value-type="string">
            <text:p>Step 2: Show form to edit application</text:p>
          </table:table-cell>
          <table:table-cell table:style-name="ce115" office:value-type="string">
            <text:p>- Select above application</text:p>
            <text:p>- Click Edit icon in the right pane</text:p>
          </table:table-cell>
          <table:table-cell table:style-name="ce115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18" office:value-type="string">
            <text:p>Step 3: Edit application with blank Display Name</text:p>
          </table:table-cell>
          <table:table-cell table:style-name="ce115" office:value-type="string">
            <text:p>- Clean current value in Display Name</text:p>
            <text:p>- Click <text:span text:style-name="T7">Save</text:span></text:p>
          </table:table-cell>
          <table:table-cell table:style-name="ce115" office:value-type="string">
            <text:p>Edit application successfully but Display Name will be Application Name instead of blank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4: Edit application with Display Name less than 3 characters</text:p>
          </table:table-cell>
          <table:table-cell table:style-name="ce162" office:value-type="string">
            <text:p>- Leave current Display Name less than 3 characters</text:p>
            <text:p>- Click <text:span text:style-name="T7">Save</text:span></text:p>
          </table:table-cell>
          <table:table-cell table:style-name="ce162" office:value-type="string">
            <text:p>Show message alerts Display name can not less than 3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5: Edit application with Display Name over 30 characters</text:p>
          </table:table-cell>
          <table:table-cell table:style-name="ce162" office:value-type="string">
            <text:p>- Leave current Display Name over 30 characters</text:p>
            <text:p>- Click <text:span text:style-name="T7">Save</text:span></text:p>
          </table:table-cell>
          <table:table-cell table:style-name="ce162" office:value-type="string">
            <text:p>Show message alerts Display name can not over 30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6: Edit application with Description over 255 characters</text:p>
          </table:table-cell>
          <table:table-cell table:style-name="ce162" office:value-type="string">
            <text:p>- Change current Description with over 255 characters</text:p>
            <text:p>- Click <text:span text:style-name="T7">Save</text:span></text:p>
          </table:table-cell>
          <table:table-cell table:style-name="ce162" office:value-type="string">
            <text:p>Show message alerts Description can not over 255 characters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9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30" office:value-type="string">
            <text:p>Edit application of specific category in</text:p>
            <text:p>Application registry</text:p>
          </table:table-cell>
          <table:table-cell table:style-name="ce162" office:value-type="string">
            <text:p>Step 7: Edit Display Name &amp; Description with valid values</text:p>
          </table:table-cell>
          <table:table-cell table:style-name="ce162" office:value-type="string">
            <text:p>- Change Display Name/Description with valid values</text:p>
            <text:p>- Click <text:span text:style-name="T7">Save</text:span></text:p>
          </table:table-cell>
          <table:table-cell table:style-name="ce162" office:value-type="string">
            <text:p>Changes are saved, application is displayed with new valu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7];6;1)&gt;MID([.F136];6;1);&quot;&quot;;MAX([.A$7:.A136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with confirmation</text:p>
          </table:table-cell>
          <table:table-cell table:style-name="ce118" office:value-type="string">
            <text:p>Step 2: Delete application from specific category</text:p>
          </table:table-cell>
          <table:table-cell table:style-name="ce115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5" office:value-type="string">
            <text:p>The application is removed from applications list of that category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39];6;1)&gt;MID([.F138];6;1);&quot;&quot;;MAX([.A$7:.A138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9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without confirmation</text:p>
          </table:table-cell>
          <table:table-cell table:style-name="ce118" office:value-type="string">
            <text:p>Step 2: Delete application from specific category</text:p>
          </table:table-cell>
          <table:table-cell table:style-name="ce115" office:value-type="string">
            <text:p>- Click corresponding Delete application icon</text:p>
            <text:p>- Click <text:span text:style-name="T7">Cancel</text:span><text:span text:style-name="T17"> in confirm </text:span><text:span text:style-name="T17">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1];6;1)&gt;MID([.F140];6;1);&quot;&quot;;MAX([.A$7:.A140])+1)" office:value-type="float" office:value="44">
            <text:p>044</text:p>
          </table:table-cell>
          <table:table-cell table:style-name="ce49" office:value-type="string">
            <text:p>PLT_05_08</text:p>
          </table:table-cell>
          <table:table-cell table:style-name="ce109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30" office:value-type="string">
            <text:p>Step 1: Add application</text:p>
          </table:table-cell>
          <table:table-cell table:style-name="ce130" office:value-type="string">
            <text:p>- Create new category or select exiting</text:p>
            <text:p>- Add application into added category</text:p>
          </table:table-cell>
          <table:table-cell table:style-name="ce132" office:value-type="string">
            <text:p>Application is added into that category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</text:p>
            <text:p>while it is being used</text:p>
          </table:table-cell>
          <table:table-cell table:style-name="ce118" office:value-type="string">
            <text:p>Step 2: Show form to edit application</text:p>
          </table:table-cell>
          <table:table-cell table:style-name="ce115" office:value-type="string">
            <text:p>Select added application &amp; click Edit icon</text:p>
          </table:table-cell>
          <table:table-cell table:style-name="ce115" office:value-type="string">
            <text:p>Edit application form appears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3">
          <table:table-cell table:style-name="ce102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9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30" office:value-type="string">
            <text:p>Delete application in specific category </text:p>
            <text:p>while it is being used</text:p>
          </table:table-cell>
          <table:table-cell table:style-name="ce118" office:value-type="string">
            <text:p>Step 3: Delete application while it is being edited</text:p>
          </table:table-cell>
          <table:table-cell table:style-name="ce115" office:value-type="string">
            <text:p>Click <text:span text:style-name="T7">Delete</text:span> icon of editing application</text:p>
          </table:table-cell>
          <table:table-cell table:style-name="ce115" office:value-type="string">
            <text:p>Show message alerts this application is being used, can not do this action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8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144];6;1)&gt;MID([.F143];6;1);&quot;&quot;;MAX([.A$7:.A143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4" office:value-type="string">
            <text:p>Show portlets list</text:p>
          </table:table-cell>
          <table:table-cell table:style-name="ce130" office:value-type="string">
            <text:p>Step 1: Show Portlet form</text:p>
          </table:table-cell>
          <table:table-cell table:style-name="ce130" office:value-type="string">
            <text:p>In Application Registry form: </text:p>
            <text:p>Click <text:span text:style-name="T34">Portlet</text:span> tab</text:p>
          </table:table-cell>
          <table:table-cell table:style-name="ce13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s list</text:p>
          </table:table-cell>
          <table:table-cell table:style-name="ce118" office:value-type="string">
            <text:p>Step 2: Show portlets list of <text:span text:style-name="T7">Local</text:span> category</text:p>
          </table:table-cell>
          <table:table-cell table:style-name="ce115" office:value-type="string">
            <text:p>Click on <text:span text:style-name="T7">Local</text:span></text:p>
          </table:table-cell>
          <table:table-cell table:style-name="ce115" office:value-type="string">
            <text:p>All portlets in this category are shown, Remote category is collaps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s list</text:p>
          </table:table-cell>
          <table:table-cell table:style-name="ce118" office:value-type="string">
            <text:p>Step 3: Show portlets list of <text:span text:style-name="T7">Remote</text:span> category</text:p>
          </table:table-cell>
          <table:table-cell table:style-name="ce115" office:value-type="string">
            <text:p>Click on <text:span text:style-name="T7">Remote</text:span></text:p>
          </table:table-cell>
          <table:table-cell table:style-name="ce115" office:value-type="string">
            <text:p>All portlets in this category are shown, Local category is collaps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47];6;1)&gt;MID([.F146];6;1);&quot;&quot;;MAX([.A$7:.A146])+1)" office:value-type="float" office:value="46">
            <text:p>046</text:p>
          </table:table-cell>
          <table:table-cell table:style-name="ce49" office:value-type="string">
            <text:p>PLT_06</text:p>
          </table:table-cell>
          <table:table-cell table:style-name="ce109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4" office:value-type="string">
            <text:p>Show portlet information</text:p>
          </table:table-cell>
          <table:table-cell table:style-name="ce130" office:value-type="string">
            <text:p>Step 1: Show Coverlet form</text:p>
          </table:table-cell>
          <table:table-cell table:style-name="ce130" office:value-type="string">
            <text:p>In Application Registry form: </text:p>
            <text:p>Click <text:span text:style-name="T34">Portlet</text:span> tab</text:p>
          </table:table-cell>
          <table:table-cell table:style-name="ce13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 information</text:p>
          </table:table-cell>
          <table:table-cell table:style-name="ce118" office:value-type="string">
            <text:p>Step 2: Show portlets list</text:p>
          </table:table-cell>
          <table:table-cell table:style-name="ce115" office:value-type="string">
            <text:p>Select one category</text:p>
          </table:table-cell>
          <table:table-cell table:style-name="ce115" office:value-type="string">
            <text:p>All portlets in this category are shown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9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5" office:value-type="string">
            <text:p>Show portlet information</text:p>
          </table:table-cell>
          <table:table-cell table:style-name="ce118" office:value-type="string">
            <text:p>Step 3: Show portlet's information</text:p>
          </table:table-cell>
          <table:table-cell table:style-name="ce115" office:value-type="string">
            <text:p>Select one portlet from list</text:p>
          </table:table-cell>
          <table:table-cell table:style-name="ce115" office:value-type="string">
            <text:p>Selected portlet's informations are displayed in the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50];6;1)&gt;MID([.F149];6;1);&quot;&quot;;MAX([.A$7:.A149])+1)" office:value-type="float" office:value="47">
            <text:p>047</text:p>
          </table:table-cell>
          <table:table-cell table:style-name="ce49" office:value-type="string">
            <text:p>PLT_07_01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Check showing gadget details information</text:p>
          </table:table-cell>
          <table:table-cell table:style-name="ce130" office:value-type="string">
            <text:p>Step 1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7">
          <table:table-cell table:style-name="ce102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9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Check showing gadget details information</text:p>
          </table:table-cell>
          <table:table-cell table:style-name="ce118" office:value-type="string">
            <text:p>Step 2: Show details of a specific gadget</text:p>
          </table:table-cell>
          <table:table-cell table:style-name="ce115" office:value-type="string">
            <text:p>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2];6;1)&gt;MID([.F151];6;1);&quot;&quot;;MAX([.A$7:.A151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<text:span text:style-name="T17">Add a remote gadget with URL </text:span><text:span text:style-name="T17">blank in </text:span></text:p>
            <text:p><text:span text:style-name="T17">Application Registry</text:span>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Leave URL blank</text:p>
            <text:p>- Click <text:span text:style-name="T7">Add</text:span></text:p>
          </table:table-cell>
          <table:table-cell table:style-name="ce115" office:value-type="string">
            <text:p>Show message: “ The "URL" field is requir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4];6;1)&gt;MID([.F153];6;1);&quot;&quot;;MAX([.A$7:.A153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9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valid URL 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6];6;1)&gt;MID([.F155];6;1);&quot;&quot;;MAX([.A$7:.A155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9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invalid URL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: “ The "URL" does not contain a valid URL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8];6;1)&gt;MID([.F157];6;1);&quot;&quot;;MAX([.A$7:.A157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9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URL without URL of gadget's xml or RSS feed 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without URL of </text:span><text:span text:style-name="T35">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 should enter a correct url of gadget's xml or RSS feed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0];6;1)&gt;MID([.F159];6;1);&quot;&quot;;MAX([.A$7:.A159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9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30" office:value-type="string">
            <text:p>Add a remote gadget with URL existing</text:p>
          </table:table-cell>
          <table:table-cell table:style-name="ce162" office:value-type="string">
            <text:p>Step 2: Add a remote gadget </text:p>
          </table:table-cell>
          <table:table-cell table:style-name="ce162" office:value-type="string">
            <text:p><text:span text:style-name="T35">- Enter URL have value is </text:span><text:span text:style-name="T35">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4" office:value-type="string">
            <text:p>Show message: “ The "URL" is existing, please select another one.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2];6;1)&gt;MID([.F161];6;1);&quot;&quot;;MAX([.A$7:.A161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9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6" office:value-type="string">
            <text:p>Add a remote gadget into category when gadget not belong to categories</text:p>
          </table:table-cell>
          <table:table-cell table:style-name="ce115" office:value-type="string">
            <text:p>Step 1: Show form to add a remote gadget</text:p>
          </table:table-cell>
          <table:table-cell table:style-name="ce115" office:value-type="string">
            <text:p>Click <text:span text:style-name="T7">Add a remote gadget</text:span></text:p>
          </table:table-cell>
          <table:table-cell table:style-name="ce115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13" office:value-type="string">
            <text:p>Add a remote gadget into category when gadget not belong to categories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13" office:value-type="string">
            <text:p>Add a remote gadget into category when gadget not belong to categories</text:p>
          </table:table-cell>
          <table:table-cell table:style-name="ce118" office:value-type="string">
            <text:p>Step 3: Add gadget into category</text:p>
          </table:table-cell>
          <table:table-cell table:style-name="ce118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5" office:value-type="string">
            <text:p>Selected gadget is added into selecting category 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5];6;1)&gt;MID([.F164];6;1);&quot;&quot;;MAX([.A$7:.A164])+1)" office:value-type="float" office:value="54">
            <text:p>054</text:p>
          </table:table-cell>
          <table:table-cell table:style-name="ce49" office:value-type="string">
            <text:p>PLT_07_02</text:p>
          </table:table-cell>
          <table:table-cell table:style-name="ce109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15" office:value-type="string">
            <text:p>Step 1: Show form to add a remote gadget</text:p>
          </table:table-cell>
          <table:table-cell table:style-name="ce115" office:value-type="string">
            <text:p>Click <text:span text:style-name="T7">Add a remote gadget</text:span></text:p>
          </table:table-cell>
          <table:table-cell table:style-name="ce115" office:value-type="string">
            <text:p>A form is shown in one field to input ULR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9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3: Add gadget into category</text:p>
          </table:table-cell>
          <table:table-cell table:style-name="ce118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8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39">added into </text:span><text:span text:style-name="T39">category</text:span></text:p>
            <text:p><text:span text:style-name="T20"/></text:p>
          </table:table-cell>
          <table:table-cell table:style-name="ce13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8];6;1)&gt;MID([.F167];6;1);&quot;&quot;;MAX([.A$7:.A167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opy remote gadget to local repository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69];6;1)&gt;MID([.F168];6;1);&quot;&quot;;MAX([.A$7:.A168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69];6;1)&gt;MID([.F168];6;1);[.C168];[.C168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opy remote gadget to local repository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0];6;1)&gt;MID([.F169];6;1);&quot;&quot;;MAX([.A$7:.A169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0];6;1)&gt;MID([.F169];6;1);[.C169];[.C169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32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1];6;1)&gt;MID([.F170];6;1);&quot;&quot;;MAX([.A$7:.A170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9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8" office:value-type="string">
            <text:p>Step 1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2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39">
          <table:table-cell table:style-name="ce102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3: Go to Categories form</text:p>
          </table:table-cell>
          <table:table-cell table:style-name="ce162" office:value-type="string">
            <text:p><text:span text:style-name="T35">- Select Categories</text:span></text:p>
            <text:p><text:span text:style-name="T35">- Click Auto Import in the top </text:span><text:span text:style-name="T35">right </text:span><text:span text:style-name="T35"><text:line-break/></text:span><text:span text:style-name="T35">- Click OK in confirm message</text:span></text:p>
            <text:p><text:span text:style-name="T35">All portlets/gadgets in different </text:span><text:span text:style-name="T35">categories will be imported and </text:span><text:span text:style-name="T35">listed in left pane.</text:span></text:p>
            <text:p><text:span text:style-name="T38"/></text:p>
          </table:table-cell>
          <table:table-cell table:style-name="ce162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remote gadget is saved to local repository</text:p>
          </table:table-cell>
          <table:table-cell table:style-name="ce162" office:value-type="string">
            <text:p>Step 4: Check remote gadget is saved to local repository</text:p>
          </table:table-cell>
          <table:table-cell table:style-name="ce162" office:value-type="string">
            <text:p>- Return to Categories tab and click import application</text:p>
            <text:p>- Choose gadget category</text:p>
          </table:table-cell>
          <table:table-cell table:style-name="ce162" office:value-type="string">
            <text:p>Display all gadget local repository</text:p>
          </table:table-cell>
          <table:table-cell table:style-name="ce115" office:value-type="string">
            <text:p>Medium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5];6;1)&gt;MID([.F174];6;1);&quot;&quot;;MAX([.A$7:.A174])+1)" office:value-type="float" office:value="57">
            <text:p>057</text:p>
          </table:table-cell>
          <table:table-cell table:style-name="ce49" office:value-type="string">
            <text:p>PLT_07_03</text:p>
          </table:table-cell>
          <table:table-cell table:style-name="ce109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8" office:value-type="string">
            <text:p>Step 1: Add gadget</text:p>
          </table:table-cell>
          <table:table-cell table:style-name="ce115" office:value-type="string">
            <text:p>- Input valid URL ( URL of gadget 's xml or RSS feed)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6];6;1)&gt;MID([.F175];6;1);&quot;&quot;;MAX([.A$7:.A175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add and copy remote gadget to local repository</text:p>
          </table:table-cell>
          <table:table-cell table:style-name="ce162" office:value-type="string">
            <text:p>Step 2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7];6;1)&gt;MID([.F176];6;1);&quot;&quot;;MAX([.A$7:.A176])+1)">
            <text:p/>
          </table:table-cell>
          <table:table-cell table:style-name="ce49" office:value-type="string">
            <text:p>PLT_07_03</text:p>
          </table:table-cell>
          <table:table-cell table:style-name="ce109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30" office:value-type="string">
            <text:p>Check add and copy remote gadget to local repository</text:p>
          </table:table-cell>
          <table:table-cell table:style-name="ce162" office:value-type="string">
            <text:p>Step 3: Add new same URL</text:p>
          </table:table-cell>
          <table:table-cell table:style-name="ce115" office:value-type="string">
            <text:p>- Input valid URL same with URL above</text:p>
            <text:p>- Click <text:span text:style-name="T7">Add</text:span></text:p>
          </table:table-cell>
          <table:table-cell table:style-name="ce115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5" office:value-type="string">
            <text:p>High</text:p>
          </table:table-cell>
          <table:table-cell table:style-name="ce162"/>
          <table:table-cell table:style-name="ce179" office:value-type="string">
            <text:p>Does not exits in GA1</text:p>
          </table:table-cell>
          <table:table-cell table:style-name="ce179" table:number-columns-repeated="5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78];6;1)&gt;MID([.F177];6;1);&quot;&quot;;MAX([.A$7:.A177])+1)" office:value-type="float" office:value="58">
            <text:p>058</text:p>
          </table:table-cell>
          <table:table-cell table:style-name="ce48" office:value-type="string">
            <text:p>PLT_07_04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8" office:value-type="string">
            <text:p>Step 1: Show form to add a gadget</text:p>
          </table:table-cell>
          <table:table-cell table:style-name="ce118" office:value-type="string">
            <text:p>Click <text:span text:style-name="T7">Create a new gadget</text:span></text:p>
          </table:table-cell>
          <table:table-cell table:style-name="ce118" office:value-type="string">
            <text:p>A form to input source is shown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81" table:number-columns-repeated="6"/>
          <table:table-cell table:style-name="ce183"/>
          <table:table-cell table:style-name="ce118"/>
          <table:table-cell table:style-name="ce139" table:number-columns-repeated="238"/>
        </table:table-row>
        <table:table-row table:style-name="ro22">
          <table:table-cell table:style-name="ce102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by inputing valid source</text:p>
          </table:table-cell>
          <table:table-cell table:style-name="ce162" office:value-type="string">
            <text:p>Step 2: Add gadget</text:p>
          </table:table-cell>
          <table:table-cell table:style-name="ce162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62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0];6;1)&gt;MID([.F179];6;1);&quot;&quot;;MAX([.A$7:.A179])+1)" office:value-type="float" office:value="59">
            <text:p>059</text:p>
          </table:table-cell>
          <table:table-cell table:style-name="ce49" office:value-type="string">
            <text:p>PLT_07_04</text:p>
          </table:table-cell>
          <table:table-cell table:style-name="ce109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invalid source</text:p>
          </table:table-cell>
          <table:table-cell table:style-name="ce162" office:value-type="string">
            <text:p>Step 2: Add gadget with invalid source</text:p>
          </table:table-cell>
          <table:table-cell table:style-name="ce162" office:value-type="string">
            <text:p>- Input invalid content in Source</text:p>
            <text:p>- Click <text:span text:style-name="T7">Add</text:span></text:p>
          </table:table-cell>
          <table:table-cell table:style-name="ce162" office:value-type="string">
            <text:p>Show message alerts the source content is not vali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2];6;1)&gt;MID([.F181];6;1);&quot;&quot;;MAX([.A$7:.A181])+1)" office:value-type="float" office:value="60">
            <text:p>060</text:p>
          </table:table-cell>
          <table:table-cell table:style-name="ce49" office:value-type="string">
            <text:p>PLT_07_04</text:p>
          </table:table-cell>
          <table:table-cell table:style-name="ce109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blank source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Leave the Source field blank</text:p>
            <text:p>- Click <text:span text:style-name="T7">Add</text:span></text:p>
          </table:table-cell>
          <table:table-cell table:style-name="ce162" office:value-type="string">
            <text:p>Show message alerts the Source field can not be blank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4];6;1)&gt;MID([.F183];6;1);&quot;&quot;;MAX([.A$7:.A183])+1)" office:value-type="float" office:value="61">
            <text:p>061</text:p>
          </table:table-cell>
          <table:table-cell table:style-name="ce49" office:value-type="string">
            <text:p>PLT_07_04</text:p>
          </table:table-cell>
          <table:table-cell table:style-name="ce109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5];6;1)&gt;MID([.F184];6;1);&quot;&quot;;MAX([.A$7:.A184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2:Delete gadget's category</text:p>
          </table:table-cell>
          <table:table-cell table:style-name="ce115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86];6;1)&gt;MID([.F185];6;1);&quot;&quot;;MAX([.A$7:.A185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30" office:value-type="string">
            <text:p>Step 3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87];6;1)&gt;MID([.F186];6;1);&quot;&quot;;MAX([.A$7:.A186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4: Add gadget into category</text:p>
          </table:table-cell>
          <table:table-cell table:style-name="ce162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4" office:value-type="string">
            <text:p>Selected gadget is added into selecting category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8];6;1)&gt;MID([.F187];6;1);&quot;&quot;;MAX([.A$7:.A187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local gadget into category when gadget not belong to categories</text:p>
          </table:table-cell>
          <table:table-cell table:style-name="ce162" office:value-type="string">
            <text:p>Step 5: Check gadget after added into category</text:p>
          </table:table-cell>
          <table:table-cell table:style-name="ce162" office:value-type="string">
            <text:p>- Choose categories tab</text:p>
            <text:p>- Select category is added gadget</text:p>
          </table:table-cell>
          <table:table-cell table:style-name="ce174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89];6;1)&gt;MID([.F188];6;1);&quot;&quot;;MAX([.A$7:.A188])+1)" office:value-type="float" office:value="62">
            <text:p>062</text:p>
          </table:table-cell>
          <table:table-cell table:style-name="ce49" office:value-type="string">
            <text:p>PLT_07_04</text:p>
          </table:table-cell>
          <table:table-cell table:style-name="ce109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0];6;1)&gt;MID([.F189];6;1);&quot;&quot;;MAX([.A$7:.A189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62" office:value-type="string">
            <text:p>Step 2:Delete gadget's category</text:p>
          </table:table-cell>
          <table:table-cell table:style-name="ce115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5" office:value-type="string">
            <text:p>The category is removed from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91];6;1)&gt;MID([.F190];6;1);&quot;&quot;;MAX([.A$7:.A190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30" office:value-type="string">
            <text:p>Step 3: Show gadgets list</text:p>
          </table:table-cell>
          <table:table-cell table:style-name="ce130" office:value-type="string">
            <text:p>In Application Registry form: <text:s/>Click Gadget tab</text:p>
          </table:table-cell>
          <table:table-cell table:style-name="ce13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4">
          <table:table-cell table:style-name="ce102" table:formula="oooc:=IF(MID([.F192];6;1)&gt;MID([.F191];6;1);&quot;&quot;;MAX([.A$7:.A191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7" office:value-type="string">
            <text:p>Add gadget into category when gadget not belong to categories without confirmation</text:p>
          </table:table-cell>
          <table:table-cell table:style-name="ce162" office:value-type="string">
            <text:p>Step 4: Add gadget into category</text:p>
          </table:table-cell>
          <table:table-cell table:style-name="ce162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8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39">added into </text:span><text:span text:style-name="T39">category</text:span></text:p>
            <text:p><text:span text:style-name="T20"/>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3];6;1)&gt;MID([.F192];6;1);&quot;&quot;;MAX([.A$7:.A192])+1)" office:value-type="float" office:value="63">
            <text:p>063</text:p>
          </table:table-cell>
          <table:table-cell table:style-name="ce49" office:value-type="string">
            <text:p>PLT_07_04</text:p>
          </table:table-cell>
          <table:table-cell table:style-name="ce109" table:formula="oooc:=IF(MID([.F193];6;1)&gt;MID([.F192];6;1);[.C192];[.C192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name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4];6;1)&gt;MID([.F193];6;1);&quot;&quot;;MAX([.A$7:.A193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4];6;1)&gt;MID([.F193];6;1);[.C193];[.C193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blank name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Leave name field blank</text:p>
            <text:p>- Click <text:span text:style-name="T7">Add</text:span></text:p>
          </table:table-cell>
          <table:table-cell table:style-name="ce162" office:value-type="string">
            <text:p>Show message alerts The field "Name:" is required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5];6;1)&gt;MID([.F194];6;1);&quot;&quot;;MAX([.A$7:.A194])+1)" office:value-type="float" office:value="64">
            <text:p>064</text:p>
          </table:table-cell>
          <table:table-cell table:style-name="ce49" office:value-type="string">
            <text:p>PLT_07_04</text:p>
          </table:table-cell>
          <table:table-cell table:style-name="ce109" table:formula="oooc:=IF(MID([.F195];6;1)&gt;MID([.F194];6;1);[.C194];[.C194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special chars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6];6;1)&gt;MID([.F195];6;1);&quot;&quot;;MAX([.A$7:.A195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6];6;1)&gt;MID([.F195];6;1);[.C195];[.C195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name start by special chars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Input name start by special chars( @$@$)</text:p>
            <text:p>- Click <text:span text:style-name="T7">Add</text:span></text:p>
          </table:table-cell>
          <table:table-cell table:style-name="ce162" office:value-type="string">
            <text:p>Show message alerts Only alpha, digit, underscore, dash and dot characters allowed for the field "Name:"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7];6;1)&gt;MID([.F196];6;1);&quot;&quot;;MAX([.A$7:.A196])+1)" office:value-type="float" office:value="65">
            <text:p>065</text:p>
          </table:table-cell>
          <table:table-cell table:style-name="ce49" office:value-type="string">
            <text:p>PLT_07_04</text:p>
          </table:table-cell>
          <table:table-cell table:style-name="ce109" table:formula="oooc:=IF(MID([.F197];6;1)&gt;MID([.F196];6;1);[.C196];[.C196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number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8];6;1)&gt;MID([.F197];6;1);&quot;&quot;;MAX([.A$7:.A197])+1)">
            <text:p/>
          </table:table-cell>
          <table:table-cell table:style-name="ce49" office:value-type="string">
            <text:p>PLT_07_04</text:p>
          </table:table-cell>
          <table:table-cell table:style-name="ce109" table:formula="oooc:=IF(MID([.F198];6;1)&gt;MID([.F197];6;1);[.C197];[.C197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30" office:value-type="string">
            <text:p>Create new gadget with name start by number</text:p>
          </table:table-cell>
          <table:table-cell table:style-name="ce162" office:value-type="string">
            <text:p>Step 2: Add gadget with no source</text:p>
          </table:table-cell>
          <table:table-cell table:style-name="ce162" office:value-type="string">
            <text:p>- Input name start by number</text:p>
            <text:p>- Click <text:span text:style-name="T7">Add</text:span></text:p>
          </table:table-cell>
          <table:table-cell table:style-name="ce162" office:value-type="string">
            <text:p>Show message alerts The "Name:" field must start with a character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199];6;1)&gt;MID([.F198];6;1);&quot;&quot;;MAX([.A$7:.A198])+1)" office:value-type="float" office:value="66">
            <text:p>066</text:p>
          </table:table-cell>
          <table:table-cell table:style-name="ce48" office:value-type="string">
            <text:p>PLT_07_05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15" office:value-type="string">
            <text:p>Step 1: Choose a gadget to edit</text:p>
          </table:table-cell>
          <table:table-cell table:style-name="ce115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18" office:value-type="string">
            <text:p>Medium</text:p>
          </table:table-cell>
          <table:table-cell table:style-name="ce118"/>
          <table:table-cell table:style-name="ce181" table:number-columns-repeated="6"/>
          <table:table-cell table:style-name="ce183"/>
          <table:table-cell table:style-name="ce118"/>
          <table:table-cell table:style-name="ce139" table:number-columns-repeated="238"/>
        </table:table-row>
        <table:table-row table:style-name="ro22">
          <table:table-cell table:style-name="ce102" table:formula="oooc:=IF(MID([.F200];6;1)&gt;MID([.F199];6;1);&quot;&quot;;MAX([.A$7:.A199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0];6;1)&gt;MID([.F199];6;1);[.C199];[.C199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30" office:value-type="string">
            <text:p>Edit a specific gadget</text:p>
          </table:table-cell>
          <table:table-cell table:style-name="ce118" office:value-type="string">
            <text:p>Step 2: Show form to edit gadget</text:p>
          </table:table-cell>
          <table:table-cell table:style-name="ce115" office:value-type="string">
            <text:p>Click <text:span text:style-name="T7">Edit</text:span> icon at the top right of right pane</text:p>
          </table:table-cell>
          <table:table-cell table:style-name="ce115" office:value-type="string">
            <text:p>A form is shown with source of edited gadge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1];6;1)&gt;MID([.F200];6;1);&quot;&quot;;MAX([.A$7:.A200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1];6;1)&gt;MID([.F200];6;1);[.C200];[.C200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30" office:value-type="string">
            <text:p>Edit a specific gadget</text:p>
          </table:table-cell>
          <table:table-cell table:style-name="ce118" office:value-type="string">
            <text:p>Step 3: Edit gadget</text:p>
          </table:table-cell>
          <table:table-cell table:style-name="ce115" office:value-type="string">
            <text:p>- Change source content</text:p>
            <text:p>- Click <text:span text:style-name="T7">Save</text:span></text:p>
          </table:table-cell>
          <table:table-cell table:style-name="ce115" office:value-type="string">
            <text:p>Information of selected gadget is updat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2];6;1)&gt;MID([.F201];6;1);&quot;&quot;;MAX([.A$7:.A201])+1)" office:value-type="float" office:value="67">
            <text:p>067</text:p>
          </table:table-cell>
          <table:table-cell table:style-name="ce49" office:value-type="string">
            <text:p>PLT_07_05</text:p>
          </table:table-cell>
          <table:table-cell table:style-name="ce109" table:formula="oooc:=IF(MID([.F202];6;1)&gt;MID([.F201];6;1);[.C201];[.C201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15" office:value-type="string">
            <text:p>Step 1: Choose a gadget to edit</text:p>
          </table:table-cell>
          <table:table-cell table:style-name="ce115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5" office:value-type="string">
            <text:p>Information of selected gadget is shown in the righ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3];6;1)&gt;MID([.F202];6;1);&quot;&quot;;MAX([.A$7:.A202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3];6;1)&gt;MID([.F202];6;1);[.C202];[.C202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13" office:value-type="string">
            <text:p>Edit invalid a gadget</text:p>
          </table:table-cell>
          <table:table-cell table:style-name="ce118" office:value-type="string">
            <text:p>Step 2: Show form to edit gadget</text:p>
          </table:table-cell>
          <table:table-cell table:style-name="ce115" office:value-type="string">
            <text:p>Click <text:span text:style-name="T7">Edit</text:span> icon at the top right of right pane</text:p>
          </table:table-cell>
          <table:table-cell table:style-name="ce115" office:value-type="string">
            <text:p>A form is shown with source of edited gadget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4];6;1)&gt;MID([.F203];6;1);&quot;&quot;;MAX([.A$7:.A203])+1)">
            <text:p/>
          </table:table-cell>
          <table:table-cell table:style-name="ce49" office:value-type="string">
            <text:p>PLT_07_05</text:p>
          </table:table-cell>
          <table:table-cell table:style-name="ce109" table:formula="oooc:=IF(MID([.F204];6;1)&gt;MID([.F203];6;1);[.C203];[.C203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13" office:value-type="string">
            <text:p>Edit invalid a gadget</text:p>
          </table:table-cell>
          <table:table-cell table:style-name="ce118" office:value-type="string">
            <text:p>Step 3: Edit gadget</text:p>
          </table:table-cell>
          <table:table-cell table:style-name="ce115" office:value-type="string">
            <text:p>- Change invalid content of gadget</text:p>
            <text:p>- Click <text:span text:style-name="T7">Save</text:span></text:p>
          </table:table-cell>
          <table:table-cell table:style-name="ce115" office:value-type="string">
            <text:p>Show message alert This source is invalid gadget specification. 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5];6;1)&gt;MID([.F204];6;1);&quot;&quot;;MAX([.A$7:.A204])+1)" office:value-type="float" office:value="68">
            <text:p>068</text:p>
          </table:table-cell>
          <table:table-cell table:style-name="ce49" office:value-type="string">
            <text:p>PLT_07_0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30" office:value-type="string">
            <text:p>Step 1: Show form to add a remote gadget</text:p>
          </table:table-cell>
          <table:table-cell table:style-name="ce130" office:value-type="string">
            <text:p>Click <text:span text:style-name="T7">Add a remote gadget</text:span></text:p>
          </table:table-cell>
          <table:table-cell table:style-name="ce132" office:value-type="string">
            <text:p>A form is shown in one field to input ULR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6];6;1)&gt;MID([.F205];6;1);[.C205];[.C205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remote gadget</text:p>
          </table:table-cell>
          <table:table-cell table:style-name="ce118" office:value-type="string">
            <text:p>Step 2: Add gadget</text:p>
          </table:table-cell>
          <table:table-cell table:style-name="ce115" office:value-type="string">
            <text:p>- Input valid URL</text:p>
            <text:p>- Click <text:span text:style-name="T7">Add</text:span></text:p>
          </table:table-cell>
          <table:table-cell table:style-name="ce115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7];6;1)&gt;MID([.F206];6;1);&quot;&quot;;MAX([.A$7:.A206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7];6;1)&gt;MID([.F206];6;1);[.C206];[.C206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remote gadget</text:p>
          </table:table-cell>
          <table:table-cell table:style-name="ce162" office:value-type="string">
            <text:p>Step 3: Check refresh information</text:p>
          </table:table-cell>
          <table:table-cell table:style-name="ce162" office:value-type="string">
            <text:p>- Select added gadget</text:p>
            <text:p>- Click Refresh information icon in the left pane</text:p>
          </table:table-cell>
          <table:table-cell table:style-name="ce162" office:value-type="string">
            <text:p>- The Information of this gadget is modified on server will be re-update from another o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8];6;1)&gt;MID([.F207];6;1);&quot;&quot;;MAX([.A$7:.A207])+1)" office:value-type="float" office:value="69">
            <text:p>069</text:p>
          </table:table-cell>
          <table:table-cell table:style-name="ce49" office:value-type="string">
            <text:p>PLT_07_06</text:p>
          </table:table-cell>
          <table:table-cell table:style-name="ce109" table:formula="oooc:=IF(MID([.F208];6;1)&gt;MID([.F207];6;1);[.C207];[.C207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62" office:value-type="string">
            <text:p>Step 1: Show form to add a gadget</text:p>
          </table:table-cell>
          <table:table-cell table:style-name="ce162" office:value-type="string">
            <text:p>Click <text:span text:style-name="T7">Create a new gadget</text:span></text:p>
          </table:table-cell>
          <table:table-cell table:style-name="ce162" office:value-type="string">
            <text:p>A form to input source is shown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09];6;1)&gt;MID([.F208];6;1);&quot;&quot;;MAX([.A$7:.A208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2: Add gadget</text:p>
          </table:table-cell>
          <table:table-cell table:style-name="ce162" office:value-type="string">
            <text:p>- Input valid source</text:p>
            <text:p>- Click <text:span text:style-name="T7">Add</text:span></text:p>
          </table:table-cell>
          <table:table-cell table:style-name="ce162" office:value-type="string">
            <text:p>New gadget is added successfully and displayed in the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0];6;1)&gt;MID([.F209];6;1);&quot;&quot;;MAX([.A$7:.A209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3: Show edit gadget form</text:p>
          </table:table-cell>
          <table:table-cell table:style-name="ce162" office:value-type="string">
            <text:p>- Click Edit Gadget icon in the left pane</text:p>
          </table:table-cell>
          <table:table-cell table:style-name="ce162" office:value-type="string">
            <text:p>- Information of current gadget is display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1];6;1)&gt;MID([.F210];6;1);&quot;&quot;;MAX([.A$7:.A210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1];6;1)&gt;MID([.F210];6;1);[.C210];[.C210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4: Edit gadget</text:p>
          </table:table-cell>
          <table:table-cell table:style-name="ce162" office:value-type="string">
            <text:p>- Change some value in source field</text:p>
            <text:p>- Click <text:span text:style-name="T7">Save</text:span></text:p>
          </table:table-cell>
          <table:table-cell table:style-name="ce162" office:value-type="string">
            <text:p>- Change is saved </text:p>
            <text:p>- Edited Gadget is displayed in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2];6;1)&gt;MID([.F211];6;1);&quot;&quot;;MAX([.A$7:.A211])+1)">
            <text:p/>
          </table:table-cell>
          <table:table-cell table:style-name="ce49" office:value-type="string">
            <text:p>PLT_07_06</text:p>
          </table:table-cell>
          <table:table-cell table:style-name="ce109" table:formula="oooc:=IF(MID([.F212];6;1)&gt;MID([.F211];6;1);[.C211];[.C21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30" office:value-type="string">
            <text:p>Check Refresh information for local gadget</text:p>
          </table:table-cell>
          <table:table-cell table:style-name="ce162" office:value-type="string">
            <text:p>Step 5: Check Refresh information</text:p>
          </table:table-cell>
          <table:table-cell table:style-name="ce162" office:value-type="string">
            <text:p>- Select edited gadget</text:p>
            <text:p>- Click Refresh information icon in the left pane</text:p>
          </table:table-cell>
          <table:table-cell table:style-name="ce162" office:value-type="string">
            <text:p>- All information will be update after chang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3];6;1)&gt;MID([.F212];6;1);&quot;&quot;;MAX([.A$7:.A212])+1)" office:value-type="float" office:value="70">
            <text:p>070</text:p>
          </table:table-cell>
          <table:table-cell table:style-name="ce49" office:value-type="string">
            <text:p>PLT_07_07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62" office:value-type="string">
            <text:p>Step 1: Show gadgets list</text:p>
          </table:table-cell>
          <table:table-cell table:style-name="ce162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2" office:value-type="string">
            <text:p>Gadget form appears, all existing gadget are listed in left pane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4];6;1)&gt;MID([.F213];6;1);[.C213];[.C213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Delete gadget with confirmation</text:p>
          </table:table-cell>
          <table:table-cell table:style-name="ce162" office:value-type="string">
            <text:p>Step 2: Delete gadget</text:p>
          </table:table-cell>
          <table:table-cell table:style-name="ce162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OK</text:span></text:p>
          </table:table-cell>
          <table:table-cell table:style-name="ce162" office:value-type="string">
            <text:p>Gadget is removed</text:p>
          </table:table-cell>
          <table:table-cell table:style-name="ce162" office:value-type="string">
            <text:p>Medium</text:p>
          </table:table-cell>
          <table:table-cell table:style-name="ce162"/>
          <table:table-cell table:style-name="ce179" table:number-columns-repeated="6"/>
          <table:table-cell table:style-name="ce182"/>
          <table:table-cell table:style-name="ce162"/>
          <table:table-cell table:style-name="ce169" table:number-columns-repeated="238"/>
        </table:table-row>
        <table:table-row table:style-name="ro22">
          <table:table-cell table:style-name="ce102" table:formula="oooc:=IF(MID([.F215];6;1)&gt;MID([.F214];6;1);&quot;&quot;;MAX([.A$7:.A214])+1)" office:value-type="float" office:value="71">
            <text:p>071</text:p>
          </table:table-cell>
          <table:table-cell table:style-name="ce49" office:value-type="string">
            <text:p>PLT_07_07</text:p>
          </table:table-cell>
          <table:table-cell table:style-name="ce109" table:formula="oooc:=IF(MID([.F215];6;1)&gt;MID([.F214];6;1);[.C214];[.C214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62" office:value-type="string">
            <text:p>Step 1: Show gadgets list</text:p>
          </table:table-cell>
          <table:table-cell table:style-name="ce162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2" office:value-type="string">
            <text:p>Gadget form appears, all existing gadget are listed in left pane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6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216];6;1)&gt;MID([.F215];6;1);&quot;&quot;;MAX([.A$7:.A215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6];6;1)&gt;MID([.F215];6;1);[.C215];[.C215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Delete gadget without confirmation</text:p>
          </table:table-cell>
          <table:table-cell table:style-name="ce162" office:value-type="string">
            <text:p>Step 2: Delete gadget</text:p>
          </table:table-cell>
          <table:table-cell table:style-name="ce162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Cancel</text:span></text:p>
          </table:table-cell>
          <table:table-cell table:style-name="ce115" office:value-type="string">
            <text:p>That gadget is not removed from list</text:p>
          </table:table-cell>
          <table:table-cell table:style-name="ce115" office:value-type="string">
            <text:p>Low</text:p>
          </table:table-cell>
          <table:table-cell table:style-name="ce162"/>
          <table:table-cell table:style-name="ce179" table:number-columns-repeated="6"/>
          <table:table-cell table:style-name="ce162" table:number-columns-repeated="2"/>
          <table:table-cell table:style-name="ce169" table:number-columns-repeated="238"/>
        </table:table-row>
        <table:table-row table:style-name="ro22">
          <table:table-cell table:style-name="ce102" table:formula="oooc:=IF(MID([.F217];6;1)&gt;MID([.F216];6;1);&quot;&quot;;MAX([.A$7:.A216])+1)" office:value-type="float" office:value="72">
            <text:p>072</text:p>
          </table:table-cell>
          <table:table-cell table:style-name="ce49" office:value-type="string">
            <text:p>PLT_07_07</text:p>
          </table:table-cell>
          <table:table-cell table:style-name="ce109" table:formula="oooc:=IF(MID([.F217];6;1)&gt;MID([.F216];6;1);[.C216];[.C216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15" office:value-type="string">
            <text:p>Step 1: Add new gadget</text:p>
          </table:table-cell>
          <table:table-cell table:style-name="ce115" office:value-type="string">
            <text:p>Add new gadget with valid values</text:p>
          </table:table-cell>
          <table:table-cell table:style-name="ce115" office:value-type="string">
            <text:p>New gadget is added successfully and displayed in the left pane 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18];6;1)&gt;MID([.F217];6;1);&quot;&quot;;MAX([.A$7:.A217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8];6;1)&gt;MID([.F217];6;1);[.C217];[.C217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18" office:value-type="string">
            <text:p>Step 2: Show form to edit gadget</text:p>
          </table:table-cell>
          <table:table-cell table:style-name="ce118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5" office:value-type="string">
            <text:p>Edit gadget form is shown: informations of selecting gadget are displayed in form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19];6;1)&gt;MID([.F218];6;1);&quot;&quot;;MAX([.A$7:.A218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19];6;1)&gt;MID([.F218];6;1);[.C218];[.C218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18" office:value-type="string">
            <text:p>Step 3: Delete gadget by another user</text:p>
          </table:table-cell>
          <table:table-cell table:style-name="ce118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5" office:value-type="string">
            <text:p>Selecting gadget is deleted. They're disappeared from gadget list in left pane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20];6;1)&gt;MID([.F219];6;1);&quot;&quot;;MAX([.A$7:.A219])+1)">
            <text:p/>
          </table:table-cell>
          <table:table-cell table:style-name="ce49" office:value-type="string">
            <text:p>PLT_07_07</text:p>
          </table:table-cell>
          <table:table-cell table:style-name="ce109" table:formula="oooc:=IF(MID([.F220];6;1)&gt;MID([.F219];6;1);[.C219];[.C219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30" office:value-type="string">
            <text:p>Check delete gadget when it is being used by another</text:p>
          </table:table-cell>
          <table:table-cell table:style-name="ce165" office:value-type="string">
            <text:p>Step 4: Check gadget which was deleted</text:p>
          </table:table-cell>
          <table:table-cell table:style-name="ce165" office:value-type="string">
            <text:p>- Return to user A</text:p>
            <text:p>- Select deleted gadget </text:p>
            <text:p>- Click Save button</text:p>
          </table:table-cell>
          <table:table-cell table:style-name="ce165" office:value-type="string">
            <text:p>Show message alert can not save changes to the gadget that no longer in database </text:p>
          </table:table-cell>
          <table:table-cell table:style-name="ce165" office:value-type="string">
            <text:p>Medium</text:p>
          </table:table-cell>
          <table:table-cell table:style-name="ce177" table:number-columns-repeated="6"/>
          <table:table-cell table:style-name="ce165" table:number-columns-repeated="3"/>
          <table:table-cell table:number-columns-repeated="238"/>
        </table:table-row>
        <table:table-row table:style-name="ro22">
          <table:table-cell table:style-name="ce102" table:formula="oooc:=IF(MID([.F221];6;1)&gt;MID([.F220];6;1);&quot;&quot;;MAX([.A$7:.A220])+1)" office:value-type="float" office:value="73">
            <text:p>073</text:p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8" office:value-type="string">
            <text:p>Show Application portlet when check or un-check Change show import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7">
          <table:table-cell table:style-name="ce102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7">
          <table:table-cell table:style-name="ce102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7];6;1)&gt;MID([.F226];6;1);&quot;&quot;;MAX([.A$7:.A226])+1)" office:value-type="float" office:value="74">
            <text:p>074</text:p>
          </table:table-cell>
          <table:table-cell office:value-type="string">
            <text:p>PLT_16</text:p>
          </table:table-cell>
          <table:table-cell table:style-name="ce109" table:formula="oooc:=IF(MID([.F227];6;1)&gt;MID([.F226];6;1);[.C226];[.C226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0" office:value-type="string">
            <text:p>Check Abort function after click check or un-check change show import</text:p>
          </table:table-cell>
          <table:table-cell table:style-name="ce130" office:value-type="string">
            <text:p>Step 1: Show Application Registry form</text:p>
          </table:table-cell>
          <table:table-cell table:style-name="ce13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9" table:formula="oooc:=IF(MID([.F228];6;1)&gt;MID([.F227];6;1);[.C227];[.C227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2">
          <table:table-cell table:style-name="ce102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9" table:formula="oooc:=IF(MID([.F229];6;1)&gt;MID([.F228];6;1);[.C228];[.C228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</text:span><text:span text:style-name="T19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9" table:formula="oooc:=IF(MID([.F230];6;1)&gt;MID([.F229];6;1);[.C229];[.C229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1" office:value-type="string">
            <text:p>- Click Abort icon on the top of the Page Editor composer</text:p>
          </table:table-cell>
          <table:table-cell table:style-name="ce169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23">
          <table:table-cell table:style-name="ce102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9" table:formula="oooc:=IF(MID([.F231];6;1)&gt;MID([.F230];6;1);[.C230];[.C23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61" office:value-type="string">
            <text:p>Check Abort function after click check or un-check change show import</text:p>
          </table:table-cell>
          <table:table-cell table:style-name="ce166" office:value-type="string">
            <text:p>Step 5: Check changes after Abort</text:p>
          </table:table-cell>
          <table:table-cell table:style-name="ce172" office:value-type="string">
            <text:p>Show form to edit portlet again</text:p>
          </table:table-cell>
          <table:table-cell table:style-name="ce172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78" table:number-columns-repeated="6"/>
          <table:table-cell table:number-columns-repeated="241"/>
        </table:table-row>
        <table:table-row table:style-name="ro18" table:number-rows-repeated="317">
          <table:table-cell table:number-columns-repeated="9"/>
          <table:table-cell table:style-name="ce178" table:number-columns-repeated="6"/>
          <table:table-cell table:number-columns-repeated="241"/>
        </table:table-row>
        <table:table-row table:style-name="ro18" table:number-rows-repeated="6498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9"/>
        <table:table-column table:style-name="co30" table:default-cell-style-name="ce133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default-cell-style-name="ce114"/>
        <table:table-column table:style-name="co36" table:default-cell-style-name="ce114"/>
        <table:table-column table:style-name="co10" table:number-columns-repeated="9" table:default-cell-style-name="ce114"/>
        <table:table-column table:style-name="co10" table:number-columns-repeated="239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3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View breadcumbs, Sitemap</text:p>
          </table:table-cell>
          <table:covered-table-cell table:style-name="ce110"/>
          <table:covered-table-cell table:style-name="ce108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87" office:value-type="string">
            <text:p>PLT_08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0" office:value-type="string">
            <text:p>Check breadcrumbs portlet when select a page</text:p>
          </table:table-cell>
          <table:table-cell table:style-name="ce200" office:value-type="string">
            <text:p>Step 1: Check displaying path of selected page from navigation when is has no parent</text:p>
          </table:table-cell>
          <table:table-cell table:style-name="ce200" office:value-type="string">
            <text:p>Select page from page navigation (not child page)</text:p>
          </table:table-cell>
          <table:table-cell table:style-name="ce210" office:value-type="string">
            <text:p>The page name (display name) will be displayed in the breadcumbs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8];6;1)&gt;MID([.F7];6;1);&quot;&quot;;MAX([.A$7:.A7])+1)">
            <text:p/>
          </table:table-cell>
          <table:table-cell table:style-name="ce187" office:value-type="string">
            <text:p>PLT_08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200" office:value-type="string">
            <text:p>Step 2: Check displaying path of selected page from navigation when it is child page</text:p>
          </table:table-cell>
          <table:table-cell table:style-name="ce200" office:value-type="string">
            <text:p>Select page from page navigation that is child page</text:p>
          </table:table-cell>
          <table:table-cell table:style-name="ce13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9];6;1)&gt;MID([.F8];6;1);&quot;&quot;;MAX([.A$7:.A8])+1)">
            <text:p/>
          </table:table-cell>
          <table:table-cell table:style-name="ce187" office:value-type="string">
            <text:p>PLT_08</text:p>
          </table:table-cell>
          <table:table-cell table:style-name="ce109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91" office:value-type="string">
            <text:p>Check breadcumbs portlet when select a page</text:p>
          </table:table-cell>
          <table:table-cell table:style-name="ce201" office:value-type="string">
            <text:p>Step 3: Check link to a specific page from breadcumbs</text:p>
          </table:table-cell>
          <table:table-cell table:style-name="ce131" office:value-type="string">
            <text:p>Click on one name in page path in breadcumbs</text:p>
          </table:table-cell>
          <table:table-cell table:style-name="ce131" office:value-type="string">
            <text:p>That page is shown, the path in breadcumbs is shorten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0];6;1)&gt;MID([.F9];6;1);&quot;&quot;;MAX([.A$7:.A9])+1)" office:value-type="float" office:value="2">
            <text:p>002</text:p>
          </table:table-cell>
          <table:table-cell table:style-name="ce187" office:value-type="string">
            <text:p>PLT_09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200" office:value-type="string">
            <text:p>Step 1: Show site map page</text:p>
          </table:table-cell>
          <table:table-cell table:style-name="ce200" office:value-type="string">
            <text:p>Click Site map from navigation</text:p>
          </table:table-cell>
          <table:table-cell table:style-name="ce210" office:value-type="string">
            <text:p>Site map page is shown: There's a pane for each page on the first level &amp; its sub pages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1];6;1)&gt;MID([.F10];6;1);&quot;&quot;;MAX([.A$7:.A10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ite map portlet</text:p>
          </table:table-cell>
          <table:table-cell table:style-name="ce201" office:value-type="string">
            <text:p>Step 2: Go to page by clicking on site map</text:p>
          </table:table-cell>
          <table:table-cell table:style-name="ce131" office:value-type="string">
            <text:p>Click on page name in site map</text:p>
          </table:table-cell>
          <table:table-cell table:style-name="ce131" office:value-type="string">
            <text:p>Selected page is shown</text:p>
          </table:table-cell>
          <table:table-cell table:style-name="ce210" office:value-type="string">
            <text:p>High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2];6;1)&gt;MID([.F11];6;1);&quot;&quot;;MAX([.A$7:.A11])+1)" office:value-type="float" office:value="3">
            <text:p>003</text:p>
          </table:table-cell>
          <table:table-cell table:style-name="ce187" office:value-type="string">
            <text:p>PLT_09</text:p>
          </table:table-cell>
          <table:table-cell table:style-name="ce109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2" office:value-type="string">
            <text:p>Step 1: Create pages </text:p>
          </table:table-cell>
          <table:table-cell table:style-name="ce202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11" office:value-type="string">
            <text:p>Create pages successfully</text:p>
          </table:table-cell>
          <table:table-cell table:style-name="ce211" office:value-type="string">
            <text:p>Medium</text:p>
          </table:table-cell>
          <table:table-cell table:style-name="ce215"/>
          <table:table-cell table:style-name="ce217" table:number-columns-repeated="6"/>
          <table:table-cell table:style-name="ce215" table:number-columns-repeated="2"/>
          <table:table-cell table:number-columns-repeated="238"/>
        </table:table-row>
        <table:table-row table:style-name="ro23">
          <table:table-cell table:style-name="ce102" table:formula="oooc:=IF(MID([.F13];6;1)&gt;MID([.F12];6;1);&quot;&quot;;MAX([.A$7:.A12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3" office:value-type="string">
            <text:p>Check listing pages at the same level in Site map</text:p>
          </table:table-cell>
          <table:table-cell table:style-name="ce203" office:value-type="string">
            <text:p>Step 2: Show site map</text:p>
          </table:table-cell>
          <table:table-cell table:style-name="ce200" office:value-type="string">
            <text:p>Click Site map from navigation</text:p>
          </table:table-cell>
          <table:table-cell table:style-name="ce212" office:value-type="string">
            <text:p>- Pages at the same level are set the same align</text:p>
            <text:p>- Pages at different level are in the different alignment</text:p>
          </table:table-cell>
          <table:table-cell table:style-name="ce211" office:value-type="string">
            <text:p>Medium</text:p>
          </table:table-cell>
          <table:table-cell table:style-name="ce215"/>
          <table:table-cell table:style-name="ce217" table:number-columns-repeated="6"/>
          <table:table-cell table:style-name="ce215" table:number-columns-repeated="2"/>
          <table:table-cell table:number-columns-repeated="238"/>
        </table:table-row>
        <table:table-row table:style-name="ro7">
          <table:table-cell table:style-name="ce102" table:formula="oooc:=IF(MID([.F14];6;1)&gt;MID([.F13];6;1);&quot;&quot;;MAX([.A$7:.A13])+1)" office:value-type="float" office:value="4">
            <text:p>004</text:p>
          </table:table-cell>
          <table:table-cell table:style-name="ce187" office:value-type="string">
            <text:p>PLT_09</text:p>
          </table:table-cell>
          <table:table-cell table:style-name="ce109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2" office:value-type="string">
            <text:p>Step 1: Show site map page</text:p>
          </table:table-cell>
          <table:table-cell table:style-name="ce200" office:value-type="string">
            <text:p>- Login by admin</text:p>
            <text:p>- Click Site map from navigation</text:p>
          </table:table-cell>
          <table:table-cell table:style-name="ce211" office:value-type="string">
            <text:p>Site map is displayed 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15];6;1)&gt;MID([.F14];6;1);&quot;&quot;;MAX([.A$7:.A14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2" office:value-type="string">
            <text:p>Step 2: Show Change skin form</text:p>
          </table:table-cell>
          <table:table-cell table:style-name="ce207" office:value-type="string">
            <text:p>Go to <text:span text:style-name="T7">Exo Start/ Change skin</text:span></text:p>
          </table:table-cell>
          <table:table-cell table:style-name="ce207" office:value-type="string">
            <text:p>- Change skin form is shown properly with existing skins in form</text:p>
            <text:p>- Allow user to change skin for portal</text:p>
          </table:table-cell>
          <table:table-cell table:style-name="ce211"/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6];6;1)&gt;MID([.F15];6;1);&quot;&quot;;MAX([.A$7:.A15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3" office:value-type="string">
            <text:p>Step 3: Change skin</text:p>
          </table:table-cell>
          <table:table-cell table:style-name="ce208" office:value-type="string">
            <text:p>Select another skin to display portal</text:p>
          </table:table-cell>
          <table:table-cell table:style-name="ce208" office:value-type="string">
            <text:p>Portal is displayed in new selected skin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8">
          <table:table-cell table:style-name="ce102" table:formula="oooc:=IF(MID([.F17];6;1)&gt;MID([.F16];6;1);&quot;&quot;;MAX([.A$7:.A16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4" office:value-type="string">
            <text:p>Check showing site map in different skins</text:p>
          </table:table-cell>
          <table:table-cell table:style-name="ce203" office:value-type="string">
            <text:p>Step 4: Check site map in new skin</text:p>
          </table:table-cell>
          <table:table-cell table:style-name="ce200" office:value-type="string">
            <text:p>Click Site map from navigation</text:p>
          </table:table-cell>
          <table:table-cell table:style-name="ce208" office:value-type="string">
            <text:p>Site map is displayed in new selected skin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number-columns-repeated="6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18];6;1)&gt;MID([.F17];6;1);&quot;&quot;;MAX([.A$7:.A17])+1)" office:value-type="float" office:value="5">
            <text:p>005</text:p>
          </table:table-cell>
          <table:table-cell table:style-name="ce187" office:value-type="string">
            <text:p>PLT_09</text:p>
          </table:table-cell>
          <table:table-cell table:style-name="ce109" table:formula="oooc:=IF(MID([.F18];6;1)&gt;MID([.F17];6;1);[.C17];[.C17]+1)" office:value-type="float" office:value="4">
            <text:p>004</text:p>
          </table:table-cell>
          <table:table-cell table:style-name="ce189" office:value-type="string">
            <text:p>Portal\Others\Site map</text:p>
          </table:table-cell>
          <table:table-cell table:style-name="ce195" office:value-type="string">
            <text:p>Check showing when select to the page listed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 </text:p>
          </table:table-cell>
          <table:table-cell table:style-name="ce213" office:value-type="string">
            <text:p>Show site map page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24">
          <table:table-cell table:style-name="ce102" table:formula="oooc:=IF(MID([.F19];6;1)&gt;MID([.F18];6;1);&quot;&quot;;MAX([.A$7:.A18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19];6;1)&gt;MID([.F18];6;1);[.C18];[.C18]+1)" office:value-type="float" office:value="4">
            <text:p>004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5" office:value-type="string">
            <text:p>Step 2: Select to the page </text:p>
            <text:p>listed in site map</text:p>
          </table:table-cell>
          <table:table-cell table:style-name="ce209" office:value-type="string">
            <text:p>- Click on the page in site map</text:p>
          </table:table-cell>
          <table:table-cell table:style-name="ce209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0];6;1)&gt;MID([.F19];6;1);&quot;&quot;;MAX([.A$7:.A19])+1)" office:value-type="float" office:value="6">
            <text:p>006</text:p>
          </table:table-cell>
          <table:table-cell table:style-name="ce187" office:value-type="string">
            <text:p>PLT_09</text:p>
          </table:table-cell>
          <table:table-cell table:style-name="ce109" table:formula="oooc:=IF(MID([.F20];6;1)&gt;MID([.F19];6;1);[.C19];[.C19]+1)" office:value-type="float" office:value="5">
            <text:p>005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</text:p>
          </table:table-cell>
          <table:table-cell table:style-name="ce209" office:value-type="string">
            <text:p>Site map is displayed 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1];6;1)&gt;MID([.F20];6;1);&quot;&quot;;MAX([.A$7:.A20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21];6;1)&gt;MID([.F20];6;1);[.C20];[.C20]+1)" office:value-type="float" office:value="5">
            <text:p>005</text:p>
          </table:table-cell>
          <table:table-cell table:style-name="ce189" office:value-type="string">
            <text:p>Portal\Others\Site map</text:p>
          </table:table-cell>
          <table:table-cell table:style-name="ce196" office:value-type="string">
            <text:p>Check showing when click Expand All site map</text:p>
          </table:table-cell>
          <table:table-cell table:style-name="ce205" office:value-type="string">
            <text:p>Step 2: Check displaying when </text:p>
            <text:p>click Expand All </text:p>
          </table:table-cell>
          <table:table-cell table:style-name="ce209" office:value-type="string">
            <text:p>- Click on Expand All on Site map</text:p>
          </table:table-cell>
          <table:table-cell table:style-name="ce213" office:value-type="string">
            <text:p>Pages instruction of current using portal is shown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2];6;1)&gt;MID([.F21];6;1);&quot;&quot;;MAX([.A$7:.A21])+1)" office:value-type="float" office:value="7">
            <text:p>007</text:p>
          </table:table-cell>
          <table:table-cell table:style-name="ce187" office:value-type="string">
            <text:p>PLT_09</text:p>
          </table:table-cell>
          <table:table-cell table:style-name="ce109" table:formula="oooc:=IF(MID([.F22];6;1)&gt;MID([.F21];6;1);[.C21];[.C21]+1)" office:value-type="float" office:value="6">
            <text:p>006</text:p>
          </table:table-cell>
          <table:table-cell table:style-name="ce189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4" office:value-type="string">
            <text:p>Step 1: Show site map page</text:p>
          </table:table-cell>
          <table:table-cell table:style-name="ce130" office:value-type="string">
            <text:p>Click Site map from navigation portlet</text:p>
          </table:table-cell>
          <table:table-cell table:style-name="ce209" office:value-type="string">
            <text:p>Site map is displayed 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7">
          <table:table-cell table:style-name="ce102" table:formula="oooc:=IF(MID([.F23];6;1)&gt;MID([.F22];6;1);&quot;&quot;;MAX([.A$7:.A22])+1)">
            <text:p/>
          </table:table-cell>
          <table:table-cell table:style-name="ce187" office:value-type="string">
            <text:p>PLT_09</text:p>
          </table:table-cell>
          <table:table-cell table:style-name="ce109" table:formula="oooc:=IF(MID([.F23];6;1)&gt;MID([.F22];6;1);[.C22];[.C22]+1)" office:value-type="float" office:value="6">
            <text:p>006</text:p>
          </table:table-cell>
          <table:table-cell table:style-name="ce189" office:value-type="string">
            <text:p>Portal\Others\Site map</text:p>
          </table:table-cell>
          <table:table-cell table:style-name="ce196" office:value-type="string">
            <text:p>Check showing when click Collapse All site map</text:p>
          </table:table-cell>
          <table:table-cell table:style-name="ce205" office:value-type="string">
            <text:p>Step 2: Check displaying when </text:p>
            <text:p>click Collapse All </text:p>
          </table:table-cell>
          <table:table-cell table:style-name="ce209" office:value-type="string">
            <text:p>- Click on Collapse All on Site map</text:p>
          </table:table-cell>
          <table:table-cell table:style-name="ce213" office:value-type="string">
            <text:p>Pages instruction of current using portal don't shown</text:p>
          </table:table-cell>
          <table:table-cell table:style-name="ce213" office:value-type="string">
            <text:p>Medium</text:p>
          </table:table-cell>
          <table:table-cell table:style-name="ce182"/>
          <table:table-cell table:style-name="ce217" table:number-columns-repeated="6"/>
          <table:table-cell table:style-name="ce182" table:number-columns-repeated="2"/>
          <table:table-cell table:style-name="ce125" table:number-columns-repeated="238"/>
        </table:table-row>
        <table:table-row table:style-name="ro6">
          <table:table-cell table:style-name="ce102" table:formula="oooc:=IF(MID([.F24];6;1)&gt;MID([.F23];6;1);&quot;&quot;;MAX([.A$7:.A23])+1)" office:value-type="float" office:value="8">
            <text:p>008</text:p>
          </table:table-cell>
          <table:table-cell table:style-name="ce188" office:value-type="string">
            <text:p>PLT_17</text:p>
          </table:table-cell>
          <table:table-cell table:style-name="ce109" office:value-type="float" office:value="1">
            <text:p>001</text:p>
          </table:table-cell>
          <table:table-cell table:style-name="ce46" office:value-type="string">
            <text:p>portal/others/star toolbar portlet</text:p>
          </table:table-cell>
          <table:table-cell table:style-name="ce197" office:value-type="string">
            <text:p>Check showing in exo Star toolbar portlet</text:p>
          </table:table-cell>
          <table:table-cell table:style-name="ce206" office:value-type="string">
            <text:p>Step 1: check showing in exo Star toolbar portlet</text:p>
          </table:table-cell>
          <table:table-cell table:style-name="ce206" office:value-type="string">
            <text:p>- Log in by admin</text:p>
            <text:p>- On the top page, move mouse on <text:span text:style-name="T7">ExoStar</text:span></text:p>
          </table:table-cell>
          <table:table-cell table:style-name="ce206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3" office:value-type="string">
            <text:p>Medium</text:p>
          </table:table-cell>
          <table:table-cell table:style-name="ce216" table:number-columns-repeated="8"/>
          <table:table-cell table:style-name="ce218" table:number-columns-repeated="239"/>
        </table:table-row>
        <table:table-row table:style-name="ro7">
          <table:table-cell table:style-name="ce102" table:formula="oooc:=IF(MID([.F25];6;1)&gt;MID([.F24];6;1);&quot;&quot;;MAX([.A$7:.A24])+1)" office:value-type="float" office:value="9">
            <text:p>009</text:p>
          </table:table-cell>
          <table:table-cell table:style-name="ce188" office:value-type="string">
            <text:p>PLT_18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<text:s/>toolbar site portlet</text:p>
          </table:table-cell>
          <table:table-cell table:style-name="ce198" office:value-type="string">
            <text:p>Check showing User Toolbar Site portlet</text:p>
          </table:table-cell>
          <table:table-cell table:style-name="ce204" office:value-type="string">
            <text:p>Step 1: check showing User Site toolbar portlet</text:p>
          </table:table-cell>
          <table:table-cell table:style-name="ce204" office:value-type="string">
            <text:p>- Log in by admin</text:p>
            <text:p>- On the top page, move mouse on <text:span text:style-name="T7">Site</text:span></text:p>
          </table:table-cell>
          <table:table-cell table:style-name="ce204" office:value-type="string">
            <text:p><text:span text:style-name="T19">- Site</text:span>: contain list sites (portals) on the system 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6];6;1)&gt;MID([.F25];6;1);&quot;&quot;;MAX([.A$7:.A25])+1)" office:value-type="float" office:value="10">
            <text:p>010</text:p>
          </table:table-cell>
          <table:table-cell table:style-name="ce188" office:value-type="string">
            <text:p>PLT_19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toolbar group portlet</text:p>
          </table:table-cell>
          <table:table-cell table:style-name="ce198" office:value-type="string">
            <text:p>Check showing User Toolbar Group portlet</text:p>
          </table:table-cell>
          <table:table-cell table:style-name="ce204" office:value-type="string">
            <text:p>Step 1: check showing User Group toolbar portlet</text:p>
          </table:table-cell>
          <table:table-cell table:style-name="ce204" office:value-type="string">
            <text:p>- Log in by admin</text:p>
            <text:p>- On the top page, move mouse on <text:span text:style-name="T7">Group</text:span></text:p>
          </table:table-cell>
          <table:table-cell table:style-name="ce204" office:value-type="string">
            <text:p><text:span text:style-name="T19">- Group</text:span>: contain list all pages of each groups which user is member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27];6;1)&gt;MID([.F26];6;1);&quot;&quot;;MAX([.A$7:.A26])+1)" office:value-type="float" office:value="11">
            <text:p>011</text:p>
          </table:table-cell>
          <table:table-cell table:style-name="ce188" office:value-type="string">
            <text:p>PLT_20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toolbar dashboard portlet</text:p>
          </table:table-cell>
          <table:table-cell table:style-name="ce198" office:value-type="string">
            <text:p>Check showing User Toolbar Dashboard portlet</text:p>
          </table:table-cell>
          <table:table-cell table:style-name="ce204" office:value-type="string">
            <text:p>Step 1: check showing User Dashboard toolbar portlet</text:p>
          </table:table-cell>
          <table:table-cell table:style-name="ce204" office:value-type="string">
            <text:p>- Log in by admin</text:p>
            <text:p>- On the top page, move mouse on <text:span text:style-name="T7">Dashboard</text:span></text:p>
          </table:table-cell>
          <table:table-cell table:style-name="ce204" office:value-type="string">
            <text:p>- Dashboard: display page of user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28];6;1)&gt;MID([.F27];6;1);&quot;&quot;;MAX([.A$7:.A27])+1)" office:value-type="float" office:value="12">
            <text:p>012</text:p>
          </table:table-cell>
          <table:table-cell table:style-name="ce188" office:value-type="string">
            <text:p>PLT_21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site navigation</text:p>
          </table:table-cell>
          <table:table-cell table:style-name="ce199" office:value-type="string">
            <text:p>Check displaying Site navigation</text:p>
          </table:table-cell>
          <table:table-cell table:style-name="ce204" office:value-type="string">
            <text:p>Step 1: Check displaying Site Navigation</text:p>
          </table:table-cell>
          <table:table-cell table:style-name="ce204" office:value-type="string">
            <text:p>- Login by admin</text:p>
            <text:p>- Click on <text:span text:style-name="T19">Site</text:span> link</text:p>
          </table:table-cell>
          <table:table-cell table:style-name="ce204" office:value-type="string">
            <text:p>- Display Portal navigation page and user can add/delete portal, can edit layout, edit navigation, edit portal's properties. <text:s/>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29];6;1)&gt;MID([.F28];6;1);&quot;&quot;;MAX([.A$7:.A28])+1)" office:value-type="float" office:value="13">
            <text:p>013</text:p>
          </table:table-cell>
          <table:table-cell table:style-name="ce188" office:value-type="string">
            <text:p>PLT_22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group navigation</text:p>
          </table:table-cell>
          <table:table-cell table:style-name="ce199" office:value-type="string">
            <text:p>Check displaying Group navigation</text:p>
          </table:table-cell>
          <table:table-cell table:style-name="ce204" office:value-type="string">
            <text:p>Step 1: Check displaying Group Navigation</text:p>
          </table:table-cell>
          <table:table-cell table:style-name="ce204" office:value-type="string">
            <text:p>- Login by admin</text:p>
            <text:p>- Click on <text:span text:style-name="T19">Group</text:span> link</text:p>
          </table:table-cell>
          <table:table-cell table:style-name="ce204" office:value-type="string">
            <text:p>- Show all the the navigation of groups which have created and user can add/edit/delete navigation, edit properties. <text:s/>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30];6;1)&gt;MID([.F29];6;1);&quot;&quot;;MAX([.A$7:.A29])+1)" office:value-type="float" office:value="14">
            <text:p>014</text:p>
          </table:table-cell>
          <table:table-cell table:style-name="ce188" office:value-type="string">
            <text:p>PLT_23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user navigation</text:p>
          </table:table-cell>
          <table:table-cell table:style-name="ce199" office:value-type="string">
            <text:p>Check displaying User Navigation</text:p>
          </table:table-cell>
          <table:table-cell table:style-name="ce204" office:value-type="string">
            <text:p>Step 1: Check displaying Dashboard Navigation</text:p>
          </table:table-cell>
          <table:table-cell table:style-name="ce204" office:value-type="string">
            <text:p>- Login by admin</text:p>
            <text:p>- Click on <text:span text:style-name="T19">Dashboard</text:span> link</text:p>
          </table:table-cell>
          <table:table-cell table:style-name="ce204" office:value-type="string">
            <text:p>Show sub-menu on dashboard. Can add/edit/delete tab, add gadget for tab</text:p>
          </table:table-cell>
          <table:table-cell table:style-name="ce21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02" table:formula="oooc:=IF(MID([.F31];6;1)&gt;MID([.F30];6;1);&quot;&quot;;MAX([.A$7:.A30])+1)" office:value-type="float" office:value="15">
            <text:p>015</text:p>
          </table:table-cell>
          <table:table-cell table:style-name="ce188" office:value-type="string">
            <text:p>PLT_24</text:p>
          </table:table-cell>
          <table:table-cell table:style-name="ce109" office:value-type="float" office:value="1">
            <text:p>001</text:p>
          </table:table-cell>
          <table:table-cell table:style-name="ce189" office:value-type="string">
            <text:p>portal/others/admin toolbar portlet</text:p>
          </table:table-cell>
          <table:table-cell table:style-name="ce198" office:value-type="string">
            <text:p>Check showing in Admin toolbar portlet</text:p>
          </table:table-cell>
          <table:table-cell table:style-name="ce204" office:value-type="string">
            <text:p>Step 1: Check showing in Admin toolbar portlet</text:p>
          </table:table-cell>
          <table:table-cell table:style-name="ce204" office:value-type="string">
            <text:p><text:span text:style-name="T17">- Log in by admin</text:span></text:p>
            <text:p><text:span text:style-name="T17">- Click Site or group or </text:span><text:span text:style-name="T17">dashboard and move mouse on </text:span><text:span text:style-name="T19">Site</text:span><text:span text:style-name="T17"> </text:span><text:span text:style-name="T7">editor or Group editor or </text:span><text:span text:style-name="T7">Dashboard editor</text:span><text:span text:style-name="T17"> link</text:span></text:p>
          </table:table-cell>
          <table:table-cell table:style-name="ce204" office:value-type="string">
            <text:p>Show list all functions for <text:span text:style-name="T7">editor</text:span><text:span text:style-name="T17"> </text:span><text:span text:style-name="T17">in menu form:</text:span></text:p>
            <text:p><text:span text:style-name="T17">- </text:span><text:span text:style-name="T7">Add new page: </text:span><text:span text:style-name="T17">user can add </text:span><text:span text:style-name="T17">new page 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layout: </text:span><text:span text:style-name="T17">user can edit </text:span><text:span text:style-name="T17">layout </text:span></text:p>
          </table:table-cell>
          <table:table-cell table:style-name="ce213" office:value-type="string">
            <text:p>Medium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8" table:number-rows-repeated="6">
          <table:table-cell table:style-name="ce102"/>
          <table:table-cell table:number-columns-repeated="2"/>
          <table:table-cell table:style-name="ce189"/>
          <table:table-cell table:style-name="ce72"/>
          <table:table-cell table:style-name="ce204" table:number-columns-repeated="3"/>
          <table:table-cell table:number-columns-repeated="248"/>
        </table:table-row>
        <table:table-row table:style-name="ro18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3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number-rows-repeated="2">
          <table:table-cell table:style-name="ce102"/>
          <table:table-cell table:number-columns-repeated="2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8" table:number-rows-repeated="22">
          <table:table-cell table:number-columns-repeated="3"/>
          <table:table-cell table:style-name="ce189"/>
          <table:table-cell/>
          <table:table-cell table:style-name="ce204" table:number-columns-repeated="3"/>
          <table:table-cell table:number-columns-repeated="248"/>
        </table:table-row>
        <table:table-row table:style-name="ro18" table:number-rows-repeated="21">
          <table:table-cell table:number-columns-repeated="5"/>
          <table:table-cell table:style-name="ce204" table:number-columns-repeated="3"/>
          <table:table-cell table:number-columns-repeated="248"/>
        </table:table-row>
        <table:table-row table:style-name="ro18" table:number-rows-repeated="6545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9"/>
        <table:table-column table:style-name="co37" table:default-cell-style-name="ce133"/>
        <table:table-column table:style-name="co10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13" table:default-cell-style-name="ce114"/>
        <table:table-column table:style-name="co36" table:default-cell-style-name="ce114"/>
        <table:table-column table:style-name="co10" table:number-columns-repeated="9" table:default-cell-style-name="ce114"/>
        <table:table-column table:style-name="co10" table:number-columns-repeated="239" table:default-cell-style-name="ce99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18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10"/>
          <table:table-cell table:number-columns-repeated="239"/>
        </table:table-row>
        <table:table-row table:style-name="ro3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, drag &amp; Drop Gadget into Dashboard</text:p>
          </table:table-cell>
          <table:covered-table-cell table:style-name="ce110"/>
          <table:covered-table-cell table:style-name="ce108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3"/>
          <table:table-cell table:style-name="ce121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9"/>
          <table:table-cell/>
          <table:table-cell table:style-name="ce121"/>
          <table:table-cell table:style-name="ce99" table:number-columns-repeated="7"/>
          <table:table-cell table:style-name="ce124"/>
          <table:table-cell table:style-name="ce121"/>
          <table:table-cell table:number-columns-repeated="239"/>
        </table:table-row>
        <table:table-row table:style-name="ro18">
          <table:table-cell table:number-columns-repeated="256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87" office:value-type="string">
            <text:p>PLT_10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7" office:value-type="string">
            <text:p>PLT_10</text:p>
          </table:table-cell>
          <table:table-cell table:style-name="ce109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30" office:value-type="string">
            <text:p>Show Dashboard form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1" office:value-type="float" office:value="2">
            <text:p>002</text:p>
          </table:table-cell>
          <table:table-cell table:style-name="ce187" office:value-type="string">
            <text:p>PLT_11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5" table:number-columns-repeated="2"/>
          <table:table-cell table:number-columns-repeated="238"/>
        </table:table-row>
        <table:table-row table:style-name="ro7">
          <table:table-cell table:style-name="ce102" table:formula="oooc:=IF(MID([.F10];6;1)&gt;MID([.F9];6;1);&quot;&quot;;MAX([.A$7:.A9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with all gadget default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5" table:number-columns-repeated="2"/>
          <table:table-cell table:number-columns-repeated="238"/>
        </table:table-row>
        <table:table-row table:style-name="ro24">
          <table:table-cell table:style-name="ce102" table:formula="oooc:=IF(MID([.F11];6;1)&gt;MID([.F10];6;1);&quot;&quot;;MAX([.A$7:.A10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2];6;1)&gt;MID([.F11];6;1);&quot;&quot;;MAX([.A$7:.A11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valid value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8" office:value-type="string">
            <text:p>- New gadget is added successfully into dashboard </text:p>
          </table:table-cell>
          <table:table-cell table:style-name="ce132" office:value-type="string">
            <text:p>High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3];6;1)&gt;MID([.F12];6;1);&quot;&quot;;MAX([.A$7:.A12])+1)" office:value-type="float" office:value="3">
            <text:p>003</text:p>
          </table:table-cell>
          <table:table-cell table:style-name="ce187" office:value-type="string">
            <text:p>PLT_11</text:p>
          </table:table-cell>
          <table:table-cell table:style-name="ce109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4];6;1)&gt;MID([.F13];6;1);&quot;&quot;;MAX([.A$7:.A13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5];6;1)&gt;MID([.F14];6;1);&quot;&quot;;MAX([.A$7:.A14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6];6;1)&gt;MID([.F15];6;1);&quot;&quot;;MAX([.A$7:.A15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blank URL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Leave URL bank</text:p>
            <text:p>- Click <text:span text:style-name="T7">Add Gadget</text:span></text:p>
          </table:table-cell>
          <table:table-cell table:style-name="ce208" office:value-type="string">
            <text:p>- Show message alerts text field is required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7];6;1)&gt;MID([.F16];6;1);&quot;&quot;;MAX([.A$7:.A16])+1)" office:value-type="float" office:value="4">
            <text:p>004</text:p>
          </table:table-cell>
          <table:table-cell table:style-name="ce187" office:value-type="string">
            <text:p>PLT_11</text:p>
          </table:table-cell>
          <table:table-cell table:style-name="ce109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18];6;1)&gt;MID([.F17];6;1);&quot;&quot;;MAX([.A$7:.A17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19];6;1)&gt;MID([.F18];6;1);&quot;&quot;;MAX([.A$7:.A18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20];6;1)&gt;MID([.F19];6;1);&quot;&quot;;MAX([.A$7:.A19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30" office:value-type="string">
            <text:p>Add new gadget into dashboard with invalid value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8" office:value-type="string">
            <text:p>- Show message alerts The inputed url is invalid! Please enter a correct url of gadget's xml or RSS feed !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21];6;1)&gt;MID([.F20];6;1);&quot;&quot;;MAX([.A$7:.A20])+1)" office:value-type="float" office:value="5">
            <text:p>005</text:p>
          </table:table-cell>
          <table:table-cell table:style-name="ce187" office:value-type="string">
            <text:p>PLT_11</text:p>
          </table:table-cell>
          <table:table-cell table:style-name="ce109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22];6;1)&gt;MID([.F21];6;1);&quot;&quot;;MAX([.A$7:.A21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23];6;1)&gt;MID([.F22];6;1);&quot;&quot;;MAX([.A$7:.A22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2">
          <table:table-cell table:style-name="ce102" table:formula="oooc:=IF(MID([.F24];6;1)&gt;MID([.F23];6;1);&quot;&quot;;MAX([.A$7:.A23])+1)">
            <text:p/>
          </table:table-cell>
          <table:table-cell table:style-name="ce187" office:value-type="string">
            <text:p>PLT_11</text:p>
          </table:table-cell>
          <table:table-cell table:style-name="ce109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2" office:value-type="string">
            <text:p>Add new gadget into dashboard with URL is not correct URL of gadget's xml or RSS feed</text:p>
          </table:table-cell>
          <table:table-cell table:style-name="ce203" office:value-type="string">
            <text:p>Step 4: Add new gadget into dashboard</text:p>
          </table:table-cell>
          <table:table-cell table:style-name="ce208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6" office:value-type="string">
            <text:p>- Show message alerts The url is invalid. Please enter a correct url of a gadget xml or of an RSS feed. 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5];6;1)&gt;MID([.F24];6;1);&quot;&quot;;MAX([.A$7:.A24])+1)" office:value-type="float" office:value="6">
            <text:p>006</text:p>
          </table:table-cell>
          <table:table-cell table:style-name="ce187" office:value-type="string">
            <text:p>PLT_12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6];6;1)&gt;MID([.F25];6;1);&quot;&quot;;MAX([.A$7:.A25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27];6;1)&gt;MID([.F26];6;1);&quot;&quot;;MAX([.A$7:.A26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8];6;1)&gt;MID([.F27];6;1);&quot;&quot;;MAX([.A$7:.A27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2" office:value-type="string">
            <text:p>Drag &amp; drop gadget</text:p>
          </table:table-cell>
          <table:table-cell table:style-name="ce224" office:value-type="string">
            <text:p>Step 4: drag and drop portlet into space</text:p>
          </table:table-cell>
          <table:table-cell table:style-name="ce137" office:value-type="string">
            <text:p>Click Gadget in the left pane, drag &amp; drop to new place in dashboard</text:p>
          </table:table-cell>
          <table:table-cell table:style-name="ce137" office:value-type="string">
            <text:p>Gadget is moved to new place properly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29];6;1)&gt;MID([.F28];6;1);&quot;&quot;;MAX([.A$7:.A28])+1)" office:value-type="float" office:value="7">
            <text:p>007</text:p>
          </table:table-cell>
          <table:table-cell table:style-name="ce187" office:value-type="string">
            <text:p>PLT_12</text:p>
          </table:table-cell>
          <table:table-cell table:style-name="ce109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Change position of gadget in Dashboard 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30];6;1)&gt;MID([.F29];6;1);&quot;&quot;;MAX([.A$7:.A29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162" office:value-type="string">
            <text:p>Step 2: Show Dashboard form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form is displayed with all gadget default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4">
          <table:table-cell table:style-name="ce102" table:formula="oooc:=IF(MID([.F31];6;1)&gt;MID([.F30];6;1);&quot;&quot;;MAX([.A$7:.A30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201" office:value-type="string">
            <text:p>Step 3: Show Open Dashboard workspace</text:p>
          </table:table-cell>
          <table:table-cell table:style-name="ce131" office:value-type="string">
            <text:p>Click <text:span text:style-name="T7">Add Gadget</text:span> link</text:p>
          </table:table-cell>
          <table:table-cell table:style-name="ce115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23">
          <table:table-cell table:style-name="ce102" table:formula="oooc:=IF(MID([.F32];6;1)&gt;MID([.F31];6;1);&quot;&quot;;MAX([.A$7:.A31])+1)">
            <text:p/>
          </table:table-cell>
          <table:table-cell table:style-name="ce187" office:value-type="string">
            <text:p>PLT_12</text:p>
          </table:table-cell>
          <table:table-cell table:style-name="ce109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91" office:value-type="string">
            <text:p>Change position of gadget in Dashboard </text:p>
          </table:table-cell>
          <table:table-cell table:style-name="ce225" office:value-type="string">
            <text:p>Step 4: Change position of gadget</text:p>
          </table:table-cell>
          <table:table-cell table:style-name="ce214" office:value-type="string">
            <text:p>Select a gadget in Gadget Container in the right, drag &amp; drop to new place in dashboard</text:p>
          </table:table-cell>
          <table:table-cell table:style-name="ce137" office:value-type="string">
            <text:p>Gadget is moved to new place properly</text:p>
          </table:table-cell>
          <table:table-cell table:style-name="ce132" office:value-type="string">
            <text:p>Medium</text:p>
          </table:table-cell>
          <table:table-cell table:style-name="ce217" table:number-columns-repeated="7"/>
          <table:table-cell table:style-name="ce214" table:number-columns-repeated="2"/>
          <table:table-cell table:number-columns-repeated="238"/>
        </table:table-row>
        <table:table-row table:style-name="ro7">
          <table:table-cell table:style-name="ce102" table:formula="oooc:=IF(MID([.F33];6;1)&gt;MID([.F32];6;1);&quot;&quot;;MAX([.A$7:.A32])+1)" office:value-type="float" office:value="8">
            <text:p>008</text:p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34];6;1)&gt;MID([.F33];6;1);&quot;&quot;;MAX([.A$7:.A33])+1)">
            <text:p/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30" office:value-type="string">
            <text:p>Show Dashboard form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35];6;1)&gt;MID([.F34];6;1);&quot;&quot;;MAX([.A$7:.A34])+1)">
            <text:p/>
          </table:table-cell>
          <table:table-cell table:style-name="ce187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29" office:value-type="string">
            <text:p>Add new tab for Dashboard</text:p>
          </table:table-cell>
          <table:table-cell table:style-name="ce129" office:value-type="string">
            <text:p>Step 3: Add new tab with valid value</text:p>
          </table:table-cell>
          <table:table-cell table:style-name="ce129" office:value-type="string">
            <text:p>- Click corresponding cross (+) icon on Tabbed Dashboard Portlet</text:p>
            <text:p>- Input name for new tab and click enter</text:p>
          </table:table-cell>
          <table:table-cell table:style-name="ce129" office:value-type="string">
            <text:p>- New tab is added for dashboard successfully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36];6;1)&gt;MID([.F35];6;1);&quot;&quot;;MAX([.A$7:.A35])+1)" office:value-type="float" office:value="9">
            <text:p>009</text:p>
          </table:table-cell>
          <table:table-cell table:style-name="ce187" office:value-type="string">
            <text:p>PLT_13</text:p>
          </table:table-cell>
          <table:table-cell table:style-name="ce109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37];6;1)&gt;MID([.F36];6;1);&quot;&quot;;MAX([.A$7:.A36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4">
          <table:table-cell table:style-name="ce102" table:formula="oooc:=IF(MID([.F38];6;1)&gt;MID([.F37];6;1);&quot;&quot;;MAX([.A$7:.A37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29" office:value-type="string">
            <text:p>Step 3: Add new tab start with number</text:p>
          </table:table-cell>
          <table:table-cell table:style-name="ce129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3">
          <table:table-cell table:style-name="ce102" table:formula="oooc:=IF(MID([.F39];6;1)&gt;MID([.F38];6;1);&quot;&quot;;MAX([.A$7:.A38])+1)" office:value-type="float" office:value="10">
            <text:p>010</text:p>
          </table:table-cell>
          <table:table-cell table:style-name="ce187" office:value-type="string">
            <text:p>PLT_13</text:p>
          </table:table-cell>
          <table:table-cell table:style-name="ce109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3">
          <table:table-cell table:style-name="ce102" table:formula="oooc:=IF(MID([.F40];6;1)&gt;MID([.F39];6;1);&quot;&quot;;MAX([.A$7:.A39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</text:span><text:span text:style-name="T41">starts with <text:s/>underscore, </text:span><text:span text:style-name="T42">dash</text:span><text:span text:style-name="T41"> </text:span><text:span text:style-name="T41">and dot</text:span>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24">
          <table:table-cell table:style-name="ce102" table:formula="oooc:=IF(MID([.F41];6;1)&gt;MID([.F40];6;1);&quot;&quot;;MAX([.A$7:.A40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</text:span><text:span text:style-name="T41">starts with <text:s/>underscore, </text:span><text:span text:style-name="T42">dash</text:span><text:span text:style-name="T41"> </text:span><text:span text:style-name="T41">and dot</text:span></text:p>
          </table:table-cell>
          <table:table-cell table:style-name="ce129" office:value-type="string">
            <text:p>Step 3: Add new tab start <text:span text:style-name="T41">with <text:s/></text:span><text:span text:style-name="T41">underscore, </text:span><text:span text:style-name="T42">dash</text:span><text:span text:style-name="T41"> and dot</text:span></text:p>
          </table:table-cell>
          <table:table-cell table:style-name="ce129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style-name="ce129" table:number-columns-repeated="8"/>
          <table:table-cell table:style-name="ce228" table:number-columns-repeated="239"/>
        </table:table-row>
        <table:table-row table:style-name="ro7">
          <table:table-cell table:style-name="ce102" table:formula="oooc:=IF(MID([.F42];6;1)&gt;MID([.F41];6;1);&quot;&quot;;MAX([.A$7:.A41])+1)" office:value-type="float" office:value="11">
            <text:p>011</text:p>
          </table:table-cell>
          <table:table-cell table:style-name="ce187" office:value-type="string">
            <text:p>PLT_13</text:p>
          </table:table-cell>
          <table:table-cell table:style-name="ce109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3];6;1)&gt;MID([.F42];6;1);&quot;&quot;;MAX([.A$7:.A42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44];6;1)&gt;MID([.F43];6;1);&quot;&quot;;MAX([.A$7:.A43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29" office:value-type="string">
            <text:p>Step 3: Add new tab contains special characters</text:p>
          </table:table-cell>
          <table:table-cell table:style-name="ce129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45];6;1)&gt;MID([.F44];6;1);&quot;&quot;;MAX([.A$7:.A44])+1)" office:value-type="float" office:value="12">
            <text:p>012</text:p>
          </table:table-cell>
          <table:table-cell table:style-name="ce187" office:value-type="string">
            <text:p>PLT_13</text:p>
          </table:table-cell>
          <table:table-cell table:style-name="ce109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1" office:value-type="string">
            <text:p><text:span text:style-name="T11">Add new tab for Dashboard </text:span>when name over 50 character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6];6;1)&gt;MID([.F45];6;1);&quot;&quot;;MAX([.A$7:.A45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</text:span>when name over 50 characters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MID([.F47];6;1)&gt;MID([.F46];6;1);&quot;&quot;;MAX([.A$7:.A46])+1)">
            <text:p/>
          </table:table-cell>
          <table:table-cell table:style-name="ce187" office:value-type="string">
            <text:p>PLT_13</text:p>
          </table:table-cell>
          <table:table-cell table:style-name="ce109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129" office:value-type="string">
            <text:p>Step 3: Add new tab over 50 characters</text:p>
          </table:table-cell>
          <table:table-cell table:style-name="ce129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9" office:value-type="string">
            <text:p>- New tab is added for dashboard successfully and not exceed 50 characters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8];6;1)&gt;MID([.F47];6;1);&quot;&quot;;MAX([.A$7:.A47])+1)" office:value-type="float" office:value="13">
            <text:p>013</text:p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9" office:value-type="string">
            <text:p>Edit tab for Dashboard with valid value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49];6;1)&gt;MID([.F48];6;1);&quot;&quot;;MAX([.A$7:.A48])+1)">
            <text:p/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0];6;1)&gt;MID([.F49];6;1);&quot;&quot;;MAX([.A$7:.A49])+1)">
            <text:p/>
          </table:table-cell>
          <table:table-cell table:style-name="ce187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and click enter</text:p>
          </table:table-cell>
          <table:table-cell table:style-name="ce226" office:value-type="string">
            <text:p>Edit name for tab successfully. Tab is displayed <text:s/>with edited name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1];6;1)&gt;MID([.F50];6;1);&quot;&quot;;MAX([.A$7:.A50])+1)" office:value-type="float" office:value="14">
            <text:p>014</text:p>
          </table:table-cell>
          <table:table-cell table:style-name="ce187" office:value-type="string">
            <text:p>PLT_14</text:p>
          </table:table-cell>
          <table:table-cell table:style-name="ce109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3" office:value-type="string">
            <text:p>Edit tab for Dashboard with invalid values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2];6;1)&gt;MID([.F51];6;1);&quot;&quot;;MAX([.A$7:.A51])+1)">
            <text:p/>
          </table:table-cell>
          <table:table-cell table:style-name="ce187" office:value-type="string">
            <text:p>PLT_14</text:p>
          </table:table-cell>
          <table:table-cell table:style-name="ce109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02" table:formula="oooc:=IF(MID([.F53];6;1)&gt;MID([.F52];6;1);&quot;&quot;;MAX([.A$7:.A52])+1)">
            <text:p/>
          </table:table-cell>
          <table:table-cell table:style-name="ce187" office:value-type="string">
            <text:p>PLT_14</text:p>
          </table:table-cell>
          <table:table-cell table:style-name="ce109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</text:span><text:span text:style-name="T41">contain special characters)</text:span>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4];6;1)&gt;MID([.F53];6;1);&quot;&quot;;MAX([.A$7:.A53])+1)" office:value-type="float" office:value="15">
            <text:p>015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ab for Dashboar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5];6;1)&gt;MID([.F54];6;1);&quot;&quot;;MAX([.A$7:.A54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MID([.F56];6;1)&gt;MID([.F55];6;1);&quot;&quot;;MAX([.A$7:.A55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Delete tab successfully, deleted tab disappears in Dashboard page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7];6;1)&gt;MID([.F56];6;1);&quot;&quot;;MAX([.A$7:.A56])+1)" office:value-type="float" office:value="16">
            <text:p>016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58];6;1)&gt;MID([.F57];6;1);&quot;&quot;;MAX([.A$7:.A57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59];6;1)&gt;MID([.F58];6;1);&quot;&quot;;MAX([.A$7:.A58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</text:span><text:span text:style-name="T43">message</text:span></text:p>
          </table:table-cell>
          <table:table-cell table:style-name="ce115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60];6;1)&gt;MID([.F59];6;1);&quot;&quot;;MAX([.A$7:.A59])+1)" office:value-type="float" office:value="17">
            <text:p>017</text:p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he last tab for Dashboard</text:p>
          </table:table-cell>
          <table:table-cell table:style-name="ce130" office:value-type="string">
            <text:p>Step 1: Login</text:p>
          </table:table-cell>
          <table:table-cell table:style-name="ce130" office:value-type="string">
            <text:p>Login by admin</text:p>
          </table:table-cell>
          <table:table-cell table:style-name="ce132" office:value-type="string">
            <text:p>Portal is shown in private mode, pages for admin are shown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MID([.F61];6;1)&gt;MID([.F60];6;1);&quot;&quot;;MAX([.A$7:.A60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62" office:value-type="string">
            <text:p>Step 2: Show Dashboard page</text:p>
          </table:table-cell>
          <table:table-cell table:style-name="ce162" office:value-type="string">
            <text:p>Choose <text:span text:style-name="T7">Dashboard</text:span> on UserToolbarDashboard portlet</text:p>
          </table:table-cell>
          <table:table-cell table:style-name="ce162" office:value-type="string">
            <text:p>Dashboard page is displayed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02" table:formula="oooc:=IF(MID([.F62];6;1)&gt;MID([.F61];6;1);&quot;&quot;;MAX([.A$7:.A61])+1)">
            <text:p/>
          </table:table-cell>
          <table:table-cell table:style-name="ce187" office:value-type="string">
            <text:p>PLT_15</text:p>
          </table:table-cell>
          <table:table-cell table:style-name="ce109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29" office:value-type="string">
            <text:p>Step 3: Delete the last tab for Dashboard</text:p>
          </table:table-cell>
          <table:table-cell table:style-name="ce129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7" office:value-type="string">
            <text:p>Show message alert Can not </text:p>
            <text:p>delete the last tab. </text:p>
          </table:table-cell>
          <table:table-cell table:style-name="ce132" office:value-type="string">
            <text:p>Medium</text:p>
          </table:table-cell>
          <table:table-cell table:number-columns-repeated="247"/>
        </table:table-row>
        <table:table-row table:style-name="ro18" table:number-rows-repeated="6547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1"/>
        <table:table-column table:style-name="co38" table:default-cell-style-name="ce234"/>
        <table:table-column table:style-name="co39" table:default-cell-style-name="ce237"/>
        <table:table-column table:style-name="co40" table:default-cell-style-name="ce237"/>
        <table:table-column table:style-name="co41" table:default-cell-style-name="ce237"/>
        <table:table-column table:style-name="co10" table:default-cell-style-name="ce239"/>
        <table:table-column table:style-name="co10" table:number-columns-repeated="243" table:default-cell-style-name="ce241"/>
        <table:table-row table:style-name="ro12">
          <table:table-cell table:style-name="ce229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3"/>
          <table:table-cell table:style-name="ce43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0"/>
          <table:covered-table-cell table:number-columns-repeated="4" table:style-name="ce233"/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table:style-name="ce43" office:value-type="string">
            <text:p>ID</text:p>
          </table:table-cell>
          <table:table-cell table:style-name="ce43" office:value-type="string">
            <text:p>Portlet</text:p>
          </table:table-cell>
          <table:table-cell table:style-name="ce43" office:value-type="string">
            <text:p>Functional Group</text:p>
          </table:table-cell>
          <table:table-cell table:style-name="ce43" office:value-type="string">
            <text:p>Functionality</text:p>
          </table:table-cell>
          <table:table-cell table:style-name="ce43" office:value-type="string">
            <text:p>Functionality summary</text:p>
          </table:table-cell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4" office:value-type="string">
            <text:p>Account</text:p>
          </table:table-cell>
          <table:table-cell table:style-name="ce235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1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4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5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5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1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5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36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1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1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1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36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1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36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1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1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20]=[.$A24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1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1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36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1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36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1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1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1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1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1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36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20]=[.$A36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34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34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4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9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5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40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5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1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5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2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5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3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5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4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38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38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38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38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38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38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38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38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1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34" office:value-type="string">
            <text:p>Account register</text:p>
          </table:table-cell>
          <table:table-cell table:style-name="ce235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1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35" office:value-type="string">
            <text:p>Account register</text:p>
          </table:table-cell>
          <table:table-cell table:style-name="ce235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table:style-name="ce232" office:value-type="string" table:number-columns-spanned="5" table:number-rows-spanned="1">
            <text:p>Total</text:p>
          </table:table-cell>
          <table:covered-table-cell table:number-columns-repeated="4" table:style-name="ce95"/>
          <table:table-cell table:style-name="ce240" table:formula="oooc:=SUM([.F4:.F54])" office:value-type="float" office:value="248">
            <text:p>248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05/24/2010</text:date>, <text:time>09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5-24T09:18:16</dc:date>
    <dc:language>en-US</dc:language>
    <meta:editing-cycles>408</meta:editing-cycles>
    <meta:editing-duration>P6DT22H13M53S</meta:editing-duration>
    <meta:user-defined meta:name="Info 1"/>
    <meta:user-defined meta:name="Info 2"/>
    <meta:user-defined meta:name="Info 3"/>
    <meta:user-defined meta:name="Info 4"/>
    <meta:document-statistic meta:table-count="9" meta:cell-count="7489" meta:object-count="6"/>
  </office:meta>
</office:document-meta>
</file>